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A00000185CEE1328B9A71EF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2" svg:font-family="Wingdings" style:font-charset="x-symbol"/>
    <style:font-face style:name="Wingdings1" svg:font-family="Wingdings" style:font-adornments="Norma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8.898cm" table:align="left" style:writing-mode="lr-tb" table:border-model="separating"/>
    </style:style>
    <style:style style:name="Tabella3.A" style:family="table-column">
      <style:table-column-properties style:column-width="3.999cm"/>
    </style:style>
    <style:style style:name="Tabella3.B" style:family="table-column">
      <style:table-column-properties style:column-width="10.5cm"/>
    </style:style>
    <style:style style:name="Tabella3.C" style:family="table-column">
      <style:table-column-properties style:column-width="4.399cm"/>
    </style:style>
    <style:style style:name="Tabella3.A1" style:family="table-cell">
      <style:table-cell-properties fo:padding="0cm" fo:border="none"/>
    </style:style>
    <style:style style:name="Tabella3.2" style:family="table-row">
      <style:table-row-properties style:min-row-height="2.981cm"/>
    </style:style>
    <style:style style:name="Tabella3.A2" style:family="table-cell">
      <style:table-cell-properties fo:background-color="transparent" fo:padding="0.049cm" fo:border="0.05pt solid #999999">
        <style:background-image/>
      </style:table-cell-properties>
    </style:style>
    <style:style style:name="Tabella3.C2" style:family="table-cell">
      <style:table-cell-properties fo:padding="0.049cm" fo:border="0.05pt solid #999999"/>
    </style:style>
    <style:style style:name="Tabella2" style:family="table">
      <style:table-properties style:width="15.706cm" fo:margin-left="1.088cm" table:align="left" style:writing-mode="lr-tb"/>
    </style:style>
    <style:style style:name="Tabella2.A" style:family="table-column">
      <style:table-column-properties style:column-width="4.807cm"/>
    </style:style>
    <style:style style:name="Tabella2.B" style:family="table-column">
      <style:table-column-properties style:column-width="5.256cm"/>
    </style:style>
    <style:style style:name="Tabella2.C" style:family="table-column">
      <style:table-column-properties style:column-width="2.447cm"/>
    </style:style>
    <style:style style:name="Tabella2.D" style:family="table-column">
      <style:table-column-properties style:column-width="3.196cm"/>
    </style:style>
    <style:style style:name="Tabella2.1" style:family="table-row">
      <style:table-row-properties style:row-height="0.515cm" fo:keep-together="auto"/>
    </style:style>
    <style:style style:name="Tabella2.A1" style:family="table-cell">
      <style:table-cell-properties style:vertical-align="top" fo:background-color="#dfdfdf" fo:padding="0cm" fo:border-left="0.5pt solid #7f7f7f" fo:border-right="none" fo:border-top="0.5pt solid #7f7f7f" fo:border-bottom="0.5pt solid #bfbfbf" style:writing-mode="lr-tb">
        <style:background-image/>
      </style:table-cell-properties>
    </style:style>
    <style:style style:name="Tabella2.B1" style:family="table-cell">
      <style:table-cell-properties style:vertical-align="top" fo:background-color="#dfdfdf" fo:padding="0cm" fo:border-left="0.5pt solid #bfbfbf" fo:border-right="none" fo:border-top="0.5pt solid #7f7f7f" fo:border-bottom="0.5pt solid #bfbfbf" style:writing-mode="lr-tb">
        <style:background-image/>
      </style:table-cell-properties>
    </style:style>
    <style:style style:name="Tabella2.D1" style:family="table-cell">
      <style:table-cell-properties style:vertical-align="top" fo:background-color="#dfdfdf" fo:padding="0cm" fo:border-left="0.5pt solid #bfbfbf" fo:border-right="0.5pt solid #7f7f7f" fo:border-top="0.5pt solid #7f7f7f" fo:border-bottom="0.5pt solid #bfbfbf" style:writing-mode="lr-tb">
        <style:background-image/>
      </style:table-cell-properties>
    </style:style>
    <style:style style:name="Tabella2.2" style:family="table-row">
      <style:table-row-properties style:row-height="0.818cm" fo:keep-together="auto"/>
    </style:style>
    <style:style style:name="Tabella2.A2" style:family="table-cell">
      <style:table-cell-properties style:vertical-align="top" fo:padding="0cm" fo:border-left="0.5pt solid #7f7f7f" fo:border-right="none" fo:border-top="0.5pt solid #bfbfbf" fo:border-bottom="0.5pt solid #bfbfbf" style:writing-mode="lr-tb"/>
    </style:style>
    <style:style style:name="Tabella2.B2" style:family="table-cell">
      <style:table-cell-properties style:vertical-align="top" fo:padding="0cm" fo:border-left="0.5pt solid #bfbfbf" fo:border-right="none" fo:border-top="0.5pt solid #bfbfbf" fo:border-bottom="0.5pt solid #bfbfbf" style:writing-mode="lr-tb"/>
    </style:style>
    <style:style style:name="Tabella2.C2" style:family="table-cell">
      <style:table-cell-properties style:vertical-align="top" fo:padding="0cm" fo:border-left="0.5pt solid #bfbfbf" fo:border-right="none" fo:border-top="0.5pt solid #bfbfbf" fo:border-bottom="0.5pt solid #bfbfbf" style:writing-mode="lr-tb"/>
    </style:style>
    <style:style style:name="Tabella2.D2" style:family="table-cell">
      <style:table-cell-properties style:vertical-align="top" fo:padding="0cm" fo:border-left="0.5pt solid #bfbfbf" fo:border-right="0.5pt solid #7f7f7f" fo:border-top="0.5pt solid #bfbfbf" fo:border-bottom="0.5pt solid #bfbfbf" style:writing-mode="lr-tb"/>
    </style:style>
    <style:style style:name="Tabella2.A3" style:family="table-cell">
      <style:table-cell-properties style:vertical-align="top" fo:padding="0cm" fo:border-left="0.5pt solid #7f7f7f" fo:border-right="none" fo:border-top="0.5pt solid #bfbfbf" fo:border-bottom="0.5pt solid #bfbfbf" style:writing-mode="lr-tb"/>
    </style:style>
    <style:style style:name="Tabella2.B3" style:family="table-cell">
      <style:table-cell-properties style:vertical-align="top" fo:padding="0cm" fo:border-left="0.5pt solid #bfbfbf" fo:border-right="none" fo:border-top="0.5pt solid #bfbfbf" fo:border-bottom="0.5pt solid #bfbfbf" style:writing-mode="lr-tb"/>
    </style:style>
    <style:style style:name="Tabella2.C3" style:family="table-cell">
      <style:table-cell-properties style:vertical-align="top" fo:padding="0cm" fo:border-left="0.5pt solid #bfbfbf" fo:border-right="none" fo:border-top="0.5pt solid #bfbfbf" fo:border-bottom="0.5pt solid #bfbfbf" style:writing-mode="lr-tb"/>
    </style:style>
    <style:style style:name="Tabella2.D3" style:family="table-cell">
      <style:table-cell-properties style:vertical-align="top" fo:padding="0cm" fo:border-left="0.5pt solid #bfbfbf" fo:border-right="0.5pt solid #7f7f7f" fo:border-top="0.5pt solid #bfbfbf" fo:border-bottom="0.5pt solid #bfbfbf" style:writing-mode="lr-tb"/>
    </style:style>
    <style:style style:name="Tabella2.A4" style:family="table-cell">
      <style:table-cell-properties style:vertical-align="top" fo:padding="0cm" fo:border-left="0.5pt solid #7f7f7f" fo:border-right="none" fo:border-top="none" fo:border-bottom="0.5pt solid #7f7f7f" style:writing-mode="lr-tb"/>
    </style:style>
    <style:style style:name="Tabella2.B4" style:family="table-cell">
      <style:table-cell-properties style:vertical-align="top" fo:padding="0cm" fo:border-left="0.5pt solid #bfbfbf" fo:border-right="none" fo:border-top="none" fo:border-bottom="0.5pt solid #7f7f7f" style:writing-mode="lr-tb"/>
    </style:style>
    <style:style style:name="Tabella2.C4" style:family="table-cell">
      <style:table-cell-properties style:vertical-align="top" fo:padding="0cm" fo:border-left="0.5pt solid #bfbfbf" fo:border-right="none" fo:border-top="none" fo:border-bottom="0.5pt solid #7f7f7f" style:writing-mode="lr-tb"/>
    </style:style>
    <style:style style:name="Tabella2.D4" style:family="table-cell">
      <style:table-cell-properties style:vertical-align="top" fo:padding="0cm" fo:border-left="0.5pt solid #bfbfbf" fo:border-right="0.5pt solid #7f7f7f" fo:border-top="none" fo:border-bottom="0.5pt solid #7f7f7f" style:writing-mode="lr-tb"/>
    </style:style>
    <style:style style:name="Tabella5" style:family="table">
      <style:table-properties style:width="19.2cm" table:align="margins" style:writing-mode="lr-tb"/>
    </style:style>
    <style:style style:name="Tabella5.A" style:family="table-column">
      <style:table-column-properties style:column-width="9.599cm" style:rel-column-width="32767*"/>
    </style:style>
    <style:style style:name="Tabella5.B" style:family="table-column">
      <style:table-column-properties style:column-width="9.601cm" style:rel-column-width="32768*"/>
    </style:style>
    <style:style style:name="Tabella5.1" style:family="table-row">
      <style:table-row-properties fo:keep-together="always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9.2cm" table:align="margins" style:writing-mode="lr-tb"/>
    </style:style>
    <style:style style:name="Tabella1.A" style:family="table-column">
      <style:table-column-properties style:column-width="19.2cm" style:rel-column-width="65535*"/>
    </style:style>
    <style:style style:name="Tabella1.A1" style:family="table-cell">
      <style:table-cell-properties fo:background-color="#eeeeee" fo:padding="0.097cm" fo:border="1pt solid #009900">
        <style:background-image/>
      </style:table-cell-properties>
    </style:style>
    <style:style style:name="Tabella4" style:family="table">
      <style:table-properties style:width="19.2cm" table:align="margins" style:writing-mode="lr-tb"/>
    </style:style>
    <style:style style:name="Tabella4.A" style:family="table-column">
      <style:table-column-properties style:column-width="19.2cm" style:rel-column-width="65535*"/>
    </style:style>
    <style:style style:name="Tabella4.A1" style:family="table-cell">
      <style:table-cell-properties fo:background-color="#eeeeee" fo:padding="0.097cm" fo:border="1pt solid #009900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style:shadow="none"/>
      <style:text-properties style:font-name="Arial" fo:font-size="10pt" fo:language="it" fo:country="IT" style:font-size-asian="10pt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4.71cm"/>
        </style:tab-stops>
      </style:paragraph-properties>
      <style:text-properties style:font-name="Arial" fo:font-size="8pt" fo:language="it" fo:country="IT" style:font-size-asian="8pt" style:font-size-complex="8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9pt" fo:language="it" fo:country="IT" style:font-name-asian="Arial" style:font-size-asian="7.84999990463257pt" style:font-name-complex="Arial" style:font-size-complex="9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language="it" fo:country="IT" style:font-size-asian="10pt" style:font-size-complex="10pt" style:language-complex="ar" style:country-complex="SA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shadow="none" style:writing-mode="lr-tb"/>
      <style:text-properties fo:language="it" fo:country="I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shadow="none" style:writing-mode="lr-tb"/>
      <style:text-properties fo:font-size="5pt" fo:language="it" fo:country="IT" style:font-size-asian="5pt" style:font-size-complex="5pt" style:language-complex="ar" style:country-complex="SA"/>
    </style:style>
    <style:style style:name="P7" style:family="paragraph" style:parent-style-name="Paragrafo_20_elenco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>
        <style:tab-stops>
          <style:tab-stop style:position="0.917cm"/>
        </style:tab-stops>
      </style:paragraph-properties>
      <style:text-properties fo:color="#000000" style:font-name="Arial" fo:font-size="8pt" fo:language="it" fo:country="IT" fo:font-weight="normal" style:font-name-asian="Arial" style:font-size-asian="7pt" style:font-weight-asian="normal" style:font-name-complex="Arial" style:font-size-complex="8pt" style:language-complex="ar" style:country-complex="SA" style:font-weight-complex="normal"/>
    </style:style>
    <style:style style:name="P8" style:family="paragraph" style:parent-style-name="Paragrafo_20_elenco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style:font-name="Arial" fo:font-size="8pt" fo:language="it" fo:country="IT" fo:font-weight="normal" style:font-name-asian="Arial" style:font-size-asian="8pt" style:font-weight-asian="normal" style:font-name-complex="Arial" style:font-size-complex="8pt" style:language-complex="ar" style:country-complex="SA" style:font-weight-complex="normal"/>
    </style:style>
    <style:style style:name="P9" style:family="paragraph" style:parent-style-name="Paragrafo_20_elenco" style:master-page-name="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 style:page-number="auto" style:shadow="none"/>
      <style:text-properties style:font-name="Arial" fo:font-size="8pt" fo:language="it" fo:country="IT" fo:font-weight="normal" style:font-name-asian="Arial" style:font-size-asian="8pt" style:font-weight-asian="normal" style:font-name-complex="Arial" style:font-size-complex="8pt" style:language-complex="ar" style:country-complex="SA" style:font-weight-complex="normal"/>
    </style:style>
    <style:style style:name="P10" style:family="paragraph" style:parent-style-name="Standard" style:master-page-name="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 style:page-number="auto" fo:break-before="auto" fo:break-after="auto"/>
      <style:text-properties style:use-window-font-color="true" style:font-name="Arial" fo:font-size="10pt" fo:language="it" fo:country="IT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style:use-window-font-color="true" style:text-position="0% 100%" style:font-name="Arial" fo:font-size="10pt" fo:language="it" fo:country="IT" fo:font-weight="normal" officeooo:paragraph-rsid="001c02ee" fo:background-color="transparent" style:font-name-asian="Arial" style:font-size-asian="10pt" style:language-asian="it" style:country-asian="IT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style:use-window-font-color="true" style:text-position="0% 100%" style:font-name="Arial" fo:font-size="8pt" fo:language="it" fo:country="IT" fo:font-weight="bold" officeooo:rsid="001c02ee" officeooo:paragraph-rsid="001c02ee" fo:background-color="transparent" style:font-name-asian="Arial" style:font-size-asian="7pt" style:language-asian="it" style:country-asian="IT" style:font-weight-asian="bold" style:font-name-complex="Arial" style:font-size-complex="8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style:use-window-font-color="true" style:text-position="0% 100%" style:font-name="Arial" fo:font-size="8pt" fo:language="it" fo:country="IT" fo:font-weight="normal" officeooo:paragraph-rsid="001c02ee" fo:background-color="transparent" style:font-name-asian="Arial" style:font-size-asian="8pt" style:language-asian="it" style:country-asian="IT" style:font-weight-asian="normal" style:font-name-complex="Arial" style:font-size-complex="8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>
        <style:tab-stops>
          <style:tab-stop style:position="0.917cm"/>
        </style:tab-stops>
      </style:paragraph-properties>
      <style:text-properties style:use-window-font-color="true" style:font-name="Arial" fo:font-size="10pt" fo:language="it" fo:country="IT" fo:font-weight="bold" fo:background-color="transparent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margin-top="0.049cm" fo:margin-bottom="0.049cm" loext:contextual-spacing="false" fo:line-height="100%" fo:text-align="center" style:justify-single-word="false" fo:text-indent="0cm" style:auto-text-indent="false"/>
      <style:text-properties style:font-name="Arial" fo:font-size="14pt" fo:language="it" fo:country="IT" fo:font-weight="bold" style:font-name-asian="Arial" style:font-size-asian="14pt" style:font-weight-asian="bold" style:font-name-complex="Arial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margin-top="0.049cm" fo:margin-bottom="0.049cm" loext:contextual-spacing="false" fo:line-height="100%" fo:text-align="center" style:justify-single-word="false" fo:text-indent="0cm" style:auto-text-indent="false"/>
      <style:text-properties style:font-name="Arial" fo:font-size="8pt" fo:language="it" fo:country="IT" fo:font-weight="normal" style:font-name-asian="Arial" style:font-size-asian="7pt" style:font-weight-asian="normal" style:font-name-complex="Arial" style:font-size-complex="8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margin-top="0.049cm" fo:margin-bottom="0.049cm" loext:contextual-spacing="false" fo:line-height="100%" fo:text-indent="0cm" style:auto-text-indent="false">
        <style:tab-stops>
          <style:tab-stop style:position="0.917cm"/>
        </style:tab-stops>
      </style:paragraph-properties>
      <style:text-properties style:font-name="Arial" fo:font-size="8pt" fo:language="it" fo:country="IT" fo:font-weight="normal" style:font-name-asian="Arial" style:font-size-asian="7pt" style:font-weight-asian="normal" style:font-name-complex="Arial" style:font-size-complex="8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style:font-name="Arial" fo:font-size="8pt" fo:language="it" fo:country="IT" fo:font-weight="normal" style:font-size-asian="8pt" style:font-weight-asian="normal" style:font-size-complex="8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.049cm" fo:margin-bottom="0.049cm" loext:contextual-spacing="false" fo:line-height="100%" fo:text-indent="0cm" style:auto-text-indent="false"/>
      <style:text-properties style:font-name="Arial" fo:font-size="8pt" fo:language="it" fo:country="IT" style:font-name-asian="Arial" style:font-size-asian="8pt" style:font-name-complex="Arial" style:font-size-complex="8pt" style:language-complex="ar" style:country-complex="SA"/>
    </style:style>
    <style:style style:name="P20" style:family="paragraph" style:parent-style-name="Standard">
      <style:paragraph-properties fo:margin-left="0cm" fo:margin-right="0cm" fo:margin-top="0.049cm" fo:margin-bottom="0.049cm" loext:contextual-spacing="false" fo:line-height="100%" fo:text-indent="0cm" style:auto-text-indent="false"/>
      <style:text-properties style:font-name="Arial" fo:font-size="8pt" fo:language="it" fo:country="IT" style:font-name-asian="Arial" style:font-size-asian="7pt" style:font-name-complex="Arial" style:font-size-complex="8pt" style:language-complex="ar" style:country-complex="SA"/>
    </style:style>
    <style:style style:name="P21" style:family="paragraph" style:parent-style-name="Standard">
      <style:paragraph-properties fo:margin-left="0cm" fo:margin-right="0cm" fo:margin-top="0.049cm" fo:margin-bottom="0.049cm" loext:contextual-spacing="false" fo:line-height="100%" fo:text-align="center" style:justify-single-word="false" fo:text-indent="0cm" style:auto-text-indent="false"/>
      <style:text-properties style:font-name="Arial" fo:font-size="8pt" fo:language="it" fo:country="IT" fo:font-style="italic" style:font-name-asian="Arial" style:font-size-asian="8pt" style:font-style-asian="italic" style:font-name-complex="Arial" style:font-size-complex="8pt" style:language-complex="ar" style:country-complex="SA" style:font-style-complex="italic"/>
    </style:style>
    <style:style style:name="P22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/>
      <style:text-properties style:font-name="Arial" fo:font-size="8pt" fo:language="it" fo:country="IT" fo:font-weight="bold" style:font-name-asian="Arial" style:font-size-asian="8pt" style:font-weight-asian="bold" style:font-name-complex="Arial" style:font-size-complex="8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margin-top="0.049cm" fo:margin-bottom="0.049cm" loext:contextual-spacing="false" fo:line-height="100%" fo:text-indent="0cm" style:auto-text-indent="false"/>
      <style:text-properties style:font-name="Arial" fo:font-size="8pt" fo:language="it" fo:country="IT" style:font-size-asian="7pt" style:font-size-complex="8pt" style:language-complex="ar" style:country-complex="SA"/>
    </style:style>
    <style:style style:name="P24" style:family="paragraph" style:parent-style-name="Standard">
      <style:paragraph-properties fo:margin-left="0cm" fo:margin-right="0cm" fo:margin-top="0.049cm" fo:margin-bottom="0.049cm" loext:contextual-spacing="false" fo:line-height="100%" fo:text-align="center" style:justify-single-word="false" fo:text-indent="0cm" style:auto-text-indent="false"/>
      <style:text-properties style:font-name="Arial" fo:font-size="10pt" fo:language="it" fo:country="IT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margin-top="0.049cm" fo:margin-bottom="0.049cm" loext:contextual-spacing="false" fo:line-height="100%" fo:text-indent="0cm" style:auto-text-indent="false" style:snap-to-layout-grid="false"/>
      <style:text-properties style:font-name="Arial" fo:font-size="10pt" fo:language="it" fo:country="IT" fo:font-weight="bold" style:font-name-asian="Arial" style:font-size-asian="10pt" style:font-weight-asian="bold" style:font-name-complex="Arial" style:font-size-complex="10pt" style:language-complex="ar" style:country-complex="SA"/>
    </style:style>
    <style:style style:name="P26" style:family="paragraph" style:parent-style-name="Standard">
      <style:paragraph-properties fo:margin-left="0cm" fo:margin-right="0cm" fo:margin-top="0.049cm" fo:margin-bottom="0.049cm" loext:contextual-spacing="false" fo:line-height="100%" fo:text-indent="0cm" style:auto-text-indent="false">
        <style:tab-stops/>
      </style:paragraph-properties>
      <style:text-properties style:text-position="0% 100%" style:font-name="Arial" fo:font-size="8pt" fo:language="it" fo:country="IT" officeooo:paragraph-rsid="00229ff5" style:font-name-asian="Arial" style:font-size-asian="8pt" style:font-name-complex="Arial" style:font-size-complex="8pt" style:language-complex="ar" style:country-complex="SA"/>
    </style:style>
    <style:style style:name="P27" style:family="paragraph" style:parent-style-name="Standard">
      <style:paragraph-properties fo:margin-left="0cm" fo:margin-right="0cm" fo:margin-top="0.049cm" fo:margin-bottom="0.049cm" loext:contextual-spacing="false" fo:line-height="100%" fo:text-align="justify" style:justify-single-word="false" fo:text-indent="0cm" style:auto-text-indent="false" style:shadow="none"/>
      <style:text-properties style:font-name="Arial" fo:font-size="8pt" fo:language="it" fo:country="IT" style:font-name-asian="Arial" style:font-size-asian="7pt" style:font-name-complex="Arial" style:font-size-complex="8pt" style:language-complex="ar" style:country-complex="SA"/>
    </style:style>
    <style:style style:name="P28" style:family="paragraph" style:parent-style-name="Standard">
      <style:paragraph-properties fo:margin-left="0cm" fo:margin-right="0cm" fo:margin-top="0.049cm" fo:margin-bottom="0.049cm" loext:contextual-spacing="false" fo:line-height="100%" fo:orphans="0" fo:widows="0" fo:text-indent="0cm" style:auto-text-indent="false" style:snap-to-layout-grid="false" style:writing-mode="lr-tb"/>
      <style:text-properties style:font-name="Arial" fo:font-size="10pt" fo:language="it" fo:country="IT" fo:font-weight="bold" style:font-name-asian="Arial" style:font-size-asian="10pt" style:font-weight-asian="bold" style:font-name-complex="Arial" style:font-size-complex="10pt" style:language-complex="ar" style:country-complex="SA"/>
    </style:style>
    <style:style style:name="P29" style:family="paragraph" style:parent-style-name="Footer">
      <style:paragraph-properties fo:text-align="end" style:justify-single-word="false">
        <style:tab-stops>
          <style:tab-stop style:position="16.499cm" style:type="right"/>
        </style:tab-stops>
      </style:paragraph-properties>
      <style:text-properties fo:color="#009933" style:font-name="Arial" fo:font-size="8pt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 fo:line-height="0.353cm">
        <style:tab-stops>
          <style:tab-stop style:position="11.483cm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style:line-height-at-least="0cm"/>
      <style:text-properties fo:font-size="1pt" style:font-size-asian="1pt" style:font-size-complex="1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it" fo:country="IT" style:font-size-asian="5.25pt" style:font-size-complex="6pt" style:language-complex="ar" style:country-complex="S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99999" style:font-name="Arial" fo:font-size="7pt" fo:language="it" fo:country="IT" style:font-size-asian="7pt" style:font-size-complex="7pt" style:language-complex="ar" style:country-complex="SA"/>
    </style:style>
    <style:style style:name="P3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it" fo:country="IT" style:font-size-asian="12pt" style:font-size-complex="12pt" style:language-complex="ar" style:country-complex="SA"/>
    </style:style>
    <style:style style:name="P3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9pt" fo:language="it" fo:country="IT" style:font-size-asian="9pt" style:font-size-complex="9pt" style:language-complex="ar" style:country-complex="SA"/>
    </style:style>
    <style:style style:name="P3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9pt" fo:language="it" fo:country="IT" style:text-underline-style="none" fo:font-weight="normal" style:font-size-asian="9pt" style:font-weight-asian="normal" style:font-size-complex="9pt" style:language-complex="ar" style:country-complex="SA" style:font-weight-complex="normal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font-name="Arial" fo:font-size="7pt" fo:language="it" fo:country="IT" style:font-size-asian="7pt" style:font-size-complex="7pt" style:language-complex="ar" style:country-complex="SA"/>
    </style:style>
    <style:style style:name="P3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999999" style:font-name="Arial" fo:font-size="9pt" fo:language="it" fo:country="IT" style:font-size-asian="9pt" style:font-size-complex="9pt" style:language-complex="ar" style:country-complex="SA"/>
    </style:style>
    <style:style style:name="P39" style:family="paragraph" style:parent-style-name="Table_20_Contents">
      <style:paragraph-properties fo:margin-top="0cm" fo:margin-bottom="0cm" loext:contextual-spacing="false" fo:line-height="100%" fo:text-align="center" style:justify-single-word="false" fo:padding="0cm" fo:border="none" style:shadow="none"/>
      <style:text-properties style:font-name="Arial" fo:font-size="9pt" fo:language="it" fo:country="IT" style:font-size-asian="9pt" style:font-size-complex="9pt" style:language-complex="ar" style:country-complex="SA"/>
    </style:style>
    <style:style style:name="P40" style:family="paragraph" style:parent-style-name="Standard">
      <style:paragraph-properties fo:margin-left="0.035cm" fo:margin-right="-0.088cm" fo:margin-top="0cm" fo:margin-bottom="0cm" loext:contextual-spacing="false" fo:line-height="0.395cm" fo:text-indent="0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margin-left="0cm" fo:margin-right="0.3cm" fo:margin-top="0cm" fo:margin-bottom="0cm" loext:contextual-spacing="false" fo:line-height="100%" fo:text-align="center" style:justify-single-word="false" fo:text-indent="0cm" style:auto-text-indent="false" fo:padding="0.049cm" fo:border="2.01pt solid #009900" style:shadow="none">
        <style:tab-stops/>
      </style:paragraph-properties>
      <style:text-properties style:font-name="Arial" fo:font-size="18pt" fo:language="it" fo:country="IT" fo:font-weight="bold" style:font-name-asian="Arial" style:font-size-asian="18pt" style:font-weight-asian="bold" style:font-name-complex="Arial" style:font-size-complex="18pt" style:language-complex="ar" style:country-complex="SA" style:font-weight-complex="bold"/>
    </style:style>
    <style:style style:name="P42" style:family="paragraph" style:parent-style-name="Standard">
      <style:paragraph-properties fo:margin-left="0cm" fo:margin-right="0.3cm" fo:margin-top="0.101cm" fo:margin-bottom="0cm" loext:contextual-spacing="false" fo:line-height="100%" fo:text-align="center" style:justify-single-word="false" fo:text-indent="0cm" style:auto-text-indent="false" fo:padding="0.049cm" fo:border="2.01pt solid #009900" style:shadow="none">
        <style:tab-stops/>
      </style:paragraph-properties>
      <style:text-properties style:font-name="Arial" fo:font-size="9pt" fo:language="it" fo:country="IT" style:font-name-asian="Arial" style:font-size-asian="9pt" style:font-name-complex="Arial" style:font-size-complex="9pt" style:language-complex="ar" style:country-complex="SA"/>
    </style:style>
    <style:style style:name="P43" style:family="paragraph" style:parent-style-name="Standard">
      <style:paragraph-properties fo:margin-left="0cm" fo:margin-right="-0.035cm" fo:margin-top="0.101cm" fo:margin-bottom="0cm" loext:contextual-spacing="false" fo:line-height="150%" fo:text-indent="0cm" style:auto-text-indent="false"/>
      <style:text-properties style:text-position="0% 100%" style:font-name="Arial" fo:font-size="10pt" fo:language="it" fo:country="IT" officeooo:paragraph-rsid="001c02ee" style:font-size-asian="10pt" style:font-size-complex="10pt" style:language-complex="ar" style:country-complex="SA"/>
    </style:style>
    <style:style style:name="P44" style:family="paragraph" style:parent-style-name="Standard">
      <style:paragraph-properties fo:margin-left="0cm" fo:margin-right="-0.035cm" fo:margin-top="0.101cm" fo:margin-bottom="0cm" loext:contextual-spacing="false" fo:line-height="150%" fo:text-indent="0cm" style:auto-text-indent="false">
        <style:tab-stops>
          <style:tab-stop style:position="9.999cm"/>
          <style:tab-stop style:position="14.499cm"/>
        </style:tab-stops>
      </style:paragraph-properties>
      <style:text-properties fo:color="#999999" style:text-position="0% 100%" style:font-name="Arial" fo:font-size="10pt" fo:language="it" fo:country="IT" fo:font-weight="bold" officeooo:paragraph-rsid="001c02ee" fo:background-color="transparent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45" style:family="paragraph" style:parent-style-name="Paragrafo_20_elenco">
      <style:paragraph-properties fo:margin-left="0cm" fo:margin-right="-0.035cm" fo:margin-top="0.101cm" fo:margin-bottom="0cm" loext:contextual-spacing="false" fo:line-height="150%" fo:text-indent="0cm" style:auto-text-indent="false"/>
      <style:text-properties style:text-position="0% 100%" style:font-name="Arial" fo:font-size="10pt" fo:language="it" fo:country="IT" fo:font-style="italic" fo:font-weight="bold" officeooo:paragraph-rsid="001c02ee" fo:background-color="transparent" style:font-name-asian="Arial" style:font-size-asian="10pt" style:font-style-asian="italic" style:font-weight-asian="bold" style:font-name-complex="Arial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left="0.212cm" fo:margin-right="-0.035cm" fo:margin-top="0.101cm" fo:margin-bottom="0cm" loext:contextual-spacing="false" fo:line-height="150%" fo:text-indent="0cm" style:auto-text-indent="false">
        <style:tab-stops>
          <style:tab-stop style:position="9.999cm"/>
          <style:tab-stop style:position="13.501cm"/>
        </style:tab-stops>
      </style:paragraph-properties>
      <style:text-properties style:text-position="0% 100%" style:font-name="Arial" fo:font-size="10pt" fo:language="it" fo:country="IT" officeooo:paragraph-rsid="001c02ee" fo:background-color="transparent" style:font-size-asian="10pt" style:font-size-complex="10pt" style:language-complex="ar" style:country-complex="SA"/>
    </style:style>
    <style:style style:name="P47" style:family="paragraph" style:parent-style-name="Standard">
      <style:paragraph-properties fo:margin-left="0.212cm" fo:margin-right="-0.035cm" fo:margin-top="0.101cm" fo:margin-bottom="0cm" loext:contextual-spacing="false" fo:line-height="150%" fo:text-indent="0cm" style:auto-text-indent="false">
        <style:tab-stops>
          <style:tab-stop style:position="9.999cm"/>
        </style:tab-stops>
      </style:paragraph-properties>
      <style:text-properties style:text-position="0% 100%" style:font-name="Arial" fo:font-size="10pt" fo:language="it" fo:country="IT" officeooo:paragraph-rsid="001c02ee" fo:background-color="transparent" style:font-size-asian="10pt" style:font-size-complex="10pt" style:language-complex="ar" style:country-complex="SA"/>
    </style:style>
    <style:style style:name="P48" style:family="paragraph" style:parent-style-name="Standard">
      <style:paragraph-properties fo:margin-left="0.212cm" fo:margin-right="-0.035cm" fo:margin-top="0.101cm" fo:margin-bottom="0cm" loext:contextual-spacing="false" fo:line-height="150%" fo:text-indent="0cm" style:auto-text-indent="false"/>
      <style:text-properties style:text-position="0% 100%" style:font-name="Arial" fo:font-size="10pt" fo:language="it" fo:country="IT" officeooo:paragraph-rsid="001c02ee" fo:background-color="transparent" style:font-size-asian="10pt" style:font-size-complex="10pt" style:language-complex="ar" style:country-complex="SA"/>
    </style:style>
    <style:style style:name="P49" style:family="paragraph" style:parent-style-name="Standard">
      <style:paragraph-properties fo:margin-left="0.199cm" fo:margin-right="0cm" fo:margin-top="0.101cm" fo:margin-bottom="0cm" loext:contextual-spacing="false" fo:line-height="150%" fo:text-indent="0cm" style:auto-text-indent="false"/>
      <style:text-properties fo:color="#999999" style:text-position="0% 100%" style:font-name="Arial" fo:font-size="10pt" fo:language="it" fo:country="IT" fo:font-weight="normal" officeooo:paragraph-rsid="001c02ee" fo:background-color="transparent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50" style:family="paragraph" style:parent-style-name="Standard">
      <style:paragraph-properties fo:margin-left="0.199cm" fo:margin-right="0cm" fo:margin-top="0.101cm" fo:margin-bottom="0cm" loext:contextual-spacing="false" fo:line-height="150%" fo:text-indent="0cm" style:auto-text-indent="false">
        <style:tab-stops>
          <style:tab-stop style:position="3cm"/>
          <style:tab-stop style:position="7.999cm"/>
          <style:tab-stop style:position="13.996cm"/>
          <style:tab-stop style:position="16cm"/>
        </style:tab-stops>
      </style:paragraph-properties>
      <style:text-properties fo:color="#231f20" style:text-position="0% 100%" style:font-name="Arial" fo:font-size="10pt" fo:language="it" fo:country="IT" fo:text-shadow="none" fo:font-weight="normal" officeooo:paragraph-rsid="001c02ee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51" style:family="paragraph" style:parent-style-name="Standard">
      <style:paragraph-properties fo:margin-top="0.101cm" fo:margin-bottom="0cm" loext:contextual-spacing="false" fo:line-height="150%"/>
      <style:text-properties fo:color="#b2b2b2" style:text-position="0% 100%" style:font-name="Arial" fo:font-size="10pt" fo:language="it" fo:country="IT" fo:font-weight="bold" officeooo:paragraph-rsid="001c02ee" fo:background-color="transparent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52" style:family="paragraph" style:parent-style-name="Standard">
      <style:paragraph-properties fo:margin-top="0.101cm" fo:margin-bottom="0cm" loext:contextual-spacing="false" fo:line-height="150%"/>
      <style:text-properties fo:color="#231f20" style:text-position="0% 100%" style:font-name="Arial" fo:font-size="10pt" fo:language="it" fo:country="IT" fo:text-shadow="none" fo:font-weight="normal" officeooo:paragraph-rsid="001c02ee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53" style:family="paragraph" style:parent-style-name="Standard">
      <style:paragraph-properties fo:margin-top="0.101cm" fo:margin-bottom="0cm" loext:contextual-spacing="false" fo:line-height="150%" fo:padding="0cm" fo:border="none" style:shadow="none" style:join-border="false"/>
      <style:text-properties fo:color="#b2b2b2" style:text-position="0% 100%" style:font-name="Arial" fo:font-size="10pt" fo:language="it" fo:country="IT" style:text-underline-style="none" fo:font-weight="bold" officeooo:paragraph-rsid="001c02ee" fo:background-color="transparent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>
      <style:paragraph-properties fo:margin-top="0.101cm" fo:margin-bottom="0cm" loext:contextual-spacing="false" fo:line-height="150%" fo:padding="0.049cm" fo:border-left="none" fo:border-right="none" fo:border-top="none" fo:border-bottom="0.06pt solid #009900" style:shadow="none" style:join-border="false"/>
      <style:text-properties style:text-position="0% 100%" style:font-name="Arial" fo:font-size="10pt" fo:language="it" fo:country="IT" officeooo:paragraph-rsid="001c02ee" fo:background-color="transparent" style:font-size-asian="10pt" style:font-size-complex="10pt" style:language-complex="ar" style:country-complex="SA"/>
    </style:style>
    <style:style style:name="P55" style:family="paragraph" style:parent-style-name="Standard">
      <style:paragraph-properties fo:margin-top="0.101cm" fo:margin-bottom="0cm" loext:contextual-spacing="false" fo:line-height="150%" fo:padding="0.049cm" fo:border-left="none" fo:border-right="none" fo:border-top="none" fo:border-bottom="0.06pt solid #009900" style:shadow="none" style:join-border="false"/>
      <style:text-properties fo:color="#999999" style:text-position="0% 100%" style:font-name="Arial" fo:font-size="10pt" fo:language="it" fo:country="IT" style:text-underline-style="none" fo:font-weight="bold" officeooo:paragraph-rsid="001c02ee" fo:background-color="transparent" style:font-name-asian="Arial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56" style:family="paragraph" style:parent-style-name="Paragrafo_20_elenco">
      <style:paragraph-properties fo:margin-left="1cm" fo:margin-right="0cm" fo:margin-top="0.049cm" fo:margin-bottom="0.049cm" loext:contextual-spacing="false" fo:line-height="100%" fo:text-indent="-1cm" style:auto-text-indent="false">
        <style:tab-stops>
          <style:tab-stop style:position="0.917cm"/>
        </style:tab-stops>
      </style:paragraph-properties>
      <style:text-properties fo:color="#000000" style:font-name="Arial" fo:font-size="8pt" fo:language="it" fo:country="IT" fo:background-color="transparent" style:font-name-asian="Arial" style:font-size-asian="7pt" style:font-name-complex="Arial" style:font-size-complex="8pt" style:language-complex="ar" style:country-complex="SA"/>
    </style:style>
    <style:style style:name="P57" style:family="paragraph" style:parent-style-name="Paragrafo_20_elenco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/>
      <style:text-properties fo:color="#000000" style:font-name="Arial" fo:font-size="10pt" fo:language="it" fo:country="IT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58" style:family="paragraph" style:parent-style-name="Paragrafo_20_elenco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>
        <style:tab-stops/>
      </style:paragraph-properties>
      <style:text-properties style:font-name="Arial" fo:font-size="8pt" fo:language="it" fo:country="IT" style:font-size-asian="8pt" style:font-name-complex="Arial" style:font-size-complex="8pt" style:language-complex="ar" style:country-complex="SA"/>
    </style:style>
    <style:style style:name="P59" style:family="paragraph" style:parent-style-name="Paragrafo_20_elenco">
      <style:paragraph-properties fo:margin-left="1cm" fo:margin-right="0cm" fo:margin-top="0.049cm" fo:margin-bottom="0.049cm" loext:contextual-spacing="false" fo:line-height="100%" fo:text-indent="-1cm" style:auto-text-indent="false">
        <style:tab-stops>
          <style:tab-stop style:position="0.917cm"/>
        </style:tab-stops>
      </style:paragraph-properties>
      <style:text-properties fo:color="#ff0000" style:font-name="Arial" fo:font-size="8pt" fo:language="it" fo:country="IT" fo:font-style="italic" style:font-name-asian="Arial" style:font-size-asian="7pt" style:font-style-asian="italic" style:font-name-complex="Arial" style:font-size-complex="8pt" style:language-complex="ar" style:country-complex="SA"/>
    </style:style>
    <style:style style:name="P60" style:family="paragraph" style:parent-style-name="Paragrafo_20_elenco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 style:shadow="none">
        <style:tab-stops/>
      </style:paragraph-properties>
      <style:text-properties style:font-name="Arial" fo:font-size="8pt" fo:language="it" fo:country="IT" style:font-size-asian="8pt" style:font-name-complex="Arial" style:font-size-complex="8pt" style:language-complex="ar" style:country-complex="SA"/>
    </style:style>
    <style:style style:name="P61" style:family="paragraph" style:parent-style-name="Paragrafo_20_elenco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 style:shadow="none">
        <style:tab-stops/>
      </style:paragraph-properties>
      <style:text-properties fo:color="#009900" style:text-line-through-style="none" style:text-line-through-type="none" style:font-name="Arial" fo:font-size="8pt" fo:language="it" fo:country="IT" fo:background-color="transparent" style:font-name-asian="Arial" style:font-size-asian="8pt" style:font-name-complex="Arial" style:font-size-complex="8pt" style:language-complex="ar" style:country-complex="SA"/>
    </style:style>
    <style:style style:name="P62" style:family="paragraph" style:parent-style-name="Standard" style:master-page-name="">
      <style:paragraph-properties fo:margin-left="1cm" fo:margin-right="0cm" fo:margin-top="0.049cm" fo:margin-bottom="0.049cm" loext:contextual-spacing="false" fo:line-height="100%" fo:orphans="0" fo:widows="0" fo:text-indent="-1cm" style:auto-text-indent="false" style:page-number="auto" style:writing-mode="lr-tb"/>
      <style:text-properties style:use-window-font-color="true" style:font-name="Arial" fo:font-size="8pt" fo:language="it" fo:country="IT" fo:font-weight="normal" style:font-name-asian="Arial" style:font-size-asian="7pt" style:font-weight-asian="normal" style:font-name-complex="Arial" style:font-size-complex="8pt" style:language-complex="ar" style:country-complex="SA" style:font-weight-complex="normal"/>
    </style:style>
    <style:style style:name="P63" style:family="paragraph" style:parent-style-name="Standard">
      <style:paragraph-properties fo:margin-left="1cm" fo:margin-right="0cm" fo:margin-top="0.049cm" fo:margin-bottom="0.049cm" loext:contextual-spacing="false" fo:line-height="100%" fo:text-align="justify" style:justify-single-word="false" fo:orphans="0" fo:widows="0" fo:hyphenation-ladder-count="no-limit" fo:text-indent="-1cm" style:auto-text-indent="false" style:text-autospace="ideograph-alpha" style:punctuation-wrap="hanging" style:line-break="strict" style:writing-mode="lr-tb"/>
      <style:text-properties style:font-name="Arial" fo:font-size="8pt" fo:language="it" fo:country="IT" style:font-size-asian="7pt" style:font-name-complex="Arial" style:font-size-complex="8pt" style:language-complex="ar" style:country-complex="SA" fo:hyphenate="false" fo:hyphenation-remain-char-count="2" fo:hyphenation-push-char-count="2"/>
    </style:style>
    <style:style style:name="P64" style:family="paragraph" style:parent-style-name="Standard">
      <style:paragraph-properties fo:margin-left="1cm" fo:margin-right="0cm" fo:margin-top="0.049cm" fo:margin-bottom="0.049cm" loext:contextual-spacing="false" fo:line-height="100%" fo:text-indent="-1cm" style:auto-text-indent="false">
        <style:tab-stops/>
      </style:paragraph-properties>
      <style:text-properties style:font-name="Arial" fo:font-size="8pt" fo:language="it" fo:country="IT" style:font-size-asian="7pt" style:font-size-complex="8pt" style:language-complex="ar" style:country-complex="SA"/>
    </style:style>
    <style:style style:name="P65" style:family="paragraph" style:parent-style-name="Paragrafo_20_elenco">
      <style:paragraph-properties fo:margin-left="2cm" fo:margin-right="0cm" fo:margin-top="0.049cm" fo:margin-bottom="0.049cm" loext:contextual-spacing="false" fo:line-height="100%" fo:text-align="justify" style:justify-single-word="false" fo:orphans="0" fo:widows="0" fo:text-indent="-1cm" style:auto-text-indent="false" style:shadow="none" style:writing-mode="lr-tb">
        <style:tab-stops>
          <style:tab-stop style:position="17.002cm" style:type="right"/>
        </style:tab-stops>
      </style:paragraph-properties>
      <style:text-properties fo:color="#000000" style:font-name="Arial" fo:font-size="10pt" fo:language="it" fo:country="IT" fo:font-weight="normal" fo:background-color="transparent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66" style:family="paragraph" style:parent-style-name="Paragrafo_20_elenco">
      <style:paragraph-properties fo:margin-left="2cm" fo:margin-right="0cm" fo:margin-top="0.049cm" fo:margin-bottom="0.049cm" loext:contextual-spacing="false" fo:line-height="100%" fo:text-align="justify" style:justify-single-word="false" fo:orphans="0" fo:widows="0" fo:text-indent="-1cm" style:auto-text-indent="false" style:shadow="none" style:writing-mode="lr-tb">
        <style:tab-stops/>
      </style:paragraph-properties>
      <style:text-properties fo:color="#000000" style:font-name="Arial" fo:font-size="10pt" fo:language="it" fo:country="IT" fo:font-weight="normal" fo:background-color="transparent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67" style:family="paragraph" style:parent-style-name="Standard">
      <style:paragraph-properties fo:margin-left="2cm" fo:margin-right="0cm" fo:margin-top="0.049cm" fo:margin-bottom="0.049cm" loext:contextual-spacing="false" fo:line-height="100%" fo:text-align="justify" style:justify-single-word="false" fo:orphans="0" fo:widows="0" fo:text-indent="-1cm" style:auto-text-indent="false" style:shadow="none" style:writing-mode="lr-tb">
        <style:tab-stops>
          <style:tab-stop style:position="17.002cm" style:type="right"/>
        </style:tab-stops>
      </style:paragraph-properties>
      <style:text-properties style:font-name="Arial" fo:font-size="10pt" fo:language="it" fo:country="IT" fo:font-weight="normal" officeooo:paragraph-rsid="0030fd03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68" style:family="paragraph" style:parent-style-name="Paragrafo_20_elenco">
      <style:paragraph-properties fo:margin-left="2cm" fo:margin-right="0cm" fo:margin-top="0.049cm" fo:margin-bottom="0.049cm" loext:contextual-spacing="false" fo:line-height="100%" fo:text-align="justify" style:justify-single-word="false" fo:text-indent="-1cm" style:auto-text-indent="false" style:shadow="none">
        <style:tab-stops/>
      </style:paragraph-properties>
      <style:text-properties fo:color="#000000" style:font-name="Arial" fo:font-size="8pt" fo:language="it" fo:country="IT" fo:font-weight="normal" fo:background-color="transparent" style:font-name-asian="Arial" style:font-size-asian="7pt" style:font-weight-asian="normal" style:font-name-complex="Arial" style:font-size-complex="8pt" style:language-complex="ar" style:country-complex="SA" style:font-weight-complex="normal"/>
    </style:style>
    <style:style style:name="P69" style:family="paragraph" style:parent-style-name="Standard" style:master-page-name="">
      <style:paragraph-properties fo:margin-left="2cm" fo:margin-right="0cm" fo:margin-top="0.049cm" fo:margin-bottom="0.049cm" loext:contextual-spacing="false" fo:line-height="100%" fo:text-align="justify" style:justify-single-word="false" fo:orphans="0" fo:widows="0" fo:text-indent="-1cm" style:auto-text-indent="false" style:page-number="auto" style:shadow="none" style:writing-mode="lr-tb">
        <style:tab-stops/>
      </style:paragraph-properties>
      <style:text-properties fo:color="#000000" style:font-name="Arial" fo:font-size="8pt" fo:language="it" fo:country="IT" fo:font-weight="normal" fo:background-color="transparent" style:font-name-asian="Arial" style:font-size-asian="7pt" style:font-weight-asian="normal" style:font-name-complex="Arial" style:font-size-complex="8pt" style:language-complex="ar" style:country-complex="SA" style:font-weight-complex="normal"/>
    </style:style>
    <style:style style:name="P70" style:family="paragraph" style:parent-style-name="Standard" style:master-page-name="">
      <style:paragraph-properties fo:margin-left="2cm" fo:margin-right="0cm" fo:margin-top="0.049cm" fo:margin-bottom="0.049cm" loext:contextual-spacing="false" fo:line-height="100%" fo:text-align="justify" style:justify-single-word="false" fo:orphans="0" fo:widows="0" fo:text-indent="-1cm" style:auto-text-indent="false" style:page-number="auto" style:shadow="none" style:writing-mode="lr-tb">
        <style:tab-stops/>
      </style:paragraph-properties>
      <style:text-properties style:font-name="Arial" fo:font-size="10pt" fo:language="it" fo:country="IT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71" style:family="paragraph" style:parent-style-name="Standard">
      <style:paragraph-properties fo:margin-left="2cm" fo:margin-right="0cm" fo:margin-top="0.049cm" fo:margin-bottom="0.049cm" loext:contextual-spacing="false" fo:line-height="100%" fo:text-indent="-1cm" style:auto-text-indent="false"/>
      <style:text-properties fo:language="it" fo:country="IT" style:language-complex="ar" style:country-complex="SA"/>
    </style:style>
    <style:style style:name="P72" style:family="paragraph" style:parent-style-name="Standard">
      <style:paragraph-properties fo:margin-left="2cm" fo:margin-right="0cm" fo:margin-top="0.049cm" fo:margin-bottom="0.049cm" loext:contextual-spacing="false" fo:line-height="100%" fo:text-indent="-1cm" style:auto-text-indent="false"/>
      <style:text-properties style:font-name="Arial" fo:font-size="6pt" fo:language="it" fo:country="IT" fo:font-weight="normal" style:font-name-asian="Arial" style:font-size-asian="5.25pt" style:font-weight-asian="normal" style:font-name-complex="Arial" style:font-size-complex="6pt" style:language-complex="ar" style:country-complex="SA" style:font-weight-complex="normal"/>
    </style:style>
    <style:style style:name="P73" style:family="paragraph" style:parent-style-name="Standard">
      <style:paragraph-properties fo:margin-left="2cm" fo:margin-right="0cm" fo:margin-top="0.049cm" fo:margin-bottom="0.049cm" loext:contextual-spacing="false" fo:line-height="100%" fo:text-align="start" style:justify-single-word="false" fo:orphans="0" fo:widows="0" fo:text-indent="-1cm" style:auto-text-indent="false" style:writing-mode="lr-tb">
        <style:tab-stops>
          <style:tab-stop style:position="1.296cm"/>
        </style:tab-stops>
      </style:paragraph-properties>
      <style:text-properties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P74" style:family="paragraph" style:parent-style-name="Text_20_body">
      <style:paragraph-properties fo:margin-left="2cm" fo:margin-right="0cm" fo:margin-top="0.049cm" fo:margin-bottom="0.049cm" loext:contextual-spacing="false" fo:line-height="100%" fo:text-align="justify" style:justify-single-word="false" fo:text-indent="-1cm" style:auto-text-indent="false">
        <style:tab-stops/>
      </style:paragraph-properties>
      <style:text-properties style:use-window-font-color="true" style:font-name="Arial" fo:font-size="10pt" fo:language="it" fo:country="IT" style:font-size-asian="10pt" style:font-size-complex="10pt" style:language-complex="ar" style:country-complex="SA"/>
    </style:style>
    <style:style style:name="P75" style:family="paragraph" style:parent-style-name="Standard">
      <style:paragraph-properties fo:margin-top="0.049cm" fo:margin-bottom="0.049cm" loext:contextual-spacing="false"/>
      <style:text-properties fo:language="it" fo:country="IT" style:language-complex="ar" style:country-complex="SA"/>
    </style:style>
    <style:style style:name="P76" style:family="paragraph" style:parent-style-name="Standard">
      <style:paragraph-properties fo:margin-top="0.049cm" fo:margin-bottom="0.049cm" loext:contextual-spacing="false" fo:line-height="100%"/>
      <style:text-properties fo:language="it" fo:country="IT" style:language-complex="ar" style:country-complex="SA"/>
    </style:style>
    <style:style style:name="P77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text-line-through-style="none" style:text-line-through-type="none" style:text-position="0% 100%" style:font-name="Arial" fo:font-size="10pt" fo:language="it" fo:country="IT" officeooo:paragraph-rsid="001bb7b8" fo:background-color="transparent" style:font-size-asian="10pt" style:font-size-complex="10pt" style:language-complex="ar" style:country-complex="SA"/>
    </style:style>
    <style:style style:name="P78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style:use-window-font-color="true" style:text-line-through-style="none" style:text-line-through-type="none" style:text-position="0% 100%" style:font-name="Arial" fo:font-size="10pt" fo:language="it" fo:country="IT" officeooo:paragraph-rsid="001bb7b8" fo:background-color="transparent" style:font-size-asian="10pt" style:font-size-complex="10pt" style:language-complex="ar" style:country-complex="SA"/>
    </style:style>
    <style:style style:name="P79" style:family="paragraph" style:parent-style-name="Table_20_Contents">
      <style:paragraph-properties fo:margin-top="0.049cm" fo:margin-bottom="0.049cm" loext:contextual-spacing="false" fo:line-height="100%" fo:text-align="center" style:justify-single-word="false"/>
      <style:text-properties fo:color="#999999" style:text-line-through-style="none" style:text-line-through-type="none" style:text-position="0% 100%" style:font-name="Arial" fo:font-size="10pt" fo:language="it" fo:country="IT" fo:font-style="italic" officeooo:paragraph-rsid="001bb7b8" fo:background-color="transparent" style:font-size-asian="10pt" style:font-style-asian="italic" style:font-size-complex="10pt" style:language-complex="ar" style:country-complex="SA" style:font-style-complex="italic"/>
    </style:style>
    <style:style style:name="P80" style:family="paragraph" style:parent-style-name="Standard">
      <style:paragraph-properties fo:margin-left="1.499cm" fo:margin-right="0cm" fo:margin-top="0.049cm" fo:margin-bottom="0.049cm" loext:contextual-spacing="false" fo:line-height="100%" fo:text-indent="-0.499cm" style:auto-text-indent="false">
        <style:tab-stops/>
      </style:paragraph-properties>
      <style:text-properties fo:language="it" fo:country="IT" style:language-complex="ar" style:country-complex="SA"/>
    </style:style>
    <style:style style:name="P81" style:family="paragraph" style:parent-style-name="Standard">
      <style:paragraph-properties fo:margin-left="1.499cm" fo:margin-right="0cm" fo:margin-top="0.049cm" fo:margin-bottom="0.049cm" loext:contextual-spacing="false" fo:line-height="100%" fo:text-align="justify" style:justify-single-word="false" fo:text-indent="-0.499cm" style:auto-text-indent="false">
        <style:tab-stops/>
      </style:paragraph-properties>
      <style:text-properties fo:language="it" fo:country="IT" style:language-complex="ar" style:country-complex="SA"/>
    </style:style>
    <style:style style:name="P82" style:family="paragraph" style:parent-style-name="Standard">
      <style:paragraph-properties fo:margin-left="0.499cm" fo:margin-right="0cm" fo:margin-top="0.049cm" fo:margin-bottom="0.049cm" loext:contextual-spacing="false" fo:line-height="100%" fo:text-align="justify" style:justify-single-word="false" fo:text-indent="-0.499cm" style:auto-text-indent="false">
        <style:tab-stops/>
      </style:paragraph-properties>
      <style:text-properties fo:language="it" fo:country="IT" style:language-complex="ar" style:country-complex="SA"/>
    </style:style>
    <style:style style:name="P83" style:family="paragraph" style:parent-style-name="Standard" style:master-page-name="">
      <style:paragraph-properties fo:margin-left="0cm" fo:margin-right="-0.123cm" fo:margin-top="0.049cm" fo:margin-bottom="0.049cm" loext:contextual-spacing="false" fo:line-height="100%" fo:text-align="start" style:justify-single-word="false" fo:text-indent="0cm" style:auto-text-indent="false" style:page-number="auto">
        <style:tab-stops>
          <style:tab-stop style:position="0.917cm"/>
        </style:tab-stops>
      </style:paragraph-properties>
      <style:text-properties style:use-window-font-color="true" style:text-line-through-style="none" style:text-line-through-type="none" style:text-position="0% 100%" style:font-name="Arial" fo:font-size="10pt" fo:language="it" fo:country="IT" fo:font-weight="normal" officeooo:paragraph-rsid="001bb7b8" fo:background-color="transparent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84" style:family="paragraph" style:parent-style-name="Standard">
      <style:paragraph-properties fo:margin-left="0.212cm" fo:margin-right="0.115cm" fo:margin-top="0.049cm" fo:margin-bottom="0.049cm" loext:contextual-spacing="false" fo:line-height="100%" fo:text-align="justify" style:justify-single-word="false" fo:text-indent="0cm" style:auto-text-indent="false"/>
      <style:text-properties fo:color="#009900" style:text-line-through-style="none" style:text-line-through-type="none" style:text-position="0% 100%" style:font-name="Arial" fo:font-size="8pt" fo:language="it" fo:country="IT" officeooo:paragraph-rsid="001bb7b8" style:font-name-asian="Arial" style:font-size-asian="7pt" style:font-name-complex="Arial" style:font-size-complex="8pt" style:language-complex="ar" style:country-complex="SA"/>
    </style:style>
    <style:style style:name="P85" style:family="paragraph" style:parent-style-name="Standard">
      <style:paragraph-properties fo:margin-left="0.3cm" fo:margin-right="0.3cm" fo:margin-top="0.049cm" fo:margin-bottom="0.049cm" loext:contextual-spacing="false" fo:line-height="100%" fo:text-align="justify" style:justify-single-word="false" fo:text-indent="0cm" style:auto-text-indent="false"/>
      <style:text-properties style:use-window-font-color="true" style:text-position="0% 100%" style:font-name="Arial" fo:font-size="9pt" fo:language="it" fo:country="IT" fo:font-weight="bold" fo:background-color="transparent" style:font-name-asian="Wingdings" style:font-size-asian="9pt" style:font-weight-asian="bold" style:font-name-complex="Wingdings" style:font-size-complex="9pt" style:language-complex="ar" style:country-complex="SA" style:font-weight-complex="bold"/>
    </style:style>
    <style:style style:name="P86" style:family="paragraph" style:parent-style-name="Standard">
      <style:paragraph-properties fo:margin-left="0.3cm" fo:margin-right="0.3cm" fo:margin-top="0.049cm" fo:margin-bottom="0.049cm" loext:contextual-spacing="false" fo:line-height="100%" fo:text-align="justify" style:justify-single-word="false" fo:text-indent="0cm" style:auto-text-indent="false"/>
      <style:text-properties style:use-window-font-color="true" style:text-position="0% 100%" style:font-name="Arial" fo:font-size="9pt" fo:language="it" fo:country="IT" fo:background-color="transparent" style:font-name-asian="Wingdings" style:font-size-asian="9pt" style:font-name-complex="Wingdings" style:font-size-complex="9pt" style:language-complex="ar" style:country-complex="SA"/>
    </style:style>
    <style:style style:name="P87" style:family="paragraph" style:parent-style-name="Table_20_Contents">
      <style:paragraph-properties fo:margin-left="0.3cm" fo:margin-right="0.3cm" fo:margin-top="0.049cm" fo:margin-bottom="0.049cm" loext:contextual-spacing="false" fo:line-height="100%" fo:text-indent="0cm" style:auto-text-indent="false" style:shadow="none"/>
      <style:text-properties style:use-window-font-color="true" style:font-name="Arial" fo:font-size="10pt" fo:language="it" fo:country="IT" style:font-size-asian="10pt" style:font-size-complex="10pt" style:language-complex="ar" style:country-complex="SA"/>
    </style:style>
    <style:style style:name="P88" style:family="paragraph" style:parent-style-name="Table_20_Contents">
      <style:paragraph-properties fo:margin-left="0.3cm" fo:margin-right="0.3cm" fo:margin-top="0.049cm" fo:margin-bottom="0.049cm" loext:contextual-spacing="false" fo:line-height="100%" fo:text-indent="0cm" style:auto-text-indent="false"/>
      <style:text-properties style:use-window-font-color="true" style:font-name="Arial" fo:font-size="10pt" fo:language="it" fo:country="IT" style:font-size-asian="10pt" style:font-size-complex="10pt" style:language-complex="ar" style:country-complex="SA"/>
    </style:style>
    <style:style style:name="P89" style:family="paragraph" style:parent-style-name="Table_20_Contents">
      <style:paragraph-properties fo:margin-left="1cm" fo:margin-right="0.3cm" fo:margin-top="0.049cm" fo:margin-bottom="0.049cm" loext:contextual-spacing="false" fo:line-height="100%" fo:text-indent="-0.7cm" style:auto-text-indent="false">
        <style:tab-stops/>
      </style:paragraph-properties>
      <style:text-properties style:use-window-font-color="true" style:font-name="Arial" fo:font-size="10pt" fo:language="it" fo:country="IT" style:font-size-asian="10pt" style:font-size-complex="10pt" style:language-complex="ar" style:country-complex="SA"/>
    </style:style>
    <style:style style:name="P90" style:family="paragraph" style:parent-style-name="Table_20_Contents">
      <style:paragraph-properties fo:margin-left="1cm" fo:margin-right="0.3cm" fo:margin-top="0.049cm" fo:margin-bottom="0.049cm" loext:contextual-spacing="false" fo:line-height="100%" fo:text-align="justify" style:justify-single-word="false" fo:text-indent="-0.7cm" style:auto-text-indent="false">
        <style:tab-stops/>
      </style:paragraph-properties>
      <style:text-properties style:use-window-font-color="true" style:font-name="Arial" fo:font-size="10pt" fo:language="it" fo:country="IT" style:font-size-asian="10pt" style:font-size-complex="10pt" style:language-complex="ar" style:country-complex="SA"/>
    </style:style>
    <style:style style:name="P91" style:family="paragraph" style:parent-style-name="Text_20_body">
      <style:paragraph-properties fo:margin-left="2cm" fo:margin-right="0cm" fo:margin-top="0.049cm" fo:margin-bottom="0.049cm" loext:contextual-spacing="false" fo:line-height="150%" fo:text-align="justify" style:justify-single-word="false" fo:text-indent="0cm" style:auto-text-indent="false" fo:padding="0.049cm" fo:border-left="none" fo:border-right="none" fo:border-top="none" fo:border-bottom="0.06pt solid #009900" style:shadow="none" style:join-border="false"/>
      <style:text-properties style:use-window-font-color="true" style:font-name="Arial" fo:font-size="10pt" fo:language="it" fo:country="IT" style:font-size-asian="10pt" style:font-size-complex="10pt" style:language-complex="ar" style:country-complex="SA"/>
    </style:style>
    <style:style style:name="P92" style:family="paragraph" style:parent-style-name="Text_20_body">
      <style:paragraph-properties fo:margin-left="2cm" fo:margin-right="0cm" fo:margin-top="0.049cm" fo:margin-bottom="0.049cm" loext:contextual-spacing="false" fo:line-height="150%" fo:text-align="justify" style:justify-single-word="false" fo:text-indent="0cm" style:auto-text-indent="false" fo:padding="0.049cm" fo:border-left="none" fo:border-right="none" fo:border-top="none" fo:border-bottom="0.06pt solid #009900" style:shadow="none" style:join-border="false">
        <style:tab-stops>
          <style:tab-stop style:position="10.5cm"/>
        </style:tab-stops>
      </style:paragraph-properties>
      <style:text-properties style:use-window-font-color="true" style:font-name="Arial" fo:font-size="10pt" fo:language="it" fo:country="IT" style:font-size-asian="10pt" style:font-size-complex="10pt" style:language-complex="ar" style:country-complex="SA"/>
    </style:style>
    <style:style style:name="P93" style:family="paragraph" style:parent-style-name="Text_20_body">
      <style:paragraph-properties fo:margin-left="2cm" fo:margin-right="0cm" fo:margin-top="0.049cm" fo:margin-bottom="0.049cm" loext:contextual-spacing="false" fo:line-height="150%" fo:text-align="justify" style:justify-single-word="false" fo:text-indent="0cm" style:auto-text-indent="false" fo:padding="0.049cm" fo:border-left="none" fo:border-right="none" fo:border-top="none" fo:border-bottom="0.06pt solid #009900" style:shadow="none" style:join-border="false">
        <style:tab-stops>
          <style:tab-stop style:position="0.917cm"/>
          <style:tab-stop style:position="3.999cm"/>
          <style:tab-stop style:position="4.994cm"/>
          <style:tab-stop style:position="10.5cm"/>
        </style:tab-stops>
      </style:paragraph-properties>
      <style:text-properties style:use-window-font-color="true"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P94" style:family="paragraph" style:parent-style-name="Text_20_body">
      <style:paragraph-properties fo:margin-left="2cm" fo:margin-right="0cm" fo:margin-top="0.049cm" fo:margin-bottom="0.049cm" loext:contextual-spacing="false" fo:line-height="150%" fo:text-align="justify" style:justify-single-word="false" fo:text-indent="0cm" style:auto-text-indent="false" fo:padding="0.049cm" fo:border-left="none" fo:border-right="none" fo:border-top="none" fo:border-bottom="0.06pt solid #009900" style:shadow="none" style:join-border="false">
        <style:tab-stops>
          <style:tab-stop style:position="0.917cm"/>
          <style:tab-stop style:position="3.999cm"/>
          <style:tab-stop style:position="4.994cm"/>
          <style:tab-stop style:position="10.5cm"/>
        </style:tab-stops>
      </style:paragraph-properties>
      <style:text-properties style:use-window-font-color="true" style:font-name="Arial" fo:font-size="10pt" fo:language="it" fo:country="IT" officeooo:rsid="00182b60" officeooo:paragraph-rsid="00182b60" style:font-name-asian="Arial" style:font-size-asian="10pt" style:font-name-complex="Arial" style:font-size-complex="10pt" style:language-complex="ar" style:country-complex="SA"/>
    </style:style>
    <style:style style:name="P95" style:family="paragraph" style:parent-style-name="Text_20_body">
      <style:paragraph-properties fo:margin-left="2cm" fo:margin-right="0cm" fo:margin-top="0.049cm" fo:margin-bottom="0.049cm" loext:contextual-spacing="false" fo:line-height="100%" fo:text-align="justify" style:justify-single-word="false" fo:text-indent="0cm" style:auto-text-indent="false">
        <style:tab-stops>
          <style:tab-stop style:position="0.917cm"/>
        </style:tab-stops>
      </style:paragraph-properties>
      <style:text-properties style:use-window-font-color="true" style:font-name="Arial" fo:font-size="8pt" fo:language="it" fo:country="IT" style:font-name-asian="Arial" style:font-size-asian="7pt" style:font-name-complex="Arial" style:font-size-complex="8pt" style:language-complex="ar" style:country-complex="SA"/>
    </style:style>
    <style:style style:name="P9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4.71cm"/>
        </style:tab-stops>
      </style:paragraph-properties>
      <style:text-properties fo:color="#999999" style:font-name="Arial" fo:font-size="8pt" style:font-size-asian="8pt" style:font-size-complex="8pt"/>
    </style:style>
    <style:style style:name="P9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>
          <style:tab-stop style:position="4.71cm"/>
        </style:tab-stops>
      </style:paragraph-properties>
      <style:text-properties style:font-name="Arial" fo:font-size="8pt" fo:language="it" fo:country="IT" style:font-size-asian="7pt" style:font-size-complex="8pt" style:language-complex="ar" style:country-complex="SA"/>
    </style:style>
    <style:style style:name="P98" style:family="paragraph" style:parent-style-name="Standard" style:list-style-name="L1">
      <style:paragraph-properties fo:margin-left="0.212cm" fo:margin-right="-0.035cm" fo:margin-top="0.101cm" fo:margin-bottom="0cm" loext:contextual-spacing="false" fo:line-height="150%" fo:text-indent="0cm" style:auto-text-indent="false"/>
      <style:text-properties style:use-window-font-color="true" style:text-line-through-style="none" style:text-line-through-type="none" style:text-position="0% 100%" style:font-name="Arial" fo:font-size="10pt" fo:language="it" fo:country="IT" officeooo:paragraph-rsid="001c02ee" fo:background-color="transparent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P99" style:family="paragraph" style:parent-style-name="Standard" style:list-style-name="L1">
      <style:paragraph-properties fo:margin-left="0.212cm" fo:margin-right="-0.035cm" fo:margin-top="0.101cm" fo:margin-bottom="0cm" loext:contextual-spacing="false" fo:line-height="150%" fo:text-indent="0cm" style:auto-text-indent="false">
        <style:tab-stops>
          <style:tab-stop style:position="1.296cm"/>
        </style:tab-stops>
      </style:paragraph-properties>
      <style:text-properties fo:color="#231f20" style:text-position="0% 100%" style:font-name="Arial" fo:font-size="10pt" fo:language="it" fo:country="IT" officeooo:paragraph-rsid="001c02ee" fo:background-color="transparent" style:font-name-asian="Arial" style:font-size-asian="10pt" style:font-name-complex="Arial" style:font-size-complex="10pt" style:language-complex="ar" style:country-complex="SA"/>
    </style:style>
    <style:style style:name="P100" style:family="paragraph" style:parent-style-name="Standard" style:list-style-name="L1">
      <style:paragraph-properties fo:margin-left="1.3cm" fo:margin-right="0cm" fo:margin-top="0.101cm" fo:margin-bottom="0cm" loext:contextual-spacing="false" fo:line-height="150%" fo:orphans="0" fo:widows="0" fo:hyphenation-ladder-count="no-limit" fo:text-indent="-1.101cm" style:auto-text-indent="false" style:text-autospace="ideograph-alpha" style:punctuation-wrap="hanging" style:line-break="strict" style:writing-mode="lr-tb">
        <style:tab-stops>
          <style:tab-stop style:position="9.999cm"/>
          <style:tab-stop style:position="14.499cm"/>
        </style:tab-stops>
      </style:paragraph-properties>
      <style:text-properties style:text-position="0% 100%" style:font-name="Arial" fo:font-size="10pt" fo:language="it" fo:country="IT" officeooo:paragraph-rsid="001c02ee" fo:background-color="transparent" style:font-name-asian="Arial" style:font-size-asian="10pt" style:font-name-complex="Arial" style:font-size-complex="10pt" fo:hyphenate="false" fo:hyphenation-remain-char-count="2" fo:hyphenation-push-char-count="2"/>
    </style:style>
    <style:style style:name="P101" style:family="paragraph" style:parent-style-name="Standard" style:list-style-name="L3">
      <style:paragraph-properties fo:margin-left="1cm" fo:margin-right="0cm" fo:margin-top="0.049cm" fo:margin-bottom="0.049cm" loext:contextual-spacing="false" fo:line-height="100%" fo:text-indent="-1cm" style:auto-text-indent="false">
        <style:tab-stops>
          <style:tab-stop style:position="0.917cm"/>
          <style:tab-stop style:position="7.691cm"/>
        </style:tab-stops>
      </style:paragraph-properties>
      <style:text-properties fo:color="#000000" style:font-name="Arial" fo:font-size="8pt" fo:language="it" fo:country="IT" style:font-name-asian="Arial" style:font-size-asian="7pt" style:font-name-complex="Arial" style:font-size-complex="8pt" style:language-complex="ar" style:country-complex="SA"/>
    </style:style>
    <style:style style:name="P102" style:family="paragraph" style:parent-style-name="Standard" style:list-style-name="WW8Num8">
      <style:paragraph-properties fo:margin-left="1cm" fo:margin-right="0cm" fo:margin-top="0.049cm" fo:margin-bottom="0.049cm" loext:contextual-spacing="false" fo:line-height="100%" fo:text-indent="-1cm" style:auto-text-indent="false"/>
      <style:text-properties fo:language="it" fo:country="IT" style:language-complex="ar" style:country-complex="SA"/>
    </style:style>
    <style:style style:name="P103" style:family="paragraph" style:parent-style-name="Standard" style:list-style-name="WW8Num8" style:master-page-name="">
      <style:paragraph-properties fo:margin-left="1cm" fo:margin-right="0cm" fo:margin-top="0.049cm" fo:margin-bottom="0.049cm" loext:contextual-spacing="false" fo:line-height="100%" fo:text-align="justify" style:justify-single-word="false" fo:orphans="0" fo:widows="0" fo:hyphenation-ladder-count="no-limit" fo:text-indent="-1cm" style:auto-text-indent="false" style:page-number="auto" style:text-autospace="ideograph-alpha" style:punctuation-wrap="hanging" style:line-break="strict" style:writing-mode="lr-tb"/>
      <style:text-properties fo:font-size="10pt" fo:language="it" fo:country="IT" style:font-size-asian="10pt" style:font-size-complex="10pt" style:language-complex="ar" style:country-complex="SA" fo:hyphenate="false" fo:hyphenation-remain-char-count="2" fo:hyphenation-push-char-count="2"/>
    </style:style>
    <style:style style:name="P104" style:family="paragraph" style:parent-style-name="Standard" style:list-style-name="WW8Num8" style:master-page-name="">
      <style:paragraph-properties fo:margin-left="1cm" fo:margin-right="0cm" fo:margin-top="0.049cm" fo:margin-bottom="0.049cm" loext:contextual-spacing="false" fo:line-height="100%" fo:orphans="0" fo:widows="0" fo:text-indent="-1cm" style:auto-text-indent="false" style:page-number="auto" style:writing-mode="lr-tb">
        <style:tab-stops>
          <style:tab-stop style:position="1.311cm"/>
        </style:tab-stops>
      </style:paragraph-properties>
      <style:text-properties fo:color="#000000"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P105" style:family="paragraph" style:parent-style-name="Standard" style:list-style-name="WW8Num8">
      <style:paragraph-properties fo:margin-left="1cm" fo:margin-right="0cm" fo:margin-top="0.049cm" fo:margin-bottom="0.049cm" loext:contextual-spacing="false" fo:line-height="100%" fo:orphans="0" fo:widows="0" fo:text-indent="-1cm" style:auto-text-indent="false" style:writing-mode="lr-tb"/>
      <style:text-properties fo:language="it" fo:country="IT" style:language-complex="ar" style:country-complex="SA"/>
    </style:style>
    <style:style style:name="P106" style:family="paragraph" style:parent-style-name="Standard" style:list-style-name="WW8Num8">
      <style:paragraph-properties fo:margin-left="1cm" fo:margin-right="0cm" fo:margin-top="0.049cm" fo:margin-bottom="0.049cm" loext:contextual-spacing="false" fo:line-height="100%" fo:text-align="justify" style:justify-single-word="false" fo:orphans="0" fo:widows="0" fo:text-indent="-1cm" style:auto-text-indent="false" style:writing-mode="lr-tb">
        <style:tab-stops/>
      </style:paragraph-properties>
      <style:text-properties style:use-window-font-color="true" style:font-name="Arial" fo:font-size="10pt" fo:language="it" fo:country="IT" fo:font-weight="bold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P107" style:family="paragraph" style:parent-style-name="Standard" style:list-style-name="L3">
      <style:paragraph-properties fo:margin-left="1.499cm" fo:margin-right="0cm" fo:margin-top="0cm" fo:margin-bottom="0cm" loext:contextual-spacing="false" fo:line-height="100%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text-underline-style="none" style:font-name-asian="Arial" style:font-size-asian="7pt" style:font-name-complex="Arial" style:font-size-complex="8pt" style:language-complex="ar" style:country-complex="SA"/>
    </style:style>
    <style:style style:name="P108" style:family="paragraph" style:parent-style-name="Standard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text-underline-style="none" style:font-name-asian="Arial" style:font-size-asian="7pt" style:font-name-complex="Arial" style:font-size-complex="8pt" style:language-complex="ar" style:country-complex="SA"/>
    </style:style>
    <style:style style:name="P109" style:family="paragraph" style:parent-style-name="Standard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font-size-asian="8pt" style:font-name-complex="Arial" style:font-size-complex="8pt" style:language-complex="ar" style:country-complex="SA"/>
    </style:style>
    <style:style style:name="P110" style:family="paragraph" style:parent-style-name="Standard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font-size-asian="7pt" style:font-name-complex="Arial" style:font-size-complex="8pt" style:language-complex="ar" style:country-complex="SA"/>
    </style:style>
    <style:style style:name="P111" style:family="paragraph" style:parent-style-name="Standard" style:list-style-name="WW8Num8">
      <style:paragraph-properties fo:margin-top="0.049cm" fo:margin-bottom="0.049cm" loext:contextual-spacing="false" fo:line-height="100%" fo:text-align="justify" style:justify-single-word="false"/>
      <style:text-properties fo:font-size="10pt" fo:language="it" fo:country="IT" style:font-size-asian="10pt" style:font-size-complex="10pt" style:language-complex="ar" style:country-complex="SA"/>
    </style:style>
    <style:style style:name="P112" style:family="paragraph" style:parent-style-name="Standard" style:list-style-name="WW8Num8">
      <style:paragraph-properties fo:margin-left="2cm" fo:margin-right="0cm" fo:margin-top="0.049cm" fo:margin-bottom="0.049cm" loext:contextual-spacing="false" fo:line-height="100%" fo:text-align="justify" style:justify-single-word="false" fo:text-indent="-1cm" style:auto-text-indent="false">
        <style:tab-stops/>
      </style:paragraph-properties>
      <style:text-properties style:font-name="Arial" fo:font-size="10pt" fo:language="it" fo:country="IT" style:font-name-asian="Wingdings" style:font-size-asian="10pt" style:font-name-complex="Arial" style:font-size-complex="10pt" style:language-complex="ar" style:country-complex="SA"/>
    </style:style>
    <style:style style:name="P113" style:family="paragraph" style:parent-style-name="Standard" style:list-style-name="WW8Num8">
      <style:paragraph-properties fo:margin-left="2cm" fo:margin-right="0cm" fo:margin-top="0.049cm" fo:margin-bottom="0.049cm" loext:contextual-spacing="false" fo:line-height="100%" fo:text-align="justify" style:justify-single-word="false" fo:text-indent="-1cm" style:auto-text-indent="false">
        <style:tab-stops/>
      </style:paragraph-properties>
      <style:text-properties style:font-name="Arial" fo:font-size="10pt" fo:language="it" fo:country="IT" fo:background-color="transparent" style:font-name-asian="Wingdings" style:font-size-asian="10pt" style:font-name-complex="Arial" style:font-size-complex="10pt" style:language-complex="ar" style:country-complex="SA"/>
    </style:style>
    <style:style style:name="P114" style:family="paragraph" style:parent-style-name="Standard" style:list-style-name="WW8Num8">
      <style:paragraph-properties fo:margin-left="2cm" fo:margin-right="0cm" fo:margin-top="0.049cm" fo:margin-bottom="0.049cm" loext:contextual-spacing="false" fo:line-height="100%" fo:text-align="justify" style:justify-single-word="false" fo:text-indent="-1cm" style:auto-text-indent="false"/>
      <style:text-properties fo:font-size="10pt" fo:language="it" fo:country="IT" fo:background-color="transparent" style:font-size-asian="10pt" style:font-size-complex="10pt" style:language-complex="ar" style:country-complex="SA"/>
    </style:style>
    <style:style style:name="P115" style:family="paragraph" style:parent-style-name="Standard" style:list-style-name="WW8Num8">
      <style:paragraph-properties fo:margin-left="2cm" fo:margin-right="0cm" fo:margin-top="0.049cm" fo:margin-bottom="0.049cm" loext:contextual-spacing="false" fo:line-height="100%" fo:text-align="justify" style:justify-single-word="false" fo:orphans="0" fo:widows="0" fo:hyphenation-ladder-count="no-limit" fo:text-indent="-1cm" style:auto-text-indent="false" style:text-autospace="ideograph-alpha" style:punctuation-wrap="hanging" style:line-break="strict" style:writing-mode="lr-tb">
        <style:tab-stops/>
      </style:paragraph-properties>
      <style:text-properties style:text-line-through-style="none" style:text-line-through-type="none" style:font-name="Arial" fo:font-size="10pt" fo:language="it" fo:country="IT" fo:background-color="transparent" style:font-name-asian="Wingdings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P116" style:family="paragraph" style:parent-style-name="Paragrafo_20_elenco" style:list-style-name="L2">
      <style:paragraph-properties fo:margin-left="0cm" fo:margin-right="0cm" fo:margin-top="0.049cm" fo:margin-bottom="0.049cm" loext:contextual-spacing="false" fo:line-height="100%" fo:text-indent="0cm" style:auto-text-indent="false">
        <style:tab-stops>
          <style:tab-stop style:position="0.917cm"/>
          <style:tab-stop style:position="7.691cm"/>
        </style:tab-stops>
      </style:paragraph-properties>
      <style:text-properties officeooo:paragraph-rsid="00291217"/>
    </style:style>
    <style:style style:name="P117" style:family="paragraph" style:parent-style-name="Paragrafo_20_elenco" style:list-style-name="L3">
      <style:paragraph-properties fo:margin-left="0cm" fo:margin-right="0cm" fo:margin-top="0.049cm" fo:margin-bottom="0.049cm" loext:contextual-spacing="false" fo:line-height="100%" fo:text-indent="0cm" style:auto-text-indent="false">
        <style:tab-stops>
          <style:tab-stop style:position="0.917cm"/>
          <style:tab-stop style:position="7.691cm"/>
        </style:tab-stops>
      </style:paragraph-properties>
      <style:text-properties officeooo:paragraph-rsid="00291217"/>
    </style:style>
    <style:style style:name="P118" style:family="paragraph" style:parent-style-name="Paragrafo_20_elenco" style:list-style-name="L3">
      <style:paragraph-properties fo:margin-left="0cm" fo:margin-right="0cm" fo:margin-top="0.049cm" fo:margin-bottom="0.049cm" loext:contextual-spacing="false" fo:line-height="100%" fo:text-indent="0cm" style:auto-text-indent="false">
        <style:tab-stops>
          <style:tab-stop style:position="0.917cm"/>
          <style:tab-stop style:position="7.691cm"/>
        </style:tab-stops>
      </style:paragraph-properties>
      <style:text-properties fo:color="#000000" style:font-name="Arial" fo:font-size="10pt" fo:language="it" fo:country="IT" officeooo:rsid="00291217" officeooo:paragraph-rsid="00291217" fo:background-color="transparent" style:font-name-asian="Arial" style:font-size-asian="10pt" style:font-name-complex="Arial" style:font-size-complex="10pt" style:language-complex="ar" style:country-complex="SA"/>
    </style:style>
    <style:style style:name="P119" style:family="paragraph" style:parent-style-name="Paragrafo_20_elenco" style:list-style-name="L4" style:master-page-name="">
      <style:paragraph-properties fo:margin-left="0cm" fo:margin-right="0cm" fo:margin-top="0.049cm" fo:margin-bottom="0.049cm" loext:contextual-spacing="false" fo:line-height="100%" fo:text-align="justify" style:justify-single-word="false" fo:orphans="0" fo:widows="0" fo:text-indent="0cm" style:auto-text-indent="false" style:page-number="auto" style:writing-mode="lr-tb">
        <style:tab-stops/>
      </style:paragraph-properties>
      <style:text-properties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P120" style:family="paragraph" style:parent-style-name="Paragrafo_20_elenco" style:list-style-name="WW8Num5" style:master-page-name="">
      <style:paragraph-properties fo:margin-left="0cm" fo:margin-right="0cm" fo:margin-top="0.049cm" fo:margin-bottom="0.049cm" loext:contextual-spacing="false" fo:line-height="100%" fo:text-align="justify" style:justify-single-word="false" fo:orphans="0" fo:widows="0" fo:text-indent="0cm" style:auto-text-indent="false" style:page-number="auto" style:writing-mode="lr-tb">
        <style:tab-stops/>
      </style:paragraph-properties>
      <style:text-properties fo:color="#000000" style:font-name="Arial" fo:font-size="10pt" fo:language="it" fo:country="IT" fo:font-weight="normal" style:font-name-asian="Arial" style:font-size-asian="10pt" style:font-weight-asian="normal" style:font-name-complex="Arial" style:font-size-complex="10pt" style:language-complex="ar" style:country-complex="SA" style:font-weight-complex="normal"/>
    </style:style>
    <style:style style:name="P121" style:family="paragraph" style:parent-style-name="Paragrafo_20_elenco" style:list-style-name="L2">
      <style:paragraph-properties fo:margin-left="1.499cm" fo:margin-right="0cm" fo:margin-top="0.049cm" fo:margin-bottom="0.049cm" loext:contextual-spacing="false" fo:line-height="100%" fo:text-indent="-0.7cm" style:auto-text-indent="false">
        <style:tab-stops>
          <style:tab-stop style:position="1.499cm"/>
        </style:tab-stops>
      </style:paragraph-properties>
      <style:text-properties officeooo:paragraph-rsid="00291217"/>
    </style:style>
    <style:style style:name="P122" style:family="paragraph" style:parent-style-name="Paragrafo_20_elenco" style:list-style-name="L2">
      <style:paragraph-properties fo:margin-left="1.499cm" fo:margin-right="0cm" fo:margin-top="0.049cm" fo:margin-bottom="0.049cm" loext:contextual-spacing="false" fo:line-height="100%" fo:text-indent="-0.7cm" style:auto-text-indent="false">
        <style:tab-stops>
          <style:tab-stop style:position="1.499cm"/>
        </style:tab-stops>
      </style:paragraph-properties>
      <style:text-properties officeooo:paragraph-rsid="00291217" fo:background-color="transparent"/>
    </style:style>
    <style:style style:name="P123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language="it" fo:country="IT" style:text-underline-style="none" style:language-complex="ar" style:country-complex="SA"/>
    </style:style>
    <style:style style:name="P124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language="it" fo:country="IT" style:language-complex="ar" style:country-complex="SA"/>
    </style:style>
    <style:style style:name="P125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color="#000000" style:font-name="Arial" fo:font-size="8pt" fo:language="it" fo:country="IT" style:text-underline-style="none" style:font-name-asian="Arial" style:font-size-asian="8pt" style:font-name-complex="Arial" style:font-size-complex="8pt" style:language-complex="ar" style:country-complex="SA"/>
    </style:style>
    <style:style style:name="P126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color="#000000" style:font-name="Arial" fo:font-size="8pt" fo:language="it" fo:country="IT" style:text-underline-style="none" style:font-name-asian="Arial" style:font-size-asian="7pt" style:font-name-complex="Arial" style:font-size-complex="8pt" style:language-complex="ar" style:country-complex="SA"/>
    </style:style>
    <style:style style:name="P127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color="#000000" style:font-name="Arial" fo:font-size="8pt" fo:language="it" fo:country="IT" style:font-size-asian="8pt" style:font-name-complex="Arial" style:font-size-complex="8pt" style:language-complex="ar" style:country-complex="SA"/>
    </style:style>
    <style:style style:name="P128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color="#000000" fo:language="it" fo:country="IT" style:language-complex="ar" style:country-complex="SA"/>
    </style:style>
    <style:style style:name="P129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color="#009900" style:font-name="Arial" fo:font-size="8pt" fo:language="it" fo:country="IT" style:text-underline-style="none" style:font-name-asian="Arial" style:font-size-asian="7pt" style:font-name-complex="Arial" style:font-size-complex="8pt" style:language-complex="ar" style:country-complex="SA"/>
    </style:style>
    <style:style style:name="P130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text-underline-style="none" style:font-size-asian="8pt" style:font-name-complex="Arial" style:font-size-complex="8pt" style:language-complex="ar" style:country-complex="SA"/>
    </style:style>
    <style:style style:name="P131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text-underline-style="none" style:font-size-asian="7pt" style:font-name-complex="Arial" style:font-size-complex="8pt" style:language-complex="ar" style:country-complex="SA"/>
    </style:style>
    <style:style style:name="P132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font-size-asian="8pt" style:font-name-complex="Arial" style:font-size-complex="8pt" style:language-complex="ar" style:country-complex="SA"/>
    </style:style>
    <style:style style:name="P133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style:font-name="Arial" fo:font-size="8pt" fo:language="it" fo:country="IT" style:font-size-asian="7pt" style:font-name-complex="Arial" style:font-size-complex="8pt" style:language-complex="ar" style:country-complex="SA"/>
    </style:style>
    <style:style style:name="P134" style:family="paragraph" style:parent-style-name="Paragrafo_20_elenco" style:list-style-name="L3">
      <style:paragraph-properties fo:margin-left="1.499cm" fo:margin-right="0cm" fo:margin-top="0cm" fo:margin-bottom="0cm" loext:contextual-spacing="false" fo:line-height="100%" fo:text-align="justify" style:justify-single-word="false" fo:text-indent="-0.7cm" style:auto-text-indent="false">
        <style:tab-stops>
          <style:tab-stop style:position="1.499cm"/>
        </style:tab-stops>
      </style:paragraph-properties>
      <style:text-properties fo:color="#ff0000" style:font-name="Arial" fo:font-size="8pt" fo:language="it" fo:country="IT" style:font-size-asian="8pt" style:font-name-complex="Arial" style:font-size-complex="8pt" style:language-complex="ar" style:country-complex="SA"/>
    </style:style>
    <style:style style:name="P135" style:family="paragraph" style:parent-style-name="Paragrafo_20_elenco" style:list-style-name="L3" style:master-page-name="">
      <style:paragraph-properties fo:margin-left="1.499cm" fo:margin-right="0cm" fo:margin-top="0cm" fo:margin-bottom="0cm" loext:contextual-spacing="false" fo:line-height="100%" fo:text-align="justify" style:justify-single-word="false" fo:keep-together="always" fo:text-indent="-0.7cm" style:auto-text-indent="false" style:page-number="auto">
        <style:tab-stops>
          <style:tab-stop style:position="1.499cm"/>
        </style:tab-stops>
      </style:paragraph-properties>
      <style:text-properties fo:language="it" fo:country="IT" style:text-underline-style="none" style:language-complex="ar" style:country-complex="SA"/>
    </style:style>
    <style:style style:name="P136" style:family="paragraph" style:parent-style-name="Paragrafo_20_elenco" style:list-style-name="L3" style:master-page-name="">
      <style:paragraph-properties fo:margin-left="1.499cm" fo:margin-right="0cm" fo:margin-top="0cm" fo:margin-bottom="0cm" loext:contextual-spacing="false" fo:line-height="100%" fo:text-align="justify" style:justify-single-word="false" fo:keep-together="always" fo:text-indent="-0.7cm" style:auto-text-indent="false" style:page-number="auto" fo:keep-with-next="always">
        <style:tab-stops>
          <style:tab-stop style:position="1.499cm"/>
        </style:tab-stops>
      </style:paragraph-properties>
      <style:text-properties fo:language="it" fo:country="IT" style:language-complex="ar" style:country-complex="SA"/>
    </style:style>
    <style:style style:name="P137" style:family="paragraph" style:parent-style-name="Paragrafo_20_elenco" style:list-style-name="WW8Num8" style:master-page-name="">
      <style:paragraph-properties fo:margin-left="1cm" fo:margin-right="0cm" fo:margin-top="0.049cm" fo:margin-bottom="0.049cm" loext:contextual-spacing="false" fo:line-height="100%" fo:text-align="justify" style:justify-single-word="false" fo:orphans="0" fo:widows="0" fo:text-indent="-1cm" style:auto-text-indent="false" style:page-number="auto" style:shadow="none" style:writing-mode="lr-tb">
        <style:tab-stops/>
      </style:paragraph-properties>
      <style:text-properties style:font-name="Arial" fo:font-size="10pt" fo:language="it" fo:country="IT" fo:font-weight="bold" fo:background-color="transparent" style:font-name-asian="Arial" style:font-size-asian="10pt" style:font-weight-asian="bold" style:font-name-complex="Arial" style:font-size-complex="10pt" style:language-complex="ar" style:country-complex="SA" style:font-weight-complex="bold"/>
    </style:style>
    <style:style style:name="P138" style:family="paragraph" style:parent-style-name="Paragrafo_20_elenco" style:list-style-name="WW8Num8" style:master-page-name="">
      <style:paragraph-properties fo:margin-left="1cm" fo:margin-right="0cm" fo:margin-top="0.049cm" fo:margin-bottom="0.049cm" loext:contextual-spacing="false" fo:line-height="100%" fo:orphans="0" fo:widows="0" fo:text-indent="-1cm" style:auto-text-indent="false" style:page-number="auto" style:shadow="none" style:writing-mode="lr-tb">
        <style:tab-stops/>
      </style:paragraph-properties>
      <style:text-properties fo:language="it" fo:country="IT" style:language-complex="ar" style:country-complex="SA"/>
    </style:style>
    <style:style style:name="P139" style:family="paragraph" style:parent-style-name="Paragrafo_20_elenco" style:list-style-name="WW8Num8" style:master-page-name="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 style:page-number="auto">
        <style:tab-stops/>
      </style:paragraph-properties>
      <style:text-properties fo:language="it" fo:country="IT" style:language-complex="ar" style:country-complex="SA"/>
    </style:style>
    <style:style style:name="P140" style:family="paragraph" style:parent-style-name="Paragrafo_20_elenco" style:list-style-name="WW8Num8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>
        <style:tab-stops/>
      </style:paragraph-properties>
      <style:text-properties style:font-name="Arial" fo:font-size="10pt" fo:language="it" fo:country="IT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141" style:family="paragraph" style:parent-style-name="Paragrafo_20_elenco" style:list-style-name="WW8Num3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/>
      <style:text-properties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P142" style:family="paragraph" style:parent-style-name="Paragrafo_20_elenco" style:list-style-name="WW8Num8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>
        <style:tab-stops>
          <style:tab-stop style:position="0.917cm"/>
        </style:tab-stops>
      </style:paragraph-properties>
      <style:text-properties fo:language="it" fo:country="IT" style:language-complex="ar" style:country-complex="SA"/>
    </style:style>
    <style:style style:name="P143" style:family="paragraph" style:parent-style-name="Paragrafo_20_elenco" style:list-style-name="WW8Num3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/>
      <style:text-properties fo:language="it" fo:country="IT" style:language-complex="ar" style:country-complex="SA"/>
    </style:style>
    <style:style style:name="P144" style:family="paragraph" style:parent-style-name="Paragrafo_20_elenco" style:list-style-name="WW8Num8">
      <style:paragraph-properties fo:margin-left="1cm" fo:margin-right="0cm" fo:margin-top="0.049cm" fo:margin-bottom="0.049cm" loext:contextual-spacing="false" fo:line-height="100%" fo:text-indent="-1cm" style:auto-text-indent="false">
        <style:tab-stops>
          <style:tab-stop style:position="0.917cm"/>
        </style:tab-stops>
      </style:paragraph-properties>
      <style:text-properties fo:language="it" fo:country="IT" style:language-complex="ar" style:country-complex="SA"/>
    </style:style>
    <style:style style:name="P145" style:family="paragraph" style:parent-style-name="Paragrafo_20_elenco" style:list-style-name="WW8Num8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>
        <style:tab-stops>
          <style:tab-stop style:position="0.917cm"/>
        </style:tab-stops>
      </style:paragraph-properties>
      <style:text-properties fo:color="#000000" fo:language="it" fo:country="IT" fo:background-color="transparent" style:language-complex="ar" style:country-complex="SA"/>
    </style:style>
    <style:style style:name="P146" style:family="paragraph" style:parent-style-name="Paragrafo_20_elenco" style:list-style-name="WW8Num3">
      <style:paragraph-properties fo:margin-left="1cm" fo:margin-right="0cm" fo:margin-top="0.049cm" fo:margin-bottom="0.049cm" loext:contextual-spacing="false" fo:line-height="100%" fo:text-align="justify" style:justify-single-word="false" fo:text-indent="-1cm" style:auto-text-indent="false"/>
      <style:text-properties fo:color="#000000" style:font-name="Arial" fo:font-size="10pt" fo:language="it" fo:country="IT" fo:font-weight="normal" style:font-size-asian="10pt" style:font-weight-asian="normal" style:font-size-complex="10pt" style:language-complex="ar" style:country-complex="SA" style:font-weight-complex="normal"/>
    </style:style>
    <style:style style:name="P147" style:family="paragraph" style:parent-style-name="Paragrafo_20_elenco" style:list-style-name="WW8Num5">
      <style:paragraph-properties fo:margin-left="1cm" fo:margin-right="0cm" fo:margin-top="0.049cm" fo:margin-bottom="0.049cm" loext:contextual-spacing="false" fo:line-height="100%" fo:text-align="justify" style:justify-single-word="false" fo:orphans="0" fo:widows="0" fo:text-indent="-1cm" style:auto-text-indent="false" style:writing-mode="lr-tb"/>
      <style:text-properties fo:color="#000000" style:font-name="Arial" fo:font-size="10pt" fo:language="it" fo:country="IT" fo:font-weight="normal" style:font-size-asian="10pt" style:font-weight-asian="normal" style:font-size-complex="10pt" style:language-complex="ar" style:country-complex="SA" style:font-weight-complex="normal"/>
    </style:style>
    <style:style style:name="P148" style:family="paragraph">
      <loext:graphic-properties draw:fill="none" draw:fill-color="#ffffff"/>
      <style:paragraph-properties style:writing-mode="lr-tb"/>
    </style:style>
    <style:style style:name="P149" style:family="paragraph">
      <loext:graphic-properties draw:fill="none"/>
      <style:paragraph-properties fo:text-align="center"/>
    </style:style>
    <style:style style:name="T1" style:family="text">
      <style:text-properties officeooo:rsid="002ece73"/>
    </style:style>
    <style:style style:name="T2" style:family="text">
      <style:text-properties style:font-name="Arial" fo:font-size="10pt" fo:letter-spacing="-0.007cm" style:font-name-asian="Arial" style:font-size-asian="10pt" style:font-name-complex="Arial" style:font-size-complex="10pt"/>
    </style:style>
    <style:style style:name="T3" style:family="text">
      <style:text-properties style:font-name="Arial" fo:font-size="10pt" fo:letter-spacing="0.016cm" style:font-name-asian="Arial" style:font-size-asian="10pt" style:font-name-complex="Arial" style:font-size-complex="10pt"/>
    </style:style>
    <style:style style:name="T4" style:family="text">
      <style:text-properties style:font-name="Arial" fo:font-size="10pt" fo:letter-spacing="0.016cm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etter-spacing="-0.085cm" fo:font-weight="bold" style:font-name-asian="Arial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etter-spacing="-0.002cm" fo:font-weight="bold" style:font-name-asian="Arial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etter-spacing="-0.002cm" style:font-name-asian="Arial" style:font-size-asian="10pt" style:font-name-complex="Arial" style:font-size-complex="10pt"/>
    </style:style>
    <style:style style:name="T8" style:family="text">
      <style:text-properties style:font-name="Arial" fo:font-size="10pt" fo:letter-spacing="-0.002cm" fo:font-weight="normal" style:font-name-asian="Ari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style:font-name-asian="Arial" style:font-size-asian="10pt" style:font-name-complex="Arial" style:font-size-complex="10pt"/>
    </style:style>
    <style:style style:name="T13" style:family="text">
      <style:text-properties style:font-name="Arial" fo:font-size="10pt" style:font-name-asian="Arial" style:font-size-asian="10pt" style:font-name-complex="Arial" style:font-size-complex="10pt" style:font-weight-complex="bold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font-name="Arial" fo:font-size="10pt" officeooo:rsid="001a44c8" style:font-size-asian="10pt" style:font-name-complex="Arial" style:font-size-complex="10pt"/>
    </style:style>
    <style:style style:name="T16" style:family="text">
      <style:text-properties style:font-name="Arial" fo:font-size="10pt" fo:background-color="transparent" loext:char-shading-value="0" style:font-name-asian="Arial" style:font-size-asian="10pt" style:font-name-complex="Arial" style:font-size-complex="10pt"/>
    </style:style>
    <style:style style:name="T17" style:family="text">
      <style:text-properties style:font-name="Arial" fo:font-size="10pt" fo:font-style="normal" style:font-name-asian="Arial" style:font-size-asian="10pt" style:font-style-asian="normal" style:font-name-complex="Arial" style:font-size-complex="10pt" style:font-style-complex="normal"/>
    </style:style>
    <style:style style:name="T18" style:family="text">
      <style:text-properties style:font-name="Arial" fo:font-size="10pt" fo:font-style="normal" officeooo:rsid="001a44c8" style:font-name-asian="Arial" style:font-size-asian="10pt" style:font-style-asian="normal" style:font-name-complex="Arial" style:font-size-complex="10pt" style:font-style-complex="normal"/>
    </style:style>
    <style:style style:name="T19" style:family="text"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Arial" fo:font-weight="bold" style:font-name-asian="Wingdings" style:font-weight-asian="bold" style:font-name-complex="Arial" style:font-weight-complex="bold"/>
    </style:style>
    <style:style style:name="T22" style:family="text">
      <style:text-properties style:font-name="Arial" style:font-name-asian="Wingdings" style:font-name-complex="Arial"/>
    </style:style>
    <style:style style:name="T23" style:family="text">
      <style:text-properties style:font-name-asian="Arial"/>
    </style:style>
    <style:style style:name="T24" style:family="text">
      <style:text-properties style:font-name-asian="Arial" style:font-name-complex="Arial"/>
    </style:style>
    <style:style style:name="T25" style:family="text">
      <style:text-properties fo:color="#231f20" style:text-position="10% 100%" style:font-name="Arial" fo:font-size="10pt" fo:letter-spacing="0.048cm" style:font-name-asian="Arial" style:font-size-asian="10pt" style:font-name-complex="Arial" style:font-size-complex="10pt"/>
    </style:style>
    <style:style style:name="T26" style:family="text">
      <style:text-properties fo:color="#231f20" style:text-position="10% 100%" style:font-name="Arial" fo:font-size="10pt" fo:letter-spacing="0.048cm" fo:font-weight="bold" style:font-name-asian="Arial" style:font-size-asian="10pt" style:font-weight-asian="bold" style:font-name-complex="Arial" style:font-size-complex="10pt" style:font-weight-complex="bold"/>
    </style:style>
    <style:style style:name="T27" style:family="text">
      <style:text-properties fo:color="#231f20" style:text-position="10% 100%" style:font-name="Arial" fo:font-size="10pt" style:font-name-asian="Arial" style:font-size-asian="10pt" style:font-name-complex="Arial" style:font-size-complex="10pt"/>
    </style:style>
    <style:style style:name="T28" style:family="text">
      <style:text-properties fo:color="#231f20" style:text-position="10% 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9" style:family="text">
      <style:text-properties fo:color="#231f20" style:text-position="10% 100%"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T30" style:family="text">
      <style:text-properties fo:color="#231f20" style:font-name="Arial" fo:font-size="10pt" fo:letter-spacing="0.044cm" fo:font-weight="bold" style:font-name-asian="Arial" style:font-size-asian="10pt" style:font-weight-asian="bold" style:font-name-complex="Arial" style:font-size-complex="10pt" style:font-weight-complex="bold"/>
    </style:style>
    <style:style style:name="T31" style:family="text">
      <style:text-properties fo:color="#231f2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2" style:family="text">
      <style:text-properties fo:color="#231f20" style:font-name="Wingdings2" fo:font-size="14pt" style:font-name-asian="Wingdings2" style:font-size-asian="14pt" style:font-name-complex="Wingdings2" style:font-size-complex="14pt"/>
    </style:style>
    <style:style style:name="T33" style:family="text">
      <style:text-properties fo:color="#231f20" style:font-name="Wingdings2" fo:font-size="14pt" fo:background-color="transparent" loext:char-shading-value="0" style:font-name-asian="Wingdings2" style:font-size-asian="14pt" style:font-name-complex="Wingdings2" style:font-size-complex="14pt"/>
    </style:style>
    <style:style style:name="T34" style:family="text">
      <style:text-properties fo:color="#231f20" style:text-position="0% 100%" style:font-name="Arial" fo:font-size="10pt" style:font-name-asian="Arial" style:font-size-asian="10pt" style:font-name-complex="Arial" style:font-size-complex="10pt"/>
    </style:style>
    <style:style style:name="T35" style:family="text">
      <style:text-properties fo:color="#231f20" style:font-name-asian="Arial" style:font-name-complex="Arial"/>
    </style:style>
    <style:style style:name="T36" style:family="text">
      <style:text-properties fo:color="#000000" style:font-name="Arial" fo:font-size="10pt" fo:letter-spacing="0.064cm" style:font-name-asian="Arial" style:font-size-asian="10pt" style:font-name-complex="Arial" style:font-size-complex="10pt"/>
    </style:style>
    <style:style style:name="T37" style:family="text">
      <style:text-properties fo:color="#000000" style:font-name="Arial" fo:font-size="10pt" fo:letter-spacing="0.064cm" style:text-underline-style="solid" style:text-underline-width="bold" style:text-underline-color="#000000" style:font-name-asian="Arial" style:font-size-asian="10pt" style:font-name-complex="Arial" style:font-size-complex="10pt"/>
    </style:style>
    <style:style style:name="T38" style:family="text">
      <style:text-properties fo:color="#000000" style:font-name="Arial" fo:font-size="10pt" fo:letter-spacing="0.064cm" style:text-underline-style="solid" style:text-underline-width="bold" style:text-underline-color="#000000" fo:font-weight="bold" style:font-name-asian="Arial" style:font-size-asian="10pt" style:font-weight-asian="bold" style:font-name-complex="Arial" style:font-size-complex="10pt" style:font-weight-complex="bold"/>
    </style:style>
    <style:style style:name="T39" style:family="text">
      <style:text-properties fo:color="#000000" style:font-name="Arial" fo:font-size="10pt" fo:letter-spacing="0.064cm" fo:font-weight="bold" style:font-name-asian="Arial" style:font-size-asian="10pt" style:font-weight-asian="bold" style:font-name-complex="Arial" style:font-size-complex="10pt" style:font-weight-complex="bold"/>
    </style:style>
    <style:style style:name="T40" style:family="text">
      <style:text-properties fo:color="#000000" style:font-name="Arial" fo:font-size="10pt" fo:letter-spacing="-0.048cm" style:font-name-asian="Arial" style:font-size-asian="10pt" style:font-name-complex="Arial" style:font-size-complex="10pt"/>
    </style:style>
    <style:style style:name="T41" style:family="text">
      <style:text-properties fo:color="#000000" style:font-name="Arial" fo:font-size="10pt" fo:letter-spacing="0.072cm" fo:font-weight="bold" style:font-name-asian="Arial" style:font-size-asian="10pt" style:font-weight-asian="bold" style:font-name-complex="Arial" style:font-size-complex="10pt" style:font-weight-complex="bold"/>
    </style:style>
    <style:style style:name="T42" style:family="text">
      <style:text-properties fo:color="#000000" style:font-name="Arial" fo:font-size="10pt" fo:letter-spacing="0.004cm" style:font-name-asian="Arial" style:font-size-asian="10pt" style:font-name-complex="Arial" style:font-size-complex="10pt"/>
    </style:style>
    <style:style style:name="T43" style:family="text">
      <style:text-properties fo:color="#000000" style:font-name="Arial" fo:font-size="10pt" fo:letter-spacing="0.004cm" fo:font-weight="bold" style:font-name-asian="Arial" style:font-size-asian="10pt" style:font-weight-asian="bold" style:font-name-complex="Arial" style:font-size-complex="10pt" style:font-weight-complex="bold"/>
    </style:style>
    <style:style style:name="T44" style:family="text">
      <style:text-properties fo:color="#000000" style:font-name="Arial" fo:font-size="10pt" fo:letter-spacing="-0.007cm" style:font-name-asian="Arial" style:font-size-asian="10pt" style:font-name-complex="Arial" style:font-size-complex="10pt"/>
    </style:style>
    <style:style style:name="T45" style:family="text">
      <style:text-properties fo:color="#000000" style:font-name="Arial" fo:font-size="10pt" fo:letter-spacing="-0.012cm" style:font-name-asian="Arial" style:font-size-asian="10pt" style:font-name-complex="Arial" style:font-size-complex="10pt"/>
    </style:style>
    <style:style style:name="T46" style:family="text">
      <style:text-properties fo:color="#000000" style:font-name="Arial" fo:font-size="10pt" fo:letter-spacing="-0.016cm" style:font-name-asian="Arial" style:font-size-asian="10pt" style:font-name-complex="Arial" style:font-size-complex="10pt"/>
    </style:style>
    <style:style style:name="T47" style:family="text">
      <style:text-properties fo:color="#000000" style:font-name="Arial" fo:font-size="10pt" fo:letter-spacing="-0.046cm" fo:font-weight="normal" style:font-name-asian="Arial" style:font-size-asian="10pt" style:font-weight-asian="normal" style:font-name-complex="Arial" style:font-size-complex="10pt" style:font-weight-complex="normal"/>
    </style:style>
    <style:style style:name="T48" style:family="text">
      <style:text-properties fo:color="#000000" style:font-name="Arial" fo:font-size="10pt" fo:letter-spacing="-0.046cm" style:font-name-asian="Arial" style:font-size-asian="10pt" style:font-name-complex="Arial" style:font-size-complex="10pt"/>
    </style:style>
    <style:style style:name="T49" style:family="text">
      <style:text-properties fo:color="#000000" style:font-name="Arial" fo:font-size="10pt" fo:letter-spacing="-0.026cm" fo:font-weight="normal" style:font-name-asian="Arial" style:font-size-asian="10pt" style:font-weight-asian="normal" style:font-name-complex="Arial" style:font-size-complex="10pt" style:font-weight-complex="normal"/>
    </style:style>
    <style:style style:name="T50" style:family="text">
      <style:text-properties fo:color="#000000" style:font-name="Arial" fo:font-size="10pt" fo:letter-spacing="-0.026cm" style:font-name-asian="Arial" style:font-size-asian="10pt" style:font-name-complex="Arial" style:font-size-complex="10pt"/>
    </style:style>
    <style:style style:name="T51" style:family="text">
      <style:text-properties fo:color="#000000" style:font-name="Arial" fo:font-size="10pt" fo:letter-spacing="normal" style:font-name-asian="Arial" style:font-size-asian="10pt" style:font-name-complex="Arial" style:font-size-complex="10pt"/>
    </style:style>
    <style:style style:name="T5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3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T54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55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56" style:family="text">
      <style:text-properties fo:color="#000000" style:font-name="Arial" fo:font-size="10pt" style:font-size-asian="10pt" style:font-name-complex="Arial" style:font-size-complex="10pt"/>
    </style:style>
    <style:style style:name="T57" style:family="text">
      <style:text-properties fo:color="#000000" style:font-name="Arial" fo:font-size="10pt" style:text-underline-style="solid" style:text-underline-width="bold" style:text-underline-color="#000000" style:font-name-asian="Arial" style:font-size-asian="10pt" style:font-name-complex="Arial" style:font-size-complex="10pt"/>
    </style:style>
    <style:style style:name="T58" style:family="text">
      <style:text-properties fo:color="#000000" style:font-name="Arial" fo:font-size="10pt" style:text-underline-style="solid" style:text-underline-width="bold" style:text-underline-color="#000000" fo:font-weight="bold" style:font-name-asian="Arial" style:font-size-asian="10pt" style:font-weight-asian="bold" style:font-name-complex="Arial" style:font-size-complex="10pt" style:font-weight-complex="bold"/>
    </style:style>
    <style:style style:name="T59" style:family="text">
      <style:text-properties fo:color="#000000" style:font-name="Arial" fo:font-size="10pt" fo:background-color="transparent" loext:char-shading-value="0" style:font-name-asian="Arial" style:font-size-asian="10pt" style:font-name-complex="Arial" style:font-size-complex="10pt"/>
    </style:style>
    <style:style style:name="T60" style:family="text"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1" style:family="text">
      <style:text-properties fo:color="#000000" style:font-name="Arial" fo:font-size="10pt" style:text-underline-style="solid" style:text-underline-width="auto" style:text-underline-color="#000000" style:font-name-asian="Arial" style:font-size-asian="10pt" style:font-name-complex="Arial" style:font-size-complex="10pt"/>
    </style:style>
    <style:style style:name="T62" style:family="text">
      <style:text-properties fo:color="#000000" style:font-name="Arial" fo:font-size="10pt" fo:language="it" fo:country="IT" style:font-name-asian="Arial" style:font-size-asian="10pt" style:font-name-complex="Arial" style:font-size-complex="10pt" style:language-complex="ar" style:country-complex="SA"/>
    </style:style>
    <style:style style:name="T63" style:family="text">
      <style:text-properties fo:color="#000000" style:font-name="Arial" fo:font-size="10pt" fo:language="it" fo:country="IT" officeooo:rsid="00291217" style:font-name-asian="Arial" style:font-size-asian="10pt" style:font-name-complex="Arial" style:font-size-complex="10pt" style:language-complex="ar" style:country-complex="SA"/>
    </style:style>
    <style:style style:name="T64" style:family="text">
      <style:text-properties fo:color="#000000" style:font-name="Arial" fo:font-size="10pt" fo:language="it" fo:country="IT" officeooo:rsid="002a3420" style:font-name-asian="Arial" style:font-size-asian="10pt" style:font-name-complex="Arial" style:font-size-complex="10pt" style:language-complex="ar" style:country-complex="SA"/>
    </style:style>
    <style:style style:name="T65" style:family="text">
      <style:text-properties fo:color="#000000" style:font-name="Arial" fo:font-size="10pt" fo:language="it" fo:country="IT" officeooo:rsid="002bed47" style:font-name-asian="Arial" style:font-size-asian="10pt" style:font-name-complex="Arial" style:font-size-complex="10pt" style:language-complex="ar" style:country-complex="SA"/>
    </style:style>
    <style:style style:name="T66" style:family="text">
      <style:text-properties fo:color="#000000" style:font-name="Arial" fo:font-size="10pt" fo:language="it" fo:country="IT" officeooo:rsid="002dd445" style:font-name-asian="Arial" style:font-size-asian="10pt" style:font-name-complex="Arial" style:font-size-complex="10pt" style:language-complex="ar" style:country-complex="SA"/>
    </style:style>
    <style:style style:name="T67" style:family="text">
      <style:text-properties fo:color="#000000" style:font-name="Arial" fo:font-size="10pt" fo:language="it" fo:country="IT" fo:background-color="transparent" loext:char-shading-value="0" style:font-name-asian="Arial" style:font-size-asian="10pt" style:font-name-complex="Arial" style:font-size-complex="10pt" style:language-complex="ar" style:country-complex="SA"/>
    </style:style>
    <style:style style:name="T68" style:family="text">
      <style:text-properties fo:color="#000000" style:font-name="Arial" fo:font-size="10pt" fo:language="it" fo:country="IT" officeooo:rsid="00291217" fo:background-color="transparent" loext:char-shading-value="0" style:font-name-asian="Arial" style:font-size-asian="10pt" style:font-name-complex="Arial" style:font-size-complex="10pt" style:language-complex="ar" style:country-complex="SA"/>
    </style:style>
    <style:style style:name="T69" style:family="text">
      <style:text-properties fo:color="#000000" style:text-line-through-style="none" style:text-line-through-type="none" style:font-name="Arial" fo:font-size="10pt" fo:font-style="italic" fo:background-color="transparent" loext:char-shading-value="0" style:font-size-asian="10pt" style:font-style-asian="italic" style:font-name-complex="Arial" style:font-size-complex="10pt"/>
    </style:style>
    <style:style style:name="T70" style:family="text">
      <style:text-properties fo:color="#000000" style:text-line-through-style="none" style:text-line-through-type="none" style:font-name="Arial" fo:font-size="10pt" fo:background-color="transparent" loext:char-shading-value="0" style:font-size-asian="10pt" style:font-name-complex="Arial" style:font-size-complex="10pt"/>
    </style:style>
    <style:style style:name="T71" style:family="text">
      <style:text-properties fo:color="#000000" style:text-line-through-style="none" style:text-line-through-type="none" officeooo:rsid="0027078e" fo:background-color="transparent" loext:char-shading-value="0"/>
    </style:style>
    <style:style style:name="T72" style:family="text">
      <style:text-properties fo:color="#000000" fo:background-color="transparent" loext:char-shading-value="0"/>
    </style:style>
    <style:style style:name="T73" style:family="text">
      <style:text-properties fo:color="#000000" officeooo:rsid="0027078e" fo:background-color="transparent" loext:char-shading-value="0"/>
    </style:style>
    <style:style style:name="T74" style:family="text">
      <style:text-properties fo:color="#000000" fo:font-weight="bold" fo:background-color="transparent" loext:char-shading-value="0" style:font-weight-asian="bold" style:font-weight-complex="bold"/>
    </style:style>
    <style:style style:name="T75" style:family="text">
      <style:text-properties fo:color="#000000" fo:font-size="9pt" fo:background-color="transparent" loext:char-shading-value="0" style:font-size-asian="9pt" style:font-size-complex="9pt"/>
    </style:style>
    <style:style style:name="T76" style:family="text">
      <style:text-properties fo:color="#000000" fo:font-size="9pt" fo:font-style="italic" fo:background-color="transparent" loext:char-shading-value="0" style:font-size-asian="9pt" style:font-style-asian="italic" style:font-size-complex="9pt"/>
    </style:style>
    <style:style style:name="T77" style:family="text">
      <style:text-properties style:use-window-font-color="true"/>
    </style:style>
    <style:style style:name="T78" style:family="text">
      <style:text-properties style:use-window-font-color="true" style:font-name="Arial" fo:font-size="10pt" fo:background-color="transparent" loext:char-shading-value="0" style:font-name-asian="Arial" style:font-size-asian="10pt" style:font-name-complex="Arial" style:font-size-complex="10pt"/>
    </style:style>
    <style:style style:name="T79" style:family="text">
      <style:text-properties style:use-window-font-color="true" style:font-name="Arial" fo:font-size="10pt" style:font-size-asian="10pt" style:font-name-complex="Arial" style:font-size-complex="10pt"/>
    </style:style>
    <style:style style:name="T80" style:family="text">
      <style:text-properties style:use-window-font-color="true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81" style:family="text">
      <style:text-properties style:use-window-font-color="true" style:text-line-through-style="none" style:text-line-through-type="none"/>
    </style:style>
    <style:style style:name="T82" style:family="text">
      <style:text-properties style:use-window-font-color="true" style:text-line-through-style="none" style:text-line-through-type="none" fo:font-size="8pt" fo:font-style="italic" fo:background-color="transparent" loext:char-shading-value="0" style:font-name-asian="Wingdings" style:font-size-asian="8pt" style:font-style-asian="italic" style:font-name-complex="Arial" style:font-size-complex="8pt"/>
    </style:style>
    <style:style style:name="T83" style:family="text">
      <style:text-properties style:use-window-font-color="true" style:text-line-through-style="none" style:text-line-through-type="none" fo:font-size="8pt" fo:font-style="italic" officeooo:rsid="002e9bb8" fo:background-color="transparent" loext:char-shading-value="0" style:font-name-asian="Wingdings" style:font-size-asian="8pt" style:font-style-asian="italic" style:font-name-complex="Arial" style:font-size-complex="9pt"/>
    </style:style>
    <style:style style:name="T84" style:family="text">
      <style:text-properties style:use-window-font-color="true" style:text-line-through-style="none" style:text-line-through-type="none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85" style:family="text">
      <style:text-properties style:use-window-font-color="true" style:text-line-through-style="none" style:text-line-through-type="none" fo:font-size="8pt" fo:font-weight="normal" style:font-name-asian="Wingdings" style:font-size-asian="8pt" style:language-asian="zh" style:country-asian="CN" style:font-weight-asian="normal" style:font-size-complex="8pt" style:font-weight-complex="normal"/>
    </style:style>
    <style:style style:name="T86" style:family="text">
      <style:text-properties style:use-window-font-color="true" style:text-line-through-style="none" style:text-line-through-type="none" fo:font-size="8pt" fo:font-weight="normal" officeooo:rsid="002e9bb8" style:font-name-asian="Wingdings" style:font-size-asian="8pt" style:language-asian="zh" style:country-asian="CN" style:font-weight-asian="normal" style:font-size-complex="9pt" style:font-weight-complex="normal"/>
    </style:style>
    <style:style style:name="T87" style:family="text">
      <style:text-properties style:use-window-font-color="true" style:text-line-through-style="none" style:text-line-through-type="none" style:font-name-asian="Wingdings" style:font-name-complex="Wingdings" style:language-complex="ar" style:country-complex="SA"/>
    </style:style>
    <style:style style:name="T88" style:family="text">
      <style:text-properties style:use-window-font-color="true" style:text-line-through-style="none" style:text-line-through-type="none" officeooo:rsid="004424bc" style:font-name-asian="Wingdings" style:font-name-complex="Wingdings" style:language-complex="ar" style:country-complex="SA"/>
    </style:style>
    <style:style style:name="T89" style:family="text">
      <style:text-properties style:use-window-font-color="true" style:text-line-through-style="none" style:text-line-through-type="none" officeooo:rsid="004424bc" fo:background-color="transparent" loext:char-shading-value="0" style:language-asian="zh" style:country-asian="CN"/>
    </style:style>
    <style:style style:name="T90" style:family="text">
      <style:text-properties style:use-window-font-color="true" style:text-line-through-style="none" style:text-line-through-type="none" fo:font-weight="normal" officeooo:rsid="004424bc" fo:background-color="transparent" loext:char-shading-value="0" style:language-asian="zh" style:country-asian="CN" style:font-weight-asian="normal" style:font-weight-complex="normal"/>
    </style:style>
    <style:style style:name="T91" style:family="text">
      <style:text-properties style:use-window-font-color="true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92" style:family="text">
      <style:text-properties style:use-window-font-color="true" fo:font-size="8pt" fo:font-style="italic" fo:background-color="transparent" loext:char-shading-value="0" style:font-name-asian="Arial" style:font-size-asian="8pt" style:font-style-asian="italic" style:font-name-complex="Arial" style:font-size-complex="8pt"/>
    </style:style>
    <style:style style:name="T93" style:family="text">
      <style:text-properties style:use-window-font-color="true" fo:font-size="8pt" style:font-size-asian="8pt" style:language-asian="zh" style:country-asian="CN" style:font-size-complex="8pt"/>
    </style:style>
    <style:style style:name="T94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95" style:family="text">
      <style:text-properties style:use-window-font-color="true" fo:font-weight="bold" style:font-name-asian="Arial" style:font-weight-asian="bold" style:font-name-complex="Arial"/>
    </style:style>
    <style:style style:name="T96" style:family="text">
      <style:text-properties style:use-window-font-color="true" fo:font-style="normal" style:language-asian="zh" style:country-asian="CN" style:font-style-asian="normal" style:font-style-complex="normal"/>
    </style:style>
    <style:style style:name="T97" style:family="text">
      <style:text-properties style:use-window-font-color="true" fo:letter-spacing="normal" fo:background-color="transparent" loext:char-shading-value="0" style:font-name-asian="Arial1" style:font-name-complex="Arial1" style:text-scale="100%"/>
    </style:style>
    <style:style style:name="T98" style:family="text">
      <style:text-properties style:use-window-font-color="true" fo:letter-spacing="normal" fo:background-color="transparent" loext:char-shading-value="0" style:text-scale="100%"/>
    </style:style>
    <style:style style:name="T99" style:family="text">
      <style:text-properties style:use-window-font-color="true" fo:background-color="transparent" loext:char-shading-value="0"/>
    </style:style>
    <style:style style:name="T100" style:family="text">
      <style:text-properties style:use-window-font-color="true" officeooo:rsid="004424bc" fo:background-color="transparent" loext:char-shading-value="0"/>
    </style:style>
    <style:style style:name="T101" style:family="text">
      <style:text-properties style:use-window-font-color="true" officeooo:rsid="0047d27f" fo:background-color="transparent" loext:char-shading-value="0"/>
    </style:style>
    <style:style style:name="T102" style:family="text">
      <style:text-properties fo:font-style="italic" style:font-style-asian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fo:background-color="#ffffff" loext:char-shading-value="0" style:font-style-asian="italic" style:font-style-complex="italic"/>
    </style:style>
    <style:style style:name="T105" style:family="text">
      <style:text-properties fo:font-style="italic" officeooo:rsid="0027078e" fo:background-color="#ffffff" loext:char-shading-value="0" style:font-style-asian="italic" style:font-style-complex="italic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2c45ac" style:font-weight-asian="bold" style:font-weight-complex="bold"/>
    </style:style>
    <style:style style:name="T108" style:family="text">
      <style:text-properties fo:font-weight="bold" officeooo:rsid="001c02ee" style:font-weight-asian="bold" style:font-weight-complex="bold"/>
    </style:style>
    <style:style style:name="T109" style:family="text">
      <style:text-properties fo:font-weight="bold" officeooo:rsid="001c02ee" fo:background-color="#ffffff" loext:char-shading-value="0" style:font-weight-asian="bold" style:font-weight-complex="bold"/>
    </style:style>
    <style:style style:name="T110" style:family="text">
      <style:text-properties fo:font-weight="bold" style:font-name-asian="Arial" style:font-weight-asian="bold" style:font-name-complex="Arial" style:font-weight-complex="bold"/>
    </style:style>
    <style:style style:name="T111" style:family="text">
      <style:text-properties style:text-line-through-style="none" style:text-line-through-type="none" style:font-name="Arial" fo:font-size="10pt" fo:font-style="normal" style:font-name-asian="Arial" style:font-size-asian="10pt" style:font-style-asian="normal" style:font-name-complex="Arial" style:font-size-complex="10pt" style:font-style-complex="normal"/>
    </style:style>
    <style:style style:name="T112" style:family="text">
      <style:text-properties style:text-line-through-style="none" style:text-line-through-type="none" style:font-name="Arial" fo:background-color="transparent" loext:char-shading-value="0" style:font-name-asian="Wingdings" style:font-name-complex="Arial"/>
    </style:style>
    <style:style style:name="T113" style:family="text">
      <style:text-properties style:text-line-through-style="none" style:text-line-through-type="none" fo:background-color="transparent" loext:char-shading-value="0"/>
    </style:style>
    <style:style style:name="T114" style:family="text">
      <style:text-properties style:font-name="Wingdings" fo:font-size="14pt" style:font-size-asian="14pt" style:font-name-complex="Wingdings" style:font-size-complex="14pt"/>
    </style:style>
    <style:style style:name="T115" style:family="text">
      <style:text-properties style:font-name="Wingdings" fo:font-size="14pt" style:font-name-asian="Wingdings" style:font-size-asian="14pt" style:font-name-complex="Wingdings" style:font-size-complex="14pt"/>
    </style:style>
    <style:style style:name="T116" style:family="text">
      <style:text-properties style:font-name="Wingdings" fo:font-size="14pt" style:font-name-asian="Wingdings" style:font-size-asian="14pt" style:font-name-complex="Wingdings" style:font-size-complex="14pt" style:font-weight-complex="bold"/>
    </style:style>
    <style:style style:name="T117" style:family="text">
      <style:text-properties style:font-name="Wingdings" fo:font-size="14pt" fo:font-weight="normal" style:font-name-asian="Wingdings" style:font-size-asian="14pt" style:font-weight-asian="normal" style:font-name-complex="Wingdings" style:font-size-complex="14pt" style:font-weight-complex="normal"/>
    </style:style>
    <style:style style:name="T118" style:family="text">
      <style:text-properties style:font-name="Wingdings" fo:font-size="14pt" fo:font-weight="bold" style:font-name-asian="Wingdings" style:font-size-asian="14pt" style:font-weight-asian="bold" style:font-name-complex="Wingdings" style:font-size-complex="14pt" style:font-weight-complex="bold"/>
    </style:style>
    <style:style style:name="T119" style:family="text">
      <style:text-properties fo:letter-spacing="-0.002cm" style:font-name-asian="Arial" style:font-name-complex="Arial"/>
    </style:style>
    <style:style style:name="T120" style:family="text">
      <style:text-properties fo:letter-spacing="-0.046cm" style:font-name-asian="Arial" style:font-name-complex="Arial"/>
    </style:style>
    <style:style style:name="T121" style:family="text">
      <style:text-properties fo:letter-spacing="-0.026cm" style:font-name-asian="Arial" style:font-name-complex="Arial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fo:color="#009900" style:text-position="10% 100%" style:font-name="Arial" fo:font-size="10pt" fo:language="it" fo:country="IT" style:text-underline-style="solid" style:text-underline-width="auto" style:text-underline-color="font-color" style:font-name-asian="Arial" style:font-size-asian="10pt" style:font-name-complex="Arial" style:font-size-complex="10pt" style:language-complex="ar" style:country-complex="SA"/>
    </style:style>
    <style:style style:name="T124" style:family="text">
      <style:text-properties fo:color="#009900" style:text-underline-style="solid" style:text-underline-width="auto" style:text-underline-color="font-color"/>
    </style:style>
    <style:style style:name="T125" style:family="text">
      <style:text-properties style:text-position="0% 100%" style:font-name="Wingdings" fo:font-size="14pt" fo:font-style="normal" fo:font-weight="normal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T126" style:family="text">
      <style:text-properties style:text-position="0% 100%" style:font-name="Wingdings" fo:font-style="normal" fo:font-weight="normal" style:font-name-asian="Wingdings" style:font-style-asian="normal" style:font-weight-asian="normal" style:font-name-complex="Wingdings" style:font-style-complex="normal" style:font-weight-complex="normal"/>
    </style:style>
    <style:style style:name="T127" style:family="text">
      <style:text-properties style:font-name="Helv" fo:background-color="#ffffff" loext:char-shading-value="0"/>
    </style:style>
    <style:style style:name="T128" style:family="text">
      <style:text-properties style:font-name="Helv" fo:font-weight="normal" style:font-weight-asian="normal" style:font-weight-complex="normal"/>
    </style:style>
    <style:style style:name="T129" style:family="text">
      <style:text-properties style:font-name="Helv" fo:font-weight="normal" fo:background-color="#ffffff" loext:char-shading-value="0" style:font-weight-asian="normal" style:font-weight-complex="normal"/>
    </style:style>
    <style:style style:name="T130" style:family="text">
      <style:text-properties fo:background-color="transparent" loext:char-shading-value="0"/>
    </style:style>
    <style:style style:name="T131" style:family="text">
      <style:text-properties style:font-name-complex="Arial"/>
    </style:style>
    <style:style style:name="T132" style:family="text">
      <style:text-properties officeooo:rsid="001a44c8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fo:font-style="normal" officeooo:rsid="00b6517e" style:font-style-asian="normal" style:font-style-complex="normal"/>
    </style:style>
    <style:style style:name="T135" style:family="text">
      <style:text-properties style:language-asian="it" style:country-asian="IT"/>
    </style:style>
    <style:style style:name="T136" style:family="text">
      <style:text-properties officeooo:rsid="0036e339" style:language-asian="it" style:country-asian="IT"/>
    </style:style>
    <style:style style:name="T137" style:family="text">
      <style:text-properties officeooo:rsid="007c2d9c"/>
    </style:style>
    <style:style style:name="T138" style:family="text">
      <style:text-properties officeooo:rsid="0045d64a"/>
    </style:style>
    <style:style style:name="T139" style:family="text">
      <style:text-properties officeooo:rsid="00b56219"/>
    </style:style>
    <style:style style:name="T140" style:family="text">
      <style:text-properties officeooo:rsid="00f82489"/>
    </style:style>
    <style:style style:name="T141" style:family="text">
      <style:text-properties officeooo:rsid="001c02ee"/>
    </style:style>
    <style:style style:name="T142" style:family="text">
      <style:text-properties officeooo:rsid="001c1646"/>
    </style:style>
    <style:style style:name="T143" style:family="text">
      <style:text-properties officeooo:rsid="0024046f" fo:background-color="#ffffff" loext:char-shading-value="0"/>
    </style:style>
    <style:style style:name="T144" style:family="text">
      <style:text-properties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text:list-style style:name="L1">
      <text:list-level-style-bullet text:level="1" text:style-name="Bullet_20_Symbols" text:bullet-char="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Bullet_20_Symbols" text:bullet-char="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Bullet_20_Symbols" text:bullet-char="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Bullet_20_Symbols" text:bullet-char="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Bullet_20_Symbols" text:bullet-char="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Bullet_20_Symbols" text:bullet-char="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Bullet_20_Symbols" text:bullet-char="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Bullet_20_Symbols" text:bullet-char="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10" text:style-name="Bullet_20_Symbols" text:bullet-char="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1"/>
      </text:list-level-style-bullet>
    </text:list-style>
    <text:list-style style:name="L2">
      <text:list-level-style-bullet text:level="1" text:style-name="Bullet_20_Symbols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Bullet_20_Symbols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Bullet_20_Symbols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Bullet_20_Symbols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Bullet_20_Symbols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Bullet_20_Symbols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Bullet_20_Symbols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Bullet_20_Symbols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10" text:style-name="Bullet_20_Symbols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1"/>
      </text:list-level-style-bullet>
    </text:list-style>
    <text:list-style style:name="L3">
      <text:list-level-style-bullet text:level="1" text:style-name="Bullet_20_Symbols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Bullet_20_Symbols" text:bullet-char="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Bullet_20_Symbols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Bullet_20_Symbols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Bullet_20_Symbols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Bullet_20_Symbols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Bullet_20_Symbols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Bullet_20_Symbols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Bullet_20_Symbols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10" text:style-name="Bullet_20_Symbols" text:bullet-char="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1"/>
      </text:list-level-style-bullet>
    </text:list-style>
    <text:list-style style:name="L4">
      <text:list-level-style-bullet text:level="1" text:style-name="Bullet_20_Symbols" text:bullet-char="">
        <style:list-level-properties text:list-level-position-and-space-mode="label-alignment">
          <style:list-level-label-alignment text:label-followed-by="listtab" text:list-tab-stop-position="1cm" fo:text-indent="-0.635cm" fo:margin-left="3.17cm"/>
        </style:list-level-properties>
        <style:text-properties style:font-name="Wingding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cm" svg:stroke-color="#85b4a3" draw:stroke-linejoin="round" svg:stroke-linecap="square" draw:fill="none" draw:fill-color="#ffffff" draw:textarea-horizontal-align="left" draw:textarea-vertical-align="top" draw:auto-grow-height="false" fo:min-height="0.071cm" fo:min-width="17.815cm" fo:padding-top="0.229cm" fo:padding-bottom="0.229cm" fo:padding-left="0.441cm" fo:padding-right="0.441cm" fo:wrap-option="wrap" draw:shadow-color="#808080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margin-left="0.319cm" fo:margin-right="0.319cm" style:run-through="background" style:wrap="run-through" style:number-wrapped-paragraphs="no-limit" style:vertical-pos="from-top" style:vertical-rel="char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7.117cm" fo:padding-top="0.229cm" fo:padding-bottom="0.229cm" fo:padding-left="0.441cm" fo:padding-right="0.441cm" fo:wrap-option="no-wrap" draw:shadow-color="#808080" style:run-through="background"/>
    </style:style>
    <style:style style:name="gr6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7.228cm" fo:padding-top="0.229cm" fo:padding-bottom="0.229cm" fo:padding-left="0.441cm" fo:padding-right="0.441cm" fo:wrap-option="no-wrap" draw:shadow-color="#808080" style:run-through="background"/>
    </style:style>
    <style:style style:name="gr8" style:family="graphic">
      <style:graphic-properties fo:margin-left="0.319cm" fo:margin-right="0.319cm" style:run-through="foreground" style:wrap="run-through" style:number-wrapped-paragraphs="no-limit" style:vertical-pos="from-top" style:vertical-rel="char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18.313cm" fo:padding-top="0.229cm" fo:padding-bottom="0.229cm" fo:padding-left="0.441cm" fo:padding-right="0.441cm" fo:wrap-option="no-wrap" draw:shadow-color="#808080" style:run-through="foreground"/>
    </style:style>
    <style:style style:name="gr10" style:family="graphic">
      <style:graphic-properties fo:margin-left="0.319cm" fo:margin-right="0.319cm" style:run-through="foreground" style:wrap="run-through" style:number-wrapped-paragraphs="no-limit" style:vertical-pos="bottom" style:vertical-rel="char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13.617cm" fo:padding-top="0.229cm" fo:padding-bottom="0.229cm" fo:padding-left="0.441cm" fo:padding-right="0.441cm" fo:wrap-option="no-wrap" draw:shadow-color="#808080" style:run-through="foreground"/>
    </style:style>
    <style:style style:name="gr12" style:family="graphic">
      <style:graphic-properties fo:margin-left="0.319cm" fo:margin-right="0.319cm" style:run-through="foreground" style:wrap="run-through" style:number-wrapped-paragraphs="no-limit" style:vertical-pos="from-top" style:vertical-rel="line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18cm" svg:stroke-color="#85b4a3" svg:stroke-opacity="100%" draw:stroke-linejoin="round" svg:stroke-linecap="square" draw:fill="none" draw:fill-color="#ffffff" draw:textarea-horizontal-align="left" draw:textarea-vertical-align="middle" draw:auto-grow-height="false" fo:min-height="0cm" fo:min-width="14.118cm" fo:padding-top="0.229cm" fo:padding-bottom="0.229cm" fo:padding-left="0.441cm" fo:padding-right="0.441cm" fo:wrap-option="no-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5"><draw:frame text:anchor-type="as-char" svg:y="-0.318cm" draw:z-index="1" draw:style-name="gr3" draw:text-style-name="P149" svg:width="0.602cm" svg:height="0.936cm"><draw:image xlink:href="Pictures/10000201000000FA00000185CEE1328B9A71EF1C.png" xlink:type="simple" xlink:show="embed" xlink:actuate="onLoad"><text:p/></draw:image></draw:frame></text:p>
            <text:p text:style-name="P6">PROVINCIA AUTONOMA DI TRENTO</text:p>
          </table:table-cell>
          <table:table-cell table:style-name="Tabella3.A1" office:value-type="string">
            <text:p text:style-name="P34">COMUNE DI</text:p>
            <text:p text:style-name="P39"/>
            <text:p text:style-name="P39">...................................................................................................</text:p>
          </table:table-cell>
          <table:table-cell table:style-name="Tabella3.A1" office:value-type="string">
            <text:p text:style-name="P32"/>
          </table:table-cell>
        </table:table-row>
        <table:table-row table:style-name="Tabella3.2">
          <table:table-cell table:style-name="Tabella3.A2" office:value-type="string">
            <text:p text:style-name="P37">LOGO DEL COMUNE</text:p>
          </table:table-cell>
          <table:table-cell table:style-name="Tabella3.A1" office:value-type="string">
            <text:p text:style-name="P34">UFFICIO TECNICO</text:p>
            <text:p text:style-name="P35"/>
            <text:p text:style-name="P36"/>
            <text:p text:style-name="P38">(inserire in questo riquadro</text:p>
            <text:p text:style-name="P38">indirizzo completo, telefono, fax,</text:p>
            <text:p text:style-name="P38">e-mail e PEC del singolo Comune)</text:p>
          </table:table-cell>
          <table:table-cell table:style-name="Tabella3.C2" office:value-type="string">
            <text:p text:style-name="P33">SPAZIO RISERVATO AL COMUNE</text:p>
          </table:table-cell>
        </table:table-row>
      </table:table>
      <text:p text:style-name="P2"/>
      <text:p text:style-name="P1"/>
      <text:p text:style-name="P41">COMUNICAZIONE OPERE LIBERE</text:p>
      <text:p text:style-name="P42">(articolo 78, comma 3, della legge provinciale 4 agosto 2015, n. 15)</text:p>
      <text:p text:style-name="P3"/>
      <text:p text:style-name="P4"/>
      <text:p text:style-name="P43"><text:span text:style-name="T95">DATI DEL TITOLARE</text:span><text:span text:style-name="T92"> </text:span><text:span text:style-name="T82">(</text:span><text:span text:style-name="T83">VEDI </text:span><text:span text:style-name="T82">MODELLO SOGGETTI COINVOLTI)</text:span></text:p>
      <text:p text:style-name="P48">c<draw:g text:anchor-type="char" draw:z-index="4" draw:name="Group 231" draw:style-name="gr8"><draw:custom-shape draw:name="Freeform 232" draw:style-name="gr9" draw:text-style-name="P148" svg:width="19.195cm" svg:height="0.036cm" svg:x="0cm" svg:y="0cm"><text:p/><draw:enhanced-geometry svg:viewBox="0 0 5000 2" draw:extrusion-allowed="true" draw:glue-points="0 0 5000 0" draw:type="non-primitive" draw:enhanced-path="M 0 0 L 5000 0 N"><draw:equation draw:name="f0" draw:formula="5000"/><draw:equation draw:name="f1" draw:formula="4"/></draw:enhanced-geometry></draw:custom-shape></draw:g><text:span text:style-name="T24">ognome e nome</text:span></text:p>
      <text:p text:style-name="P46">na<text:span text:style-name="T35">to/a a</text:span><draw:g text:anchor-type="char" draw:z-index="6" draw:name="Group 195" draw:style-name="gr8"><draw:custom-shape draw:name="Freeform 196" draw:style-name="gr9" draw:text-style-name="P148" svg:width="19.195cm" svg:height="0.036cm" svg:x="0cm" svg:y="0cm"><text:p/><draw:enhanced-geometry svg:viewBox="0 0 5600 2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span text:style-name="T35"><text:tab/>prov.<text:tab/>stato</text:span></text:p>
      <text:p text:style-name="P47">nato il<draw:g text:anchor-type="char" draw:z-index="5" draw:name="Group 195" draw:style-name="gr8"><draw:custom-shape draw:name="Freeform 196" draw:style-name="gr9" draw:text-style-name="P148" svg:width="19.195cm" svg:height="0.036cm" svg:x="0cm" svg:y="0cm"><text:p/><draw:enhanced-geometry svg:viewBox="0 0 5600 2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span text:style-name="T35"><text:tab/>codice fiscale/p.iva</text:span></text:p>
      <text:p text:style-name="P49"/>
      <text:p text:style-name="P45"><text:span text:style-name="T96">IMPRESA ESECUTRICE</text:span><text:span text:style-name="T93"> </text:span><text:span text:style-name="T85">(</text:span><text:span text:style-name="T86">VEDI </text:span><text:span text:style-name="T85">MODELLO SOGGETTI COINVOLTI)</text:span></text:p>
      <text:list xml:id="list6748085441148061803" text:style-name="L1">
        <text:list-item>
          <text:p text:style-name="P98">ragione sociale<draw:g text:anchor-type="char" draw:z-index="8" draw:name="Group 231" draw:style-name="gr10"><draw:custom-shape draw:name="Freeform 232" draw:style-name="gr11" draw:text-style-name="P148" svg:width="14.5cm" svg:height="0.041cm" svg:x="4.001cm" svg:y="0.363cm"><text:p/><draw:enhanced-geometry svg:viewBox="0 0 5000 2" draw:extrusion-allowed="true" draw:glue-points="0 0 5000 0" draw:type="non-primitive" draw:enhanced-path="M 0 0 L 5000 0 N"><draw:equation draw:name="f0" draw:formula="5000"/><draw:equation draw:name="f1" draw:formula="4"/></draw:enhanced-geometry></draw:custom-shape></draw:g></text:p>
          <text:p text:style-name="P99"><draw:g text:anchor-type="char" draw:z-index="7" draw:name="Group 231" draw:style-name="gr10"><draw:custom-shape draw:name="Freeform 232" draw:style-name="gr11" draw:text-style-name="P148" svg:width="14.5cm" svg:height="0.041cm" svg:x="4.001cm" svg:y="0.363cm"><text:p/><draw:enhanced-geometry svg:viewBox="0 0 5000 2" draw:extrusion-allowed="true" draw:glue-points="0 0 5000 0" draw:type="non-primitive" draw:enhanced-path="M 0 0 L 5000 0 N"><draw:equation draw:name="f0" draw:formula="5000"/><draw:equation draw:name="f1" draw:formula="4"/></draw:enhanced-geometry></draw:custom-shape></draw:g><text:span text:style-name="T135"><text:tab/></text:span><text:span text:style-name="T136">partita IVA</text:span></text:p>
        </text:list-item>
        <text:list-item>
          <text:p text:style-name="P100"><text:span text:style-name="T87">il titolare dichiara che, in quanto opere di modesta entità che non interessano le specifiche normative di settore, i lavori </text:span><text:span text:style-name="T88">saranno</text:span><text:span text:style-name="T87"> eseguiti in economia, senza alcun affidamento a ditte esterne </text:span></text:p>
        </text:list-item>
      </text:list>
      <text:p text:style-name="P44"/>
      <text:p text:style-name="P51">LOCALIZZAZIONE DELL’INTERVENTO </text:p>
      <text:p text:style-name="P52"><text:span text:style-name="T137">I</text:span> lavori interessano le seguenti realità immobiliari: </text:p>
      <text:p text:style-name="P50"><draw:g text:anchor-type="char" draw:z-index="9" draw:name="Group 195" draw:style-name="gr12"><draw:custom-shape draw:name="Freeform 196" draw:style-name="gr13" draw:text-style-name="P148" svg:width="15.001cm" svg:height="0.26cm" svg:x="3cm" svg:y="-0.263cm"><text:p/><draw:enhanced-geometry svg:viewBox="0 0 5600 2" draw:mirror-vertical="true" draw:mirror-horizontal="fals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Dati catastali: <text:tab/>C.C. di<text:tab/>particelle fondiarie n.</text:p>
      <text:p text:style-name="P50"><draw:g text:anchor-type="char" draw:z-index="10" draw:name="Group 195" draw:style-name="gr12"><draw:custom-shape draw:name="Freeform 196" draw:style-name="gr13" draw:text-style-name="P148" svg:width="15.001cm" svg:height="0.26cm" svg:x="3cm" svg:y="-0.263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tab/>C.C. di<text:tab/>particell<text:span text:style-name="T138">e</text:span> edificial<text:span text:style-name="T138">i</text:span> n. <text:tab/><text:span text:style-name="T133">P.M. <text:tab/>sub.</text:span></text:p>
      <text:p text:style-name="P50"><draw:g text:anchor-type="char" draw:z-index="11" draw:name="Group 195" draw:style-name="gr12"><draw:custom-shape draw:name="Freeform 196" draw:style-name="gr13" draw:text-style-name="P148" svg:width="15.001cm" svg:height="0.26cm" svg:x="3cm" svg:y="-0.263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Ubicazione: <text:tab/>località <text:tab/>via/piazza <text:tab/><text:span text:style-name="T139">n</text:span>. </text:p>
      <text:p text:style-name="P50"><draw:g text:anchor-type="char" draw:z-index="12" draw:name="Group 195" draw:style-name="gr12"><draw:custom-shape draw:name="Freeform 196" draw:style-name="gr13" draw:text-style-name="P148" svg:width="15.001cm" svg:height="0.26cm" svg:x="3cm" svg:y="-0.263cm"><text:p/><draw:enhanced-geometry svg:viewBox="0 0 5600 2" draw:mirror-vertical="true" draw:extrusion-allowed="true" draw:glue-points="0 0 5600 0" draw:type="non-primitive" draw:enhanced-path="M 0 0 L 5600 0 N"><draw:equation draw:name="f0" draw:formula="5600"/><draw:equation draw:name="f1" draw:formula="4"/></draw:enhanced-geometry></draw:custom-shape></draw:g><text:span text:style-name="T134"><text:tab/></text:span><text:span text:style-name="T133">scala n. <text:tab/>piano<text:tab/>interno n. </text:span></text:p>
      <text:p text:style-name="P53"/>
      <text:p text:style-name="P53">SINTETICA DESCRIZIONE DELL’INTERVENTO</text:p>
      <text:p text:style-name="P54"/>
      <text:p text:style-name="P54"/>
      <text:p text:style-name="P54"/>
      <text:p text:style-name="P55"/>
      <text:p text:style-name="P55"/>
      <text:p text:style-name="P55"/>
      <text:p text:style-name="P11"><text:soft-page-break/><text:span text:style-name="T143">Ciò premesso, il </text:span><text:span text:style-name="T109">titolare</text:span></text:p>
      <text:p text:style-name="P12"/>
      <text:p text:style-name="P15">COMUNICA</text:p>
      <text:p text:style-name="P16"/>
      <text:list xml:id="list126219401343012186" text:style-name="L2">
        <text:list-item>
          <text:p text:style-name="P116"><text:span text:style-name="T29">che in data </text:span><text:span text:style-name="T123"><text:tab/></text:span><text:span text:style-name="T29"> </text:span></text:p>
          <text:list>
            <text:list-item>
              <text:p text:style-name="P121"><text:span text:style-name="T62">avranno inizio i la</text:span><text:span text:style-name="T67">vori </text:span><text:span text:style-name="T68">sopradescritti;</text:span></text:p>
            </text:list-item>
            <text:list-item>
              <text:p text:style-name="P122"><text:span text:style-name="T63">sono stati eseguiti i lavori sopradescritti </text:span><text:span text:style-name="T64">in assenza della necessaria comunicazione preventiva, </text:span><text:span text:style-name="T65">con gli effetti sanzionatori previsti dall’art. </text:span><text:span text:style-name="T66">7</text:span><text:span text:style-name="T65">8, comma 4, della L.P. n. 15/2015</text:span><text:span text:style-name="T64">;</text:span></text:p>
            </text:list-item>
          </text:list>
        </text:list-item>
      </text:list>
      <text:list xml:id="list2197660160598525311" text:style-name="L3">
        <text:list-header>
          <text:p text:style-name="P118"/>
        </text:list-header>
        <text:list-item>
          <text:p text:style-name="P117"><text:span text:style-name="T62">che </text:span><text:span text:style-name="T63">tali lavori</text:span><text:span text:style-name="T62"> rientrano nelle seguenti tipologie di opere:</text:span></text:p>
          <text:p text:style-name="P101"/>
          <text:list>
            <text:list-item>
              <text:p text:style-name="P123"><text:span text:style-name="T53">manutenzione </text:span><text:span text:style-name="T9">straordinaria</text:span><text:span text:style-name="T12"> che </text:span><text:span text:style-name="T52">NON interessano elementi strutturali dell'edificio;</text:span></text:p>
              <text:p text:style-name="P125">(articolo 78, comma 3, lettera a) della legge provinciale 4 agosto 2015, n. 15)</text:p>
              <text:p text:style-name="P107"/>
            </text:list-item>
            <text:list-item>
              <text:p text:style-name="P123"><text:span text:style-name="T14">interventi che interessano le </text:span><text:span text:style-name="T11">parti esterne dell’edificio</text:span><text:span text:style-name="T14"> nel rispetto dei materiali o tinteggiatura </text:span><text:span text:style-name="T12">previsti dal PRG o dal piano colore </text:span><text:span text:style-name="T78">se adottato</text:span><text:span text:style-name="T16">;</text:span></text:p>
              <text:p text:style-name="P125">(articolo 78, comma 3, lettera b) della legge provinciale 4 agosto 2015, n. 15)</text:p>
              <text:p text:style-name="P108"/>
            </text:list-item>
            <text:list-item>
              <text:p text:style-name="P123"><text:span text:style-name="T14">interventi di </text:span><text:span text:style-name="T11">sostituzione di parti esterne dell’edificio</text:span><text:span text:style-name="T14"> con materiali o tinteggiatura uguali a quelli esistenti (in assenza di di</text:span><text:span text:style-name="T15">s</text:span><text:span text:style-name="T14">posizioni del PRG o del piano colore);</text:span></text:p>
              <text:p text:style-name="P125">(articolo 78, comma 3, lettera b) della legge provinciale 4 agosto 2015, n. 15)</text:p>
              <text:p text:style-name="P126"/>
            </text:list-item>
            <text:list-item>
              <text:p text:style-name="P135"><text:span text:style-name="T79">inst</text:span><text:span text:style-name="T56">allazione di </text:span><text:span text:style-name="T55">pannelli solari o fotovoltaici e dei relativi impianti</text:span><text:span text:style-name="T56"> collocati negli edifici o nelle relative pertinenze nel rispetto dei criteri e dei limiti stabiliti dal regolamento urbanistico – edilizio provinciale;</text:span></text:p>
              <text:p text:style-name="P125">(articolo 78, comma 3, lettera c) della legge provinciale 4 agosto 2015, n. 15)</text:p>
              <text:p text:style-name="P129"/>
            </text:list-item>
            <text:list-item>
              <text:p text:style-name="P123"><text:span text:style-name="T11">legnaie pertinenziali</text:span><text:span text:style-name="T14"> degli edifici nel rispetto delle tipologie e dei limiti dimensionali stabiliti dal PRG;</text:span></text:p>
              <text:p text:style-name="P130">(articolo 78, comma 3, lett<text:span text:style-name="T132">era</text:span> d) della <text:span text:style-name="T23">legge provinciale 4 agosto 2015, n. 15</text:span>) </text:p>
              <text:p text:style-name="P131"/>
            </text:list-item>
            <text:list-item>
              <text:p text:style-name="P136"><text:span text:style-name="T11">tende da sole avvolgibili</text:span><text:span text:style-name="T14"> prive di sostegni a palo su edifici posti nelle aree di tutela ambientale o soggetti alla disciplina in materia di beni culturali o compresi negli insediamenti storici nel rispetto dei criteri stabiliti dal comune per la loro installazione; </text:span></text:p>
              <text:p text:style-name="P132">( articolo 78, comma 3, lett<text:span text:style-name="T132">era</text:span> e) della <text:span text:style-name="T23">legge provinciale 4 agosto 2015, n. 15</text:span>) </text:p>
              <text:p text:style-name="P132"/>
            </text:list-item>
            <text:list-item>
              <text:p text:style-name="P124"><text:span text:style-name="T11">recinzioni di altezza inferiore a 150 centimetri</text:span><text:span text:style-name="T14">;</text:span></text:p>
              <text:p text:style-name="P132">( articolo 78, comma 3, lett<text:span text:style-name="T132">era</text:span> f) della <text:span text:style-name="T23">legge provinciale 4 agosto 2015, n. 15</text:span>) </text:p>
              <text:p text:style-name="P133"/>
            </text:list-item>
            <text:list-item>
              <text:p text:style-name="P124"><text:span text:style-name="T11">attrezzature e gli elementi di arredo</text:span><text:span text:style-name="T14"> di pertinenza di esercizi pubblici e commerciali eseguiti nel rispetto delle disposizioni comunali;</text:span></text:p>
              <text:p text:style-name="P132">( articolo 78, comma 3, lett<text:span text:style-name="T132">era</text:span> g) della <text:span text:style-name="T23">legge provinciale 4 agosto 2015, n. 15 </text:span>) </text:p>
              <text:p text:style-name="P133"/>
            </text:list-item>
            <text:list-item>
              <text:p text:style-name="P124"><text:span text:style-name="T14">interventi di installazione e di modifica di </text:span><text:span text:style-name="T11">impianti fissi di telecomunicazione e di radiodiffusione</text:span><text:span text:style-name="T14"> su strutture esistenti;</text:span></text:p>
              <text:p text:style-name="P109">( articolo 78, comma 3, lett<text:span text:style-name="T132">era</text:span> h) della <text:span text:style-name="T23">legge provinciale 4 agosto 2015, n. 15</text:span>) </text:p>
              <text:p text:style-name="P110"/>
            </text:list-item>
            <text:list-item>
              <text:p text:style-name="P124"><text:span text:style-name="T14">interventi di </text:span><text:span text:style-name="T11">demolizione</text:span><text:span text:style-name="T14"> delle strutture che ospitano </text:span><text:span text:style-name="T11">impianti fissi di telecomunicazione e di radiodiffusione</text:span><text:span text:style-name="T14"> e la modifica delle medesime strutture nei limiti del 20 per cento delle dimensioni della struttura esistente;</text:span></text:p>
              <text:p text:style-name="P132">( articolo 78, comma 3, lett<text:span text:style-name="T132">era</text:span> i) della <text:span text:style-name="T23">legge provinciale 4 agosto 2015, n. 15</text:span>) </text:p>
              <text:p text:style-name="P133"/>
            </text:list-item>
            <text:list-item>
              <text:p text:style-name="P124"><text:span text:style-name="T14">interventi di </text:span><text:span text:style-name="T11">trasformazione del bosco</text:span><text:span text:style-name="T14"> volti al ripristino di aree prative o pascolive o alla realizzazione di bonifiche agrarie che non richiedono alcuna opera di infrastrutturazione o di edificazione, nell'ambito delle fattispecie disciplinate dall'articolo 16, comma 1, lettere c) e c bis), della legge provinciale sulle foreste e sulla protezione della natura 2007</text:span><text:span text:style-name="T56"> non riconducibili agli interventi di cui all'art. 85 della L.P. n. 15/2015</text:span><text:span text:style-name="T14">; </text:span></text:p>
              <text:p text:style-name="P132">(articolo 78, comma 3, lett<text:span text:style-name="T132">era</text:span> j) della <text:span text:style-name="T23">legge provinciale 4 agosto 2015, n. 15</text:span>) </text:p>
              <text:p text:style-name="P133"/>
            </text:list-item>
            <text:list-item>
              <text:p text:style-name="P128"><text:span text:style-name="T11">opere precarie</text:span><text:span text:style-name="T14"> facilmente rimovibili e destinate a soddisfare esigenze improrogabili e temporanee;</text:span></text:p>
              <text:p text:style-name="P127">(articolo 78, comma 3, lett<text:span text:style-name="T132">era</text:span> k) della <text:span text:style-name="T23">legge provinciale 4 agosto 2015, n. 15</text:span>. Si ricorda che <text:span text:style-name="T77">la comunicazione deve essere presentata al comune </text:span><text:span text:style-name="T94">almeno 10 giorni prima dell’inizio lavori </text:span><text:span text:style-name="T77">ai sensi dell’art. 32, comma 5, del regolamento urbanistico-edilizio provinciale</text:span>) </text:p>
              <text:p text:style-name="P134"/>
            </text:list-item>
            <text:list-item>
              <text:p text:style-name="P124"><text:span text:style-name="T11">segnaletica sentieristica ed escursionistica</text:span><text:span text:style-name="T14"> e quella di denominazione di </text:span><text:span text:style-name="T11">percorsi storici e culturali</text:span><text:span text:style-name="T14">, </text:span><text:span text:style-name="T69">nel rispetto dei criteri eventualmente previsti</text:span><text:span text:style-name="T70"> </text:span><text:span text:style-name="T69">dalla normativa vigente relativamente alla segnaletica e alla </text:span><text:soft-page-break/><text:span text:style-name="T69">cartellonistica;</text:span></text:p>
              <text:p text:style-name="P132">(articolo 78, comma 3, lett<text:span text:style-name="T132">era</text:span> l) della <text:span text:style-name="T23">legge provinciale 4 agosto 2015, n. 15</text:span>) </text:p>
              <text:p text:style-name="P133"/>
            </text:list-item>
            <text:list-item>
              <text:p text:style-name="P124"><text:span text:style-name="T11">cartelli o altri mezzi pubblicitari</text:span><text:span text:style-name="T14"> all'interno dei centri abitati </text:span><text:span text:style-name="T56">nel rispetto dei criteri dettati dal regolamento edilizio comunale;</text:span></text:p>
              <text:p text:style-name="P132">(articolo 78, comma 3, lett<text:span text:style-name="T132">era</text:span> m) della <text:span text:style-name="T23">legge provinciale 4 agosto 2015, n. 15</text:span>) </text:p>
              <text:p text:style-name="P133"/>
            </text:list-item>
            <text:list-item>
              <text:p text:style-name="P124"><text:span text:style-name="T11">cippi o simboli commemorativi</text:span><text:span text:style-name="T14"> posti all'esterno delle aree pertinenziali degli edifici, se di limitate dimensioni e se privi di opere murarie di fondazione;</text:span></text:p>
              <text:p text:style-name="P109">(articolo 78, comma 3, lett<text:span text:style-name="T132">era</text:span> n) della <text:span text:style-name="T23">legge provinciale 4 agosto 2015, n. 15 </text:span>) </text:p>
              <text:p text:style-name="P110"/>
            </text:list-item>
            <text:list-item>
              <text:p text:style-name="P124"><text:span text:style-name="T11">coltivazione delle cave, miniere e torbiere</text:span><text:span text:style-name="T14"> nel rispetto delle disposizioni provinciali in materia.</text:span></text:p>
              <text:p text:style-name="P132">(articolo 78, comma 3, lett<text:span text:style-name="T132">era</text:span> o) della <text:span text:style-name="T23">legge provinciale 4 agosto 2015, n. 15</text:span>) </text:p>
            </text:list-item>
          </text:list>
        </text:list-item>
      </text:list>
      <text:p text:style-name="P58"/>
      <text:p text:style-name="P60"/>
      <text:p text:style-name="P61"/>
      <text:p text:style-name="P11"><text:span text:style-name="T141">Il </text:span><text:span text:style-name="T108">titolare</text:span><text:span text:style-name="T107">,</text:span> consapevole delle sanzioni penali previste dal codice penale e dalle leggi speciali in materia per le <text:s/>dichiarazioni non veritiere e per la falsità in atti, risponde ai sensi degli articoli 47 e 76 del D.P.R. 28 dicembre 2000, n. 445 recante<text:span text:style-name="T102"> "Testo unico delle disposizioni legislative e regolamentari in materia di documentazione amministrativa"</text:span>, per le attestazioni e le dichiarazioni contenute nel presente modello, <text:span text:style-name="T140">fatta salva </text:span>ogni altra forma di responsabilità prevista dall'ordinamento vigente,</text:p>
      <text:p text:style-name="P13"/>
      <text:p text:style-name="P15">DICHIARA</text:p>
      <text:p text:style-name="P9"/>
      <text:list xml:id="list7463068230359112308" text:style-name="WW8Num8">
        <text:list-item>
          <text:p text:style-name="P137">per quanto riguarda la titolarità dell'intervento:</text:p>
        </text:list-item>
      </text:list>
      <text:p text:style-name="P67"><text:span text:style-name="T33"><text:tab/></text:span><text:span text:style-name="T72">di avere titolarità esclusiva all’esecuzione dell’intervento in quanto </text:span><text:span text:style-name="T73">proprietario</text:span><text:span text:style-name="T71">;</text:span></text:p>
      <text:p text:style-name="P67"><text:span text:style-name="T71"><text:tab/></text:span><text:span text:style-name="T84">(VEDI MODELLO SOGGETTI COINVOLTI)</text:span></text:p>
      <text:p text:style-name="P69"/>
      <text:p text:style-name="P65"><text:span text:style-name="T32"><text:tab/></text:span>di avere titolo alla presentazione di q<text:span text:style-name="T77">uesta </text:span><text:span text:style-name="T81">comunicazione</text:span><text:span text:style-name="T77"> in </text:span>quanto <text:span text:style-name="T124"><text:tab/></text:span> </text:p>
      <text:p text:style-name="P66"><text:tab/><text:span text:style-name="T103">(ad es. comprop</text:span><text:span text:style-name="T104">rietario, </text:span><text:span text:style-name="T105">usufrutturario,</text:span><text:span text:style-name="T104"> loc</text:span><text:span text:style-name="T103">atario, ecc.);</text:span><text:span text:style-name="T77"> </text:span><text:span text:style-name="T91">(VEDI MODELLO SOGGETTI COINVOLTI)</text:span></text:p>
      <text:p text:style-name="P68"/>
      <text:p text:style-name="P70"><text:span text:style-name="T33"><text:tab/></text:span><text:span text:style-name="T72">di </text:span><text:span text:style-name="T74">non</text:span><text:span text:style-name="T72"> avere titolarità esclusiva all’esecuzione dell’intervento, ma di disporre comunque della dichiarazione di assenso dei terzi titolari di altri diritti reali o obbligatori </text:span><text:span text:style-name="T75">(</text:span><text:span text:style-name="T76">allegare copia del titolo se locatario, titolare di leasing, etc.</text:span><text:span text:style-name="T75">).</text:span></text:p>
      <text:p text:style-name="P27"/>
      <text:list xml:id="list192022177888084" text:continue-numbering="true" text:style-name="WW8Num8">
        <text:list-item>
          <text:p text:style-name="P140">che le opere oggetto della presente comunicazione di inizio lavori:</text:p>
          <text:p text:style-name="P111"><text:span text:style-name="T32"></text:span><text:span text:style-name="T115"> </text:span><text:span text:style-name="T21">non</text:span><text:span text:style-name="T22"> riguardano parti comuni;</text:span></text:p>
          <text:p text:style-name="P111"><text:span text:style-name="T32"></text:span><text:span text:style-name="T115"> </text:span><text:span text:style-name="T22">riguardano le parti comuni di un fabbricato condominiale e</text:span></text:p>
          <text:p text:style-name="P112"><text:span text:style-name="T114"><text:tab/></text:span><text:span text:style-name="T106">non</text:span> necessita di atto di assenso del condomin<text:span text:style-name="T130">io;</text:span></text:p>
          <text:p text:style-name="P113"><text:span text:style-name="T114"><text:tab/></text:span>necessita di atto di assenso del condominio e pertanto si allega il verbale di assemblea;</text:p>
          <text:p text:style-name="P103"><text:span text:style-name="T115"> </text:span><text:span text:style-name="T22">riguardano parti comuni di un fabbricato con più proprietà, non costituito in condominio,</text:span><text:span text:style-name="T112"> e</text:span></text:p>
          <text:p text:style-name="P114"><text:span text:style-name="T115"><text:tab/></text:span><text:span text:style-name="T21">non</text:span><text:span text:style-name="T22"> necessita di atto di assenso dei comproprietari;</text:span></text:p>
          <text:p text:style-name="P115"><text:span text:style-name="T114"><text:tab/></text:span>necessita di atto di assenso dei comproprietari che si allega;</text:p>
        </text:list-item>
      </text:list>
      <text:p text:style-name="P63"/>
      <text:list xml:id="list192021762242277" text:continue-numbering="true" text:style-name="WW8Num8">
        <text:list-item>
          <text:p text:style-name="P142"><text:span text:style-name="T52"><text:s/>che</text:span><text:span text:style-name="T36"> </text:span><text:span text:style-name="T57">non</text:span><text:span text:style-name="T37"> </text:span><text:span text:style-name="T57">sussistono</text:span><text:span text:style-name="T37"> </text:span><text:span text:style-name="T57">vincoli</text:span><text:span text:style-name="T37"> </text:span><text:span text:style-name="T57">iscritti</text:span><text:span text:style-name="T37"> </text:span><text:span text:style-name="T57">al</text:span><text:span text:style-name="T37"> </text:span><text:span text:style-name="T58">Libro</text:span><text:span text:style-name="T38"> </text:span><text:span text:style-name="T58">Fondiario</text:span><text:span text:style-name="T39"> </text:span><text:span text:style-name="T52">che</text:span><text:span text:style-name="T36"> </text:span><text:span text:style-name="T52">creano</text:span><text:span text:style-name="T36"> </text:span><text:span text:style-name="T52">impedimento</text:span><text:span text:style-name="T36"> </text:span><text:span text:style-name="T52">alla</text:span><text:span text:style-name="T36"> </text:span><text:span text:style-name="T52">realizzazione</text:span><text:span text:style-name="T36"> </text:span><text:span text:style-name="T52">dell'intervento richiesto;</text:span></text:p>
        </text:list-item>
      </text:list>
      <text:p text:style-name="P59"/>
      <text:list xml:id="list192022609803718" text:continue-numbering="true" text:style-name="WW8Num8">
        <text:list-item>
          <text:p text:style-name="P145"><text:span text:style-name="T17">di essere a conoscenza che, per l'esecuzione delle opere precarie di cui all'art. 78, comma 3, lett</text:span><text:span text:style-name="T18">era</text:span><text:span text:style-name="T17"> k) della legge provinciale 4 agosto 2015, n. 15, l'Amministrazione comunale </text:span><text:span text:style-name="T111">ha la facoltà </text:span><text:span text:style-name="T17">di </text:span><text:span text:style-name="T111">richiedere la presentazione di </text:span><text:span text:style-name="T17"><text:s/>idonee garanzie, anche di carattere finanziario, ai fini del rispetto dei termini e delle modalità di rimessa in pristino dei luoghi.</text:span></text:p>
        </text:list-item>
      </text:list>
      <text:p text:style-name="P56"/>
      <text:list xml:id="list192022208905760" text:continue-numbering="true" text:style-name="WW8Num8">
        <text:list-item>
          <text:p text:style-name="P144"><text:span text:style-name="T52"><text:s/>che l'intervento </text:span><text:span text:style-name="T54">non</text:span><text:span text:style-name="T52"> comporta alcuna modifica dei seguenti aspetti:</text:span></text:p>
          <text:p text:style-name="P102"><text:span text:style-name="T27">-<text:tab/></text:span><text:span text:style-name="T34">d</text:span><text:span text:style-name="T52">estinazione d'uso;</text:span></text:p>
          <text:p text:style-name="P102"><text:span text:style-name="T27">-</text:span><text:span text:style-name="T25"><text:tab/></text:span><text:span text:style-name="T52">carico urbanistico ai fini del pagamento del contribu</text:span><text:span text:style-name="T59">to di costruzione;</text:span></text:p>
          <text:p text:style-name="P102"><text:span text:style-name="T27">-</text:span><text:span text:style-name="T25"><text:tab/></text:span><text:span text:style-name="T52">standard urbanistici (ad esempio spazi di parcheggio);</text:span></text:p>
          <text:list>
            <text:list-header>
              <text:p text:style-name="P104">-<text:tab/>non interessa parti strutturali dell’edificio;</text:p>
            </text:list-header>
          </text:list>
        </text:list-item>
      </text:list>
      <text:p text:style-name="P62"><text:soft-page-break/></text:p>
      <text:list xml:id="list192021965137827" text:continue-numbering="true" text:style-name="WW8Num8">
        <text:list-item>
          <text:p text:style-name="P105"><text:span text:style-name="T80">c</text:span><text:span text:style-name="T10">he per i lavori oggetto della presente comunicazione: </text:span></text:p>
        </text:list-item>
      </text:list>
      <text:p text:style-name="P71"><text:span text:style-name="T117"></text:span><text:span text:style-name="T118"><text:tab/></text:span><text:span text:style-name="T10">non </text:span><text:span text:style-name="T13">sono necessari altri atti di assenso </text:span><text:span text:style-name="T12">(ad es. autorizzazione paesaggistica, ecc.);</text:span></text:p>
      <text:p text:style-name="P73"><text:span text:style-name="T116"><text:tab/></text:span><text:span text:style-name="T144">sono necessari i seguenti atti di assenso, già rilasciati dalle competenti amministrazioni:</text:span></text:p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4">Tipologia di atto</text:p>
          </table:table-cell>
          <table:table-cell table:style-name="Tabella2.B1" office:value-type="string">
            <text:p text:style-name="P24">Autorità competente</text:p>
          </table:table-cell>
          <table:table-cell table:style-name="Tabella2.B1" office:value-type="string">
            <text:p text:style-name="P24">Prot. n.</text:p>
          </table:table-cell>
          <table:table-cell table:style-name="Tabella2.D1" office:value-type="string">
            <text:p text:style-name="P24">Data di rilascio</text:p>
          </table:table-cell>
        </table:table-row>
        <table:table-row table:style-name="Tabella2.2">
          <table:table-cell table:style-name="Tabella2.A2" office:value-type="string">
            <text:p text:style-name="P28"/>
          </table:table-cell>
          <table:table-cell table:style-name="Tabella2.B2" office:value-type="string">
            <text:p text:style-name="P25"/>
          </table:table-cell>
          <table:table-cell table:style-name="Tabella2.C2" office:value-type="string">
            <text:p text:style-name="P25"/>
          </table:table-cell>
          <table:table-cell table:style-name="Tabella2.D2" office:value-type="string">
            <text:p text:style-name="P25"/>
          </table:table-cell>
        </table:table-row>
        <table:table-row table:style-name="Tabella2.2">
          <table:table-cell table:style-name="Tabella2.A3" office:value-type="string">
            <text:p text:style-name="P25"/>
          </table:table-cell>
          <table:table-cell table:style-name="Tabella2.B3" office:value-type="string">
            <text:p text:style-name="P25"/>
          </table:table-cell>
          <table:table-cell table:style-name="Tabella2.C3" office:value-type="string">
            <text:p text:style-name="P25"/>
          </table:table-cell>
          <table:table-cell table:style-name="Tabella2.D3" office:value-type="string">
            <text:p text:style-name="P25"/>
          </table:table-cell>
        </table:table-row>
        <table:table-row table:style-name="Tabella2.2">
          <table:table-cell table:style-name="Tabella2.A4" office:value-type="string">
            <text:p text:style-name="P25"/>
          </table:table-cell>
          <table:table-cell table:style-name="Tabella2.B4" office:value-type="string">
            <text:p text:style-name="P25"/>
          </table:table-cell>
          <table:table-cell table:style-name="Tabella2.C4" office:value-type="string">
            <text:p text:style-name="P25"/>
          </table:table-cell>
          <table:table-cell table:style-name="Tabella2.D4" office:value-type="string">
            <text:p text:style-name="P25"/>
          </table:table-cell>
        </table:table-row>
      </table:table>
      <text:p text:style-name="P17"/>
      <text:list xml:id="list192022617383020" text:continue-numbering="true" text:style-name="WW8Num8">
        <text:list-item>
          <text:p text:style-name="P106">che per le opere da realizzare:</text:p>
        </text:list-item>
      </text:list>
      <text:p text:style-name="P74"><text:span text:style-name="T117"><text:tab/></text:span><text:span text:style-name="T106">non</text:span> è necessaria la redazione di un progetto a firma di un tecnico abilitato in quanto non comportano la costruzione di manufatti, la modifica ai parametri edilizi o igienico-sanitari esistenti o degli impianti esistenti.</text:p>
      <text:p text:style-name="P74"><text:span text:style-name="T117"><text:tab/></text:span>è necessaria la redazione di un progetto e di aver incaricato in qualità di progettista:</text:p>
      <text:p text:style-name="P91"><text:span text:style-name="T132">c</text:span>ognome, <text:span text:style-name="T132">titolo, n</text:span>ome </text:p>
      <text:p text:style-name="P92"><text:span text:style-name="T132">c</text:span>on studio tecnico a<text:tab/><text:span text:style-name="T132">v</text:span>ia </text:p>
      <text:p text:style-name="P92"><text:span text:style-name="T142">i</text:span>scritto all’albo<text:tab/>della <text:span text:style-name="T132">p</text:span>rovincia di </text:p>
      <text:p text:style-name="P93">al n.<text:tab/>c.f./p.iva<text:tab/>e-mail </text:p>
      <text:p text:style-name="P94">pec</text:p>
      <text:p text:style-name="P95"/>
      <text:p text:style-name="P15">DICHIARA</text:p>
      <text:p text:style-name="P15">altresì di essere informato sui seguenti obblighi:</text:p>
      <text:p text:style-name="P19"/>
      <text:list xml:id="list192022457909056" text:continue-numbering="true" text:style-name="WW8Num8">
        <text:list-item>
          <text:p text:style-name="P138"><text:span text:style-name="T52">l'intervento</text:span><text:span text:style-name="T40"> </text:span><text:span text:style-name="T52">deve</text:span><text:span text:style-name="T40"> </text:span><text:span text:style-name="T52">essere</text:span><text:span text:style-name="T40"> </text:span><text:span text:style-name="T52">realizzato</text:span><text:span text:style-name="T40"> </text:span><text:span text:style-name="T52">nel</text:span><text:span text:style-name="T40"> </text:span><text:span text:style-name="T52">rispetto</text:span><text:span text:style-name="T40"> </text:span><text:span text:style-name="T51">degli strumenti di pianificazione e di ogni altra disciplina e</text:span><text:span text:style-name="T40"> <text:s/></text:span><text:span text:style-name="T52">normativa relativa alla loro realizzazione, in particolare delle norme:</text:span></text:p>
        </text:list-item>
      </text:list>
      <text:p text:style-name="P80"><text:span text:style-name="T28">-</text:span><text:span text:style-name="T26"><text:tab/></text:span><text:span text:style-name="T54">in materia antisismica;</text:span></text:p>
      <text:p text:style-name="P80"><text:span text:style-name="T28">-</text:span><text:span text:style-name="T26"><text:tab/></text:span><text:span text:style-name="T54">in materia di sicurezza;</text:span></text:p>
      <text:p text:style-name="P80"><text:span text:style-name="T28">-</text:span><text:span text:style-name="T26"><text:tab/></text:span><text:span text:style-name="T54">in materia di paesaggio e qualità architettonica;</text:span></text:p>
      <text:p text:style-name="P81"><text:span text:style-name="T28">-</text:span><text:span text:style-name="T26"><text:tab/></text:span><text:span text:style-name="T54">in</text:span><text:span text:style-name="T41"> </text:span><text:span text:style-name="T54">materia</text:span><text:span text:style-name="T41"> </text:span><text:span text:style-name="T54">igienico-sanitaria,</text:span><text:span text:style-name="T41"> </text:span><text:span text:style-name="T54">in</text:span><text:span text:style-name="T41"> </text:span><text:span text:style-name="T54">particolare</text:span><text:span text:style-name="T41"> </text:span><text:span text:style-name="T54">in</text:span><text:span text:style-name="T41"> </text:span><text:span text:style-name="T54">osservanza</text:span><text:span text:style-name="T41"> </text:span><text:span text:style-name="T54">dei</text:span><text:span text:style-name="T41"> </text:span><text:span text:style-name="T54">criteri</text:span><text:span text:style-name="T41"> </text:span><text:span text:style-name="T54">fissati</text:span><text:span text:style-name="T41"> </text:span><text:span text:style-name="T54">dal</text:span><text:span text:style-name="T41"> </text:span><text:span text:style-name="T54">regolamento</text:span><text:span text:style-name="T41"> </text:span><text:span text:style-name="T54">edilizio comunale (ad esempio la dimensione minima dei locali, fori, servizi igienici etc.);</text:span></text:p>
      <text:p text:style-name="P80"><text:span text:style-name="T28">-</text:span><text:span text:style-name="T26"><text:tab/></text:span><text:span text:style-name="T54">in materia di efficienza energetica;</text:span></text:p>
      <text:p text:style-name="P80"><text:span text:style-name="T28">-</text:span><text:span text:style-name="T26"><text:tab/></text:span><text:span text:style-name="T54">in materia di impianti e di barriere architettoniche;</text:span></text:p>
      <text:p text:style-name="P80"><text:span text:style-name="T28">-<text:tab/></text:span><text:span text:style-name="T9">in materia di altezze e distanze</text:span><text:span text:style-name="T12">.</text:span></text:p>
      <text:p text:style-name="P20"/>
      <text:list xml:id="list192022819004549" text:continue-numbering="true" text:style-name="WW8Num8">
        <text:list-item>
          <text:p text:style-name="P139"><text:span text:style-name="T52">le</text:span><text:span text:style-name="T42"> </text:span><text:span text:style-name="T52">opere</text:span><text:span text:style-name="T42"> </text:span><text:span text:style-name="T52">di</text:span><text:span text:style-name="T42"> </text:span><text:span text:style-name="T52">progetto</text:span><text:span text:style-name="T42"> </text:span><text:span text:style-name="T52">non</text:span><text:span text:style-name="T42"> </text:span><text:span text:style-name="T52">possono</text:span><text:span text:style-name="T42"> </text:span><text:span text:style-name="T52">avere</text:span><text:span text:style-name="T42"> </text:span><text:span text:style-name="T52">inizio</text:span><text:span text:style-name="T42"> </text:span><text:span text:style-name="T54">prima</text:span><text:span text:style-name="T43"> </text:span><text:span text:style-name="T54">della</text:span><text:span text:style-name="T43"> </text:span><text:span text:style-name="T54">data</text:span><text:span text:style-name="T43"> </text:span><text:span text:style-name="T52">di</text:span><text:span text:style-name="T42"> </text:span><text:span text:style-name="T52">presentazione</text:span><text:span text:style-name="T42"> </text:span><text:span text:style-name="T52">della</text:span><text:span text:style-name="T42"> </text:span><text:span text:style-name="T52">presente</text:span><text:span text:style-name="T42"> </text:span><text:span text:style-name="T52">comunicazione</text:span><text:span text:style-name="T42"> </text:span><text:span text:style-name="T52">e che </text:span><text:span text:style-name="T54">l'omissione della presente comunicazione comporta il pagamento della sanzione pecuniaria prevista dall'art. 78, comma 4, della legge provinciale 4 agosto 2015, n. 15.</text:span></text:p>
        </text:list-item>
      </text:list>
      <text:p text:style-name="P7"/>
      <text:p text:style-name="P14"><text:span text:style-name="T128">Tutto ciò prem</text:span><text:span text:style-name="T129">esso, l'</text:span><text:span text:style-name="T127">interessato</text:span></text:p>
      <text:p text:style-name="P15">ALLEGA</text:p>
      <text:p text:style-name="P21">(barrare la documentazione presentata)</text:p>
      <text:p text:style-name="P23"/>
      <text:list xml:id="list9098021114278825694" text:style-name="L4">
        <text:list-item>
          <text:p text:style-name="P119">Modello SOGGETTI COINVOLTI;</text:p>
        </text:list-item>
      </text:list>
      <text:list xml:id="list3426573522590746265" text:style-name="WW8Num3">
        <text:list-item>
          <text:p text:style-name="P141">documentazione fotografica;</text:p>
        </text:list-item>
        <text:list-item>
          <text:p text:style-name="P143"><text:span text:style-name="T12">planimetria</text:span><text:span text:style-name="T3"> firmata da un tecnico abilitato, </text:span><text:span text:style-name="T12">che</text:span><text:span text:style-name="T3"> </text:span><text:span text:style-name="T12">rappresenti</text:span><text:span text:style-name="T3"> </text:span><text:span text:style-name="T12">lo</text:span><text:span text:style-name="T3"> </text:span><text:span text:style-name="T12">stato</text:span><text:span text:style-name="T3"> </text:span><text:span text:style-name="T12">di</text:span><text:span text:style-name="T3"> </text:span><text:span text:style-name="T12">ra</text:span><text:span text:style-name="T2">f</text:span><text:span text:style-name="T12">fronto</text:span><text:span text:style-name="T5"> </text:span><text:span text:style-name="T19">nel</text:span><text:span text:style-name="T4"> </text:span><text:span text:style-name="T19">caso</text:span><text:span text:style-name="T4"> </text:span><text:span text:style-name="T19">di</text:span><text:span text:style-name="T4"> </text:span><text:span text:style-name="T19">interventi</text:span><text:span text:style-name="T4"> di manutenzione straordinaria </text:span><text:span text:style-name="T19">che</text:span><text:span text:style-name="T4"> </text:span><text:span text:style-name="T19">interessano</text:span><text:span text:style-name="T4"> </text:span><text:span text:style-name="T19">l'impianto</text:span><text:span text:style-name="T4"> </text:span><text:span text:style-name="T19">distributivo interno</text:span><text:span text:style-name="T12">; </text:span></text:p>
        </text:list-item>
        <text:list-item>
          <text:p text:style-name="P141">attestazione di un tecnico abilitato che dimostri l’irrilevanza strutturale;</text:p>
        </text:list-item>
        <text:list-item>
          <text:p text:style-name="P141"><text:soft-page-break/>elaborato/i progettuale/i relativo/i agli impianti di cui al D.M. 37/2008;</text:p>
        </text:list-item>
        <text:list-item>
          <text:p text:style-name="P143"><text:span text:style-name="T10">relazione</text:span><text:span text:style-name="T6"> </text:span><text:span text:style-name="T10">della</text:span><text:span text:style-name="T6"> </text:span><text:span text:style-name="T10">ditta/tecnico</text:span><text:span text:style-name="T6"> </text:span><text:span text:style-name="T12">attestante</text:span><text:span text:style-name="T7"> </text:span><text:span text:style-name="T12">i</text:span><text:span text:style-name="T7"> </text:span><text:span text:style-name="T12">requisiti</text:span><text:span text:style-name="T7"> </text:span><text:span text:style-name="T12">di</text:span><text:span text:style-name="T7"> </text:span><text:span text:style-name="T12">prestazione</text:span><text:span text:style-name="T7"> </text:span><text:span text:style-name="T12">energetica</text:span><text:span text:style-name="T7"> </text:span><text:span text:style-name="T12">(nel</text:span><text:span text:style-name="T7"> </text:span><text:span text:style-name="T12">caso</text:span><text:span text:style-name="T7"> </text:span><text:span text:style-name="T12">in</text:span><text:span text:style-name="T7"> </text:span><text:span text:style-name="T12">cui</text:span><text:span text:style-name="T7"> </text:span><text:span text:style-name="T12">gli</text:span><text:span text:style-name="T7"> </text:span><text:span text:style-name="T20">interventi</text:span><text:span text:style-name="T8"> </text:span><text:span text:style-name="T20">ri</text:span><text:span text:style-name="T60">cadano nell'articolo 4, del D.</text:span><text:span text:style-name="T47">P</text:span><text:span text:style-name="T60">.</text:span><text:span text:style-name="T47">P</text:span><text:span text:style-name="T60">. 13 luglio 2009, n. </text:span><text:span text:style-name="T49">1</text:span><text:span text:style-name="T60">1-13/Leg. e ss.mm).</text:span></text:p>
        </text:list-item>
        <text:list-item>
          <text:p text:style-name="P146"><text:span text:style-name="T110">relazione energetica</text:span><text:span text:style-name="T119"> (Allegati </text:span><text:span text:style-name="T131">dm. 26 giugno 2009 </text:span><text:span text:style-name="T102">Schemi e modalità di riferimento per la compilazione della relazione tecnica di progetto ai fini dell’applicazione delle prescrizioni e dei requisiti minimi di prestazione energetica negli edifici) </text:span><text:span text:style-name="T24">nel</text:span><text:span text:style-name="T119"> </text:span><text:span text:style-name="T24">caso</text:span><text:span text:style-name="T119"> </text:span><text:span text:style-name="T24">in</text:span><text:span text:style-name="T119"> </text:span><text:span text:style-name="T24">cui</text:span><text:span text:style-name="T119"> </text:span><text:span text:style-name="T24">gli</text:span><text:span text:style-name="T119"> </text:span><text:span text:style-name="T24">interventi</text:span><text:span text:style-name="T119"> </text:span><text:span text:style-name="T24">ricadano nell'articolo 4, commi 3, 4 o 5 del d.</text:span><text:span text:style-name="T120">P</text:span><text:span text:style-name="T24">.</text:span><text:span text:style-name="T120">P</text:span><text:span text:style-name="T24">. 13 luglio 2009, n. </text:span><text:span text:style-name="T121">1</text:span><text:span text:style-name="T24">1-13/Leg. e s.m.i</text:span></text:p>
        </text:list-item>
      </text:list>
      <text:p text:style-name="P57"/>
      <text:list xml:id="list7815343039384305669" text:style-name="WW8Num5">
        <text:list-header>
          <text:p text:style-name="P120">Nel caso in cui la comunicazione riguardi la posa di opere o manufatti precari ammessi dall’art. 78, comma 3, lettera k) della legge provinciale <text:span text:style-name="T130">4 agosto 2015, n. 15, la comunicazione deve essere presentata al comune allegando l’ulteriore documentazione sotto elencata, secondo le prescrizioni contenute nell'art. 32 del regolamento urbanistico-edilizio provinciale:</text:span></text:p>
        </text:list-header>
        <text:list-item>
          <text:p text:style-name="P147"><text:span text:style-name="T110">relazione tecnica descrittiva delle opere</text:span><text:span text:style-name="T24">, della loro funzione temporanea e improrogabile, dei tempi previsti di utilizzazione e delle modalità di rimozione e rimessa in pristino dei luoghi ed elaborati cartografici relativi al manufatto o alle opere;</text:span></text:p>
        </text:list-item>
      </text:list>
      <text:p text:style-name="P8"/>
      <text:p text:style-name="P18"/>
      <text:p text:style-name="P22"/>
      <text:p text:style-name="P10">Adempimenti ulteriori:</text:p>
      <text:p text:style-name="P82"><text:span text:style-name="T31">-</text:span><text:span text:style-name="T30"><text:tab/></text:span><text:span text:style-name="T52">qualora le opere comportino modificazioni catastali andrà presentata denuncia di variazione catastale ai competenti u</text:span><text:span text:style-name="T44">f</text:span><text:span text:style-name="T52">fici ai sensi della normativa vigente;</text:span></text:p>
      <text:p text:style-name="P82"><text:span text:style-name="T31">-<text:tab/></text:span><text:span text:style-name="T52">al termine dei lavori l'impresa installatrice dovrà rilasciare al committente la dichiarazione di conformità degli impianti</text:span><text:span text:style-name="T45"> </text:span><text:span text:style-name="T52">realizzati</text:span><text:span text:style-name="T45"> </text:span><text:span text:style-name="T52">nel</text:span><text:span text:style-name="T45"> </text:span><text:span text:style-name="T52">rispetto</text:span><text:span text:style-name="T45"> </text:span><text:span text:style-name="T52">delle</text:span><text:span text:style-name="T45"> </text:span><text:span text:style-name="T52">norme</text:span><text:span text:style-name="T45"> </text:span><text:span text:style-name="T52">di</text:span><text:span text:style-name="T45"> </text:span><text:span text:style-name="T52">cui</text:span><text:span text:style-name="T45"> </text:span><text:span text:style-name="T52">all'art.</text:span><text:span text:style-name="T45"> </text:span><text:span text:style-name="T52">6</text:span><text:span text:style-name="T45"> </text:span><text:span text:style-name="T52">del</text:span><text:span text:style-name="T45"> </text:span><text:span text:style-name="T52">D.M.</text:span><text:span text:style-name="T45"> </text:span><text:span text:style-name="T52">37/2008</text:span><text:span text:style-name="T45"> </text:span><text:span text:style-name="T52">e</text:span><text:span text:style-name="T45"> </text:span><text:span text:style-name="T52">che,</text:span><text:span text:style-name="T45"> </text:span><text:span text:style-name="T52">ai</text:span><text:span text:style-name="T45"> </text:span><text:span text:style-name="T52">sensi</text:span><text:span text:style-name="T45"> </text:span><text:span text:style-name="T52">del</text:span><text:span text:style-name="T45"> </text:span><text:span text:style-name="T52">medesimo</text:span><text:span text:style-name="T45"> </text:span><text:span text:style-name="T52">decreto, la</text:span><text:span text:style-name="T45"> </text:span><text:span text:style-name="T52">dichiarazione</text:span><text:span text:style-name="T45"> </text:span><text:span text:style-name="T52">di</text:span><text:span text:style-name="T45"> </text:span><text:span text:style-name="T52">conformità</text:span><text:span text:style-name="T45"> </text:span><text:span text:style-name="T52">o</text:span><text:span text:style-name="T45"> </text:span><text:span text:style-name="T52">il</text:span><text:span text:style-name="T45"> </text:span><text:span text:style-name="T52">certificato</text:span><text:span text:style-name="T45"> </text:span><text:span text:style-name="T52">di</text:span><text:span text:style-name="T45"> </text:span><text:span text:style-name="T52">collaudo</text:span><text:span text:style-name="T45"> </text:span><text:span text:style-name="T52">degli</text:span><text:span text:style-name="T45"> </text:span><text:span text:style-name="T52">impianti,</text:span><text:span text:style-name="T45"> </text:span><text:span text:style-name="T52">ove</text:span><text:span text:style-name="T45"> </text:span><text:span text:style-name="T52">previsto,</text:span><text:span text:style-name="T45"> </text:span><text:span text:style-name="T52">andrà</text:span><text:span text:style-name="T45"> </text:span><text:span text:style-name="T52">depositato</text:span><text:span text:style-name="T45"> </text:span><text:span text:style-name="T52">in</text:span><text:span text:style-name="T45"> </text:span><text:span text:style-name="T52">Comune;</text:span></text:p>
      <text:p text:style-name="P82"><text:span text:style-name="T31">-<text:tab/></text:span><text:span text:style-name="T52">nel</text:span><text:span text:style-name="T46"> </text:span><text:span text:style-name="T52">caso</text:span><text:span text:style-name="T46"> </text:span><text:span text:style-name="T52">in</text:span><text:span text:style-name="T46"> </text:span><text:span text:style-name="T52">cui</text:span><text:span text:style-name="T46"> </text:span><text:span text:style-name="T52">l'intervento</text:span><text:span text:style-name="T46"> </text:span><text:span text:style-name="T52">riguardi</text:span><text:span text:style-name="T46"> </text:span><text:span text:style-name="T52">la</text:span><text:span text:style-name="T46"> </text:span><text:span text:style-name="T52">copertura</text:span><text:span text:style-name="T46"> </text:span><text:span text:style-name="T52">dell'edificio</text:span><text:span text:style-name="T46"> </text:span><text:span text:style-name="T52">va</text:span><text:span text:style-name="T46"> </text:span><text:span text:style-name="T52">osservato</text:span><text:span text:style-name="T46"> </text:span><text:span text:style-name="T52">il</text:span><text:span text:style-name="T46"> </text:span><text:span text:style-name="T52">D.</text:span><text:span text:style-name="T48">P</text:span><text:span text:style-name="T52">.</text:span><text:span text:style-name="T48">P</text:span><text:span text:style-name="T52">.</text:span><text:span text:style-name="T46"> </text:span><text:span text:style-name="T52">25</text:span><text:span text:style-name="T46"> </text:span><text:span text:style-name="T52">febbraio</text:span><text:span text:style-name="T46"> </text:span><text:span text:style-name="T52">2008,</text:span><text:span text:style-name="T46"> </text:span><text:span text:style-name="T52">n.</text:span><text:span text:style-name="T46"> </text:span><text:span text:style-name="T52">7-</text:span><text:span text:style-name="T50">1</text:span><text:span text:style-name="T52">17/Leg.: "Regolamento tecnico per la prevenzione dei rischi di infortunio a seguito di cadute dall'alto nei lavori di manutenzione ordinaria sulle coperture".</text:span></text:p>
      <text:p text:style-name="P82"><text:span text:style-name="T31">-<text:tab/></text:span><text:span text:style-name="T52">la presente comunicazione non è soggetta a vincoli temporali e per la stessa </text:span><text:span text:style-name="T61">non è previsto il deposito della</text:span><text:span text:style-name="T52"> </text:span><text:span text:style-name="T61">comunicazione di fine lavori</text:span><text:span text:style-name="T52">.</text:span></text:p>
      <text:p text:style-name="P64"/>
      <text:p text:style-name="P83"><draw:g text:anchor-type="char" draw:z-index="2" draw:style-name="gr4"><draw:custom-shape draw:style-name="gr5" draw:text-style-name="P148" svg:width="8cm" svg:height="0.041cm" svg:x="0cm" svg:y="0cm"><text:p/><draw:enhanced-geometry svg:viewBox="800 322 4600 0" draw:type="non-primitive" draw:enhanced-path="M 800 322 L 5400 322 N"/></draw:custom-shape></draw:g>Luogo e data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77"/>
          </table:table-cell>
          <table:table-cell table:style-name="Tabella5.A1" office:value-type="string">
            <text:p text:style-name="P78">IL TITOLARE</text:p>
            <text:p text:style-name="P77"/>
            <text:p text:style-name="P77"/>
            <text:p text:style-name="P79"><draw:g text:anchor-type="char" draw:z-index="3" draw:style-name="gr6"><draw:custom-shape draw:style-name="gr7" draw:text-style-name="P148" svg:width="8.111cm" svg:height="0.003cm" svg:x="0.564cm" svg:y="0.026cm"><text:p/><draw:enhanced-geometry svg:viewBox="800 322 4600 0" draw:type="non-primitive" draw:enhanced-path="M 800 322 L 5400 322 N"/></draw:custom-shape></draw:g>(firma)</text:p>
          </table:table-cell>
        </table:table-row>
      </table:table>
      <text:p text:style-name="P26"><text:span text:style-name="T97">Egregio Signore/Gentile Signora, La informiamo che sotto firmando il presente modulo Lei acconsente anche all'utilizzo</text:span><text:span text:style-name="T98">, sia su base informatica che su base cartacea,</text:span><text:span text:style-name="T97"> dei dati riportati sullo stesso, nelle modalità illustrate nella nota riportata nel modulo, in conformità a quanto previsto dal d.lgs. 196/2003 (Codice in materia di protezione dei dati personali)</text:span><text:span text:style-name="T99"> </text:span><text:span text:style-name="T100">e </text:span><text:span text:style-name="T101">del</text:span><text:span text:style-name="T100"> Regolamento</text:span><text:span text:style-name="T89"> UE </text:span><text:span text:style-name="T90">2016/679</text:span><text:span text:style-name="T89">.</text:span></text:p>
      <text:p text:style-name="P84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85">INFORMATIVA SULLA PRIVACY (Art. 13 del D. Lgs. n. 196/2003, Regolamento UE 2016/679 in vigore dal 24.05.2016 e pienamente dal 25.05.2018)</text:p>
            <text:p text:style-name="P86">Ai sensi dell'art. 13 del codice in materia di protezione dei dati personali si forniscono le seguenti informazioni:</text:p>
            <text:p text:style-name="P86"><text:span text:style-name="T106">Finalità del trattamento</text:span>: i dati personali dichiarati saranno utilizzati dagli uffici nell'ambito del procedimento per il quale la presente dichiarazione viene resa.</text:p>
            <text:p text:style-name="P86"><text:span text:style-name="T106">Modalità</text:span>: il trattamento avverrà sia con strumenti cartacei sia su supporti informatici a disposizione degli uffici.</text:p>
            <text:p text:style-name="P86"><text:span text:style-name="T106">Ambito di comunicazione</text:span>: i dati verranno comunicati a terzi ai sensi della <text:s/>L. n. 241/1990, ove applicabile, e in caso di verifiche ai sensi dell'art. 71 del D.P.R. n. 445/2000.</text:p>
            <text:p text:style-name="P86"><text:span text:style-name="T106">Diritti</text:span>: il sottoscrittore può in ogni momento esercitare i diritti di accesso, rettifica, aggiornamento e integrazione dei dati ai sensi dell'art. 7 del D.Lgs. n. 196/2003 rivolgendo le richieste al Titolare del trattamento: __________________ (indicare il Comune)</text:p>
          </table:table-cell>
        </table:table-row>
      </table:table>
      <text:p text:style-name="P76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87">Si attesta che<text:span text:style-name="T130"> la presente </text:span><text:span text:style-name="T113">comunicazione</text:span><text:span text:style-name="T130">, ai</text:span> sensi dell'art. 38 del D.P.R. 445/2000, è stata:</text:p>
            <text:p text:style-name="P89"><text:span text:style-name="T125"></text:span><text:span text:style-name="T126"><text:tab/></text:span>sottoscritta dal dichiarante in presenza del dipendente addetto;</text:p>
            <text:p text:style-name="P90"><text:span text:style-name="T125"></text:span><text:span text:style-name="T126"><text:tab/></text:span>sottoscritta, e presentata unitamente a copia fotostatica non autenticata di un documento di identità del dichiarante.</text:p>
            <text:p text:style-name="P88"><text:tab/><text:tab/><text:tab/><text:tab/><text:tab/><text:tab/>Il dipendente addetto <text:tab/><text:span text:style-name="T122"><text:tab/><text:tab/><text:tab/><text:tab/><text:tab/></text:span>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2" svg:font-family="Wingdings" style:font-charset="x-symbol"/>
    <style:font-face style:name="Wingdings1" svg:font-family="Wingdings" style:font-adornments="Norma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0" fo:widows="0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ragrafo_20_da_20_compilare" style:display-name="Paragrafo da compilare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.049cm" fo:border-left="none" fo:border-right="none" fo:border-top="none" fo:border-bottom="0.06pt solid #009900" style:shadow="none" style:join-border="false"/>
      <style:text-properties fo:background-color="transparen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231f20" style:font-name="Wingdings" fo:font-family="Wingdings" style:font-pitch="variable" style:font-charset="x-symbol" fo:font-size="10pt" fo:language="it" fo:country="IT" fo:font-style="italic" fo:font-weight="bold" style:font-name-asian="Arial" style:font-family-asian="Arial" style:font-family-generic-asian="swiss" style:font-pitch-asian="variable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fo:font-size="14pt" fo:language="it" fo:country="IT" style:font-name-asian="Arial" style:font-family-asian="Arial" style:font-family-generic-asian="swiss" style:font-pitch-asian="variable" style:font-size-asian="12.25pt" style:font-name-complex="Symbol" style:font-family-complex="Symbol" style:font-family-generic-complex="roman" style:font-pitch-complex="variable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fo:language="it" fo:country="IT" style:font-size-asian="10pt" style:font-name-complex="Symbol" style:font-family-complex="Symbol" style:font-family-generic-complex="roman" style:font-pitch-complex="variable" style:font-size-complex="10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use-window-font-color="true" style:font-name="Symbol" fo:font-family="Symbol" style:font-family-generic="roman" style:font-pitch="variable" fo:font-size="14pt" fo:language="it" fo:country="IT" style:font-name-asian="Arial" style:font-family-asian="Arial" style:font-family-generic-asian="swiss" style:font-pitch-asian="variable" style:font-size-asian="12.25pt" style:font-name-complex="Symbol" style:font-family-complex="Symbol" style:font-family-generic-complex="roman" style:font-pitch-complex="variable" style:font-size-complex="14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fo:font-size="14pt" fo:language="it" fo:country="IT" style:font-name-asian="Arial" style:font-family-asian="Arial" style:font-family-generic-asian="swiss" style:font-pitch-asian="variable" style:font-size-asian="12.25pt" style:font-name-complex="Symbol" style:font-family-complex="Symbol" style:font-family-generic-complex="roman" style:font-pitch-complex="variable" style:font-size-complex="14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231f20" style:font-name="Arial" fo:font-family="Arial" style:font-family-generic="swiss" style:font-pitch="variable" fo:font-size="10pt" fo:language="it" fo:country="I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00" style:font-name="Wingdings" fo:font-family="Wingdings" style:font-pitch="variable" style:font-charset="x-symbol" fo:font-size="14pt" fo:language="it" fo:country="IT" style:font-name-asian="Arial" style:font-family-asian="Arial" style:font-family-generic-asian="swiss" style:font-pitch-asian="variable" style:font-size-asian="12.25pt" style:font-name-complex="Wingdings" style:font-family-complex="Wingdings" style:font-pitch-complex="variable" style:font-charset-complex="x-symbol" style:font-size-complex="14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._20_predefinito_20_paragrafo" style:display-name="Car. predefinito paragrafo" style:family="text"/>
    <style:style style:name="_20_Carattere_20_Carattere1" style:display-name=" Carattere Carattere1" style:family="text" style:parent-style-name="Car._20_predefinito_20_paragrafo"/>
    <style:style style:name="_20_Carattere_20_Carattere" style:display-name=" Carattere Carattere" style:family="text" style:parent-style-name="Car._20_predefinito_20_paragrafo"/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">
        <style:list-level-properties text:list-level-position-and-space-mode="label-alignment">
          <style:list-level-label-alignment text:label-followed-by="listtab" fo:text-indent="-0.635cm" fo:margin-left="2.893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4.163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5.433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6.703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973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9.243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0.51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783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3.0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style:font-name="Wingdings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fo:text-indent="-0.365cm" fo:margin-left="1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4.71cm"/>
        </style:tab-stops>
      </style:paragraph-properties>
      <style:text-properties fo:color="#999999" style:font-name="Arial" fo:font-size="8pt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16.499cm" style:type="right"/>
        </style:tab-stops>
      </style:paragraph-properties>
      <style:text-properties fo:color="#009933" style:font-name="Arial" fo:font-size="8pt" style:font-size-asian="8pt" style:font-size-complex="8pt"/>
    </style:style>
    <style:style style:name="MP3" style:family="paragraph" style:parent-style-name="Standard">
      <style:paragraph-properties fo:margin-top="0cm" fo:margin-bottom="0cm" loext:contextual-spacing="false" fo:line-height="0.353cm">
        <style:tab-stops>
          <style:tab-stop style:position="11.483cm"/>
        </style:tab-stops>
      </style:paragraph-properties>
      <style:text-properties fo:font-size="10pt" style:font-size-asian="10pt" style:font-size-complex="10pt"/>
    </style:style>
    <style:style style:name="MP4" style:family="paragraph">
      <loext:graphic-properties draw:fill="none" draw:fill-color="#ffffff"/>
      <style:paragraph-properties style:writing-mode="lr-tb"/>
    </style:style>
    <style:style style:name="MP5" style:family="paragraph" style:parent-style-name="Standard">
      <style:paragraph-properties fo:margin-left="0.035cm" fo:margin-right="-0.088cm" fo:margin-top="0cm" fo:margin-bottom="0cm" loext:contextual-spacing="false" fo:line-height="0.395cm" fo:text-indent="0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MP6" style:family="paragraph" style:parent-style-name="Standard">
      <style:paragraph-properties fo:margin-top="0cm" fo:margin-bottom="0cm" loext:contextual-spacing="false" style:line-height-at-least="0cm"/>
      <style:text-properties fo:font-size="1pt" style:font-size-asian="1pt" style:font-size-complex="1pt"/>
    </style:style>
    <style:style style:name="MT1" style:family="text">
      <style:text-properties officeooo:rsid="002ece73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8cm" svg:stroke-color="#85b4a3" draw:stroke-linejoin="round" svg:stroke-linecap="square" draw:fill="none" draw:fill-color="#ffffff" draw:textarea-horizontal-align="left" draw:textarea-vertical-align="top" draw:auto-grow-height="false" fo:min-height="0.071cm" fo:min-width="17.815cm" fo:padding-top="0.229cm" fo:padding-bottom="0.229cm" fo:padding-left="0.441cm" fo:padding-right="0.441cm" fo:wrap-option="wrap" draw:shadow-color="#808080" style:run-through="background"/>
    </style:style>
    <style:page-layout style:name="Mpm1">
      <style:page-layout-properties fo:page-width="21.001cm" fo:page-height="29.7cm" style:num-format="1" style:print-orientation="portrait" fo:margin-top="1.27cm" fo:margin-bottom="1.27cm" fo:margin-left="0.85cm" fo:margin-right="0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328cm" fo:margin-left="0.847cm" fo:margin-right="1.02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305cm" fo:margin-bottom="0.494cm" fo:margin-left="0.811cm" fo:margin-right="0.77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494cm" fo:margin-left="0.811cm" fo:margin-right="0.77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82cm" fo:margin-left="0cm" fo:margin-right="0cm" fo:margin-bottom="0.183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cm" fo:margin-bottom="0.494cm" fo:margin-left="1.058cm" fo:margin-right="0.953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64cm" fo:margin-left="0cm" fo:margin-right="0cm" fo:margin-bottom="1.065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1 – <text:span text:style-name="MT1">Comunicazione opere libere</text:span></text:p>
      </style:header>
      <style:footer>
        <text:p text:style-name="MP2"><text:page-number text:select-page="current">5</text:page-number></text:p>
      </style:footer>
    </style:master-page>
    <style:master-page style:name="Converti_20_1" style:display-name="Converti 1" style:page-layout-name="Mpm2">
      <style:header>
        <text:p text:style-name="MP3"><draw:g text:anchor-type="char" draw:z-index="0" draw:style-name="Mgr1"><draw:custom-shape draw:style-name="Mgr2" draw:text-style-name="MP4" svg:width="18.698cm" svg:height="0.53cm" svg:x="1.058cm" svg:y="0.954cm"><text:p/><draw:enhanced-geometry svg:viewBox="600 540 10600 300" draw:type="non-primitive" draw:enhanced-path="M 600 840 L 11200 840 11200 540 600 540 600 840 Z N"/></draw:custom-shape></draw:g><draw:frame draw:style-name="Mfr1" draw:name="Cornice2" text:anchor-type="char" svg:x="8.373cm" svg:y="1.02cm" svg:width="4.069cm" svg:height="0.423cm" draw:z-index="0"><draw:text-box><text:p text:style-name="MP5">Comune di </text:p></draw:text-box></draw:frame></text:p>
      </style:header>
    </style:master-page>
    <style:master-page style:name="Converti_20_2" style:display-name="Converti 2" style:page-layout-name="Mpm3">
      <style:header>
        <text:p text:style-name="MP6"/>
      </style:header>
    </style:master-page>
    <style:master-page style:name="Converti_20_3" style:display-name="Converti 3" style:page-layout-name="Mpm4">
      <style:header>
        <text:p text:style-name="MP6"/>
      </style:header>
    </style:master-page>
    <style:master-page style:name="Converti_20_4" style:display-name="Converti 4" style:page-layout-name="Mpm5">
      <style:header>
        <text:p text:style-name="MP6"/>
      </style:header>
    </style:master-page>
    <style:master-page style:name="Converti_20_5" style:display-name="Converti 5" style:page-layout-name="Mpm4">
      <style:header>
        <text:p text:style-name="MP6"/>
      </style:header>
    </style:master-page>
    <style:master-page style:name="Converti_20_6" style:display-name="Converti 6" style:page-layout-name="Mpm2">
      <style:header>
        <text:p text:style-name="MP6"/>
      </style:head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zione opere libere</dc:title>
    <meta:initial-creator>AlpInformatica di G.Sonna</meta:initial-creator>
    <meta:creation-date>2016-04-07T11:28:00</meta:creation-date>
    <dc:date>2018-03-14T10:59:25.235000000</dc:date>
    <meta:editing-cycles>184</meta:editing-cycles>
    <meta:generator>LibreOffice/5.1.5.2$Windows_x86 LibreOffice_project/7a864d8825610a8c07cfc3bc01dd4fce6a9447e5</meta:generator>
    <meta:editing-duration>P1DT1H3M33S</meta:editing-duration>
    <meta:print-date>2017-09-12T12:07:06.240000000</meta:print-date>
    <meta:keyword>modelli per attività edilizia</meta:keyword>
    <dc:subject>versione approvata con deliberazione G.P. n. 892 del 25 maggio 2018</dc:subject>
    <meta:document-statistic meta:table-count="5" meta:image-count="0" meta:object-count="0" meta:page-count="5" meta:paragraph-count="165" meta:word-count="2132" meta:character-count="14020" meta:non-whitespace-character-count="12055"/>
    <meta:user-defined meta:name="Created" meta:value-type="date">2015-04-17T02:00:00</meta:user-defined>
    <meta:user-defined meta:name="LastSaved" meta:value-type="date">2016-01-04T02:00:00</meta:user-defined>
  </office:meta>
</office:document-meta>
</file>